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882in"/>
    </style:style>
    <style:style style:name="co3" style:family="table-column">
      <style:table-column-properties fo:break-before="auto" style:column-width="3.4839in"/>
    </style:style>
    <style:style style:name="co4" style:family="table-column">
      <style:table-column-properties fo:break-before="auto" style:column-width="4.3791in"/>
    </style:style>
    <style:style style:name="co5" style:family="table-column">
      <style:table-column-properties fo:break-before="auto" style:column-width="6.7736in"/>
    </style:style>
    <style:style style:name="co6" style:family="table-column">
      <style:table-column-properties fo:break-before="auto" style:column-width="0.772in"/>
    </style:style>
    <style:style style:name="co7" style:family="table-column">
      <style:table-column-properties fo:break-before="auto" style:column-width="1.289in"/>
    </style:style>
    <style:style style:name="co8" style:family="table-column">
      <style:table-column-properties fo:break-before="auto" style:column-width="2.8909in"/>
    </style:style>
    <style:style style:name="co9" style:family="table-column">
      <style:table-column-properties fo:break-before="auto" style:column-width="0.2799in"/>
    </style:style>
    <style:style style:name="co10" style:family="table-column">
      <style:table-column-properties fo:break-before="auto" style:column-width="0.2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ID_signals" table:style-name="ta1">
        <table:table-column table:style-name="co1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Nets</text:p>
          </table:table-cell>
          <table:table-cell/>
          <table:table-cell office:value-type="string" calcext:value-type="string">
            <text:p>Xoffset</text:p>
          </table:table-cell>
          <table:table-cell table:number-columns-repeated="12"/>
        </table:table-row>
        <table:table-row table:style-name="ro1">
          <table:table-cell/>
          <table:table-cell table:formula="of:=87+4*[.C2]-4" office:value-type="float" office:value="147" calcext:value-type="float">
            <text:p>147</text:p>
          </table:table-cell>
          <table:table-cell/>
          <table:table-cell table:formula="of:=10*([.C2]-1)"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/>
          <table:table-cell table:formula="of:=87+4*[.C2]-3" office:value-type="float" office:value="148" calcext:value-type="float">
            <text:p>148</text:p>
          </table:table-cell>
          <table:table-cell table:number-columns-repeated="14"/>
        </table:table-row>
        <table:table-row table:style-name="ro1">
          <table:table-cell/>
          <table:table-cell table:formula="of:=87+4*[.C2]-2" office:value-type="float" office:value="149" calcext:value-type="float">
            <text:p>149</text:p>
          </table:table-cell>
          <table:table-cell table:number-columns-repeated="14"/>
        </table:table-row>
        <table:table-row table:style-name="ro1">
          <table:table-cell/>
          <table:table-cell table:formula="of:=87+4*[.C2]-1" office:value-type="float" office:value="150" calcext:value-type="float">
            <text:p>150</text:p>
          </table:table-cell>
          <table:table-cell table:number-columns-repeated="14"/>
        </table:table-row>
        <table:table-row table:style-name="ro1" table:number-rows-repeated="6">
          <table:table-cell table:number-columns-repeated="16"/>
        </table:table-row>
        <table:table-row table:style-name="ro1">
          <table:table-cell/>
          <table:table-cell table:style-name="ce1" office:value-type="string" calcext:value-type="string" table:number-columns-spanned="15" table:number-rows-spanned="1">
            <text:p>Reference</text:p>
          </table:table-cell>
          <table:covered-table-cell table:number-columns-repeated="14"/>
        </table:table-row>
        <table:table-row table:style-name="ro1">
          <table:table-cell/>
          <table:table-cell office:value-type="string" calcext:value-type="string">
            <text:p>(segment</text:p>
          </table:table-cell>
          <table:table-cell office:value-type="string" calcext:value-type="string">
            <text:p>(start</text:p>
          </table:table-cell>
          <table:table-cell office:value-type="float" office:value="73.25" calcext:value-type="float">
            <text:p>73.25</text:p>
          </table:table-cell>
          <table:table-cell office:value-type="string" calcext:value-type="string">
            <text:p>116.65)</text:p>
          </table:table-cell>
          <table:table-cell office:value-type="string" calcext:value-type="string">
            <text:p>(end</text:p>
          </table:table-cell>
          <table:table-cell office:value-type="float" office:value="73.95" calcext:value-type="float">
            <text:p>73.95</text:p>
          </table:table-cell>
          <table:table-cell office:value-type="string" calcext:value-type="string">
            <text:p>116.65)</text:p>
          </table:table-cell>
          <table:table-cell office:value-type="string" calcext:value-type="string">
            <text:p>(width</text:p>
          </table:table-cell>
          <table:table-cell office:value-type="string" calcext:value-type="string">
            <text:p>0.15)</text:p>
          </table:table-cell>
          <table:table-cell office:value-type="string" calcext:value-type="string">
            <text:p>(layer</text:p>
          </table:table-cell>
          <table:table-cell office:value-type="string" calcext:value-type="string">
            <text:p>F.Cu)</text:p>
          </table:table-cell>
          <table:table-cell office:value-type="string" calcext:value-type="string">
            <text:p>(net</text:p>
          </table:table-cell>
          <table:table-cell office:value-type="string" calcext:value-type="string">
            <text:p>87))</text:p>
          </table:table-cell>
          <table:table-cell office:value-type="string" calcext:value-type="string">
            <text:p>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segment</text:p>
          </table:table-cell>
          <table:table-cell office:value-type="string" calcext:value-type="string">
            <text:p>(start</text:p>
          </table:table-cell>
          <table:table-cell office:value-type="float" office:value="73.75" calcext:value-type="float">
            <text:p>73.75</text:p>
          </table:table-cell>
          <table:table-cell office:value-type="string" calcext:value-type="string">
            <text:p>100.9)</text:p>
          </table:table-cell>
          <table:table-cell office:value-type="string" calcext:value-type="string">
            <text:p>(end</text:p>
          </table:table-cell>
          <table:table-cell office:value-type="float" office:value="72.75" calcext:value-type="float">
            <text:p>72.75</text:p>
          </table:table-cell>
          <table:table-cell office:value-type="string" calcext:value-type="string">
            <text:p>100.9)</text:p>
          </table:table-cell>
          <table:table-cell office:value-type="string" calcext:value-type="string">
            <text:p>(width</text:p>
          </table:table-cell>
          <table:table-cell office:value-type="string" calcext:value-type="string">
            <text:p>0.15)</text:p>
          </table:table-cell>
          <table:table-cell office:value-type="string" calcext:value-type="string">
            <text:p>(layer</text:p>
          </table:table-cell>
          <table:table-cell office:value-type="string" calcext:value-type="string">
            <text:p>F.Cu)</text:p>
          </table:table-cell>
          <table:table-cell office:value-type="string" calcext:value-type="string">
            <text:p>(net</text:p>
          </table:table-cell>
          <table:table-cell office:value-type="string" calcext:value-type="string">
            <text:p>87)</text:p>
          </table:table-cell>
          <table:table-cell office:value-type="string" calcext:value-type="string">
            <text:p>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segment</text:p>
          </table:table-cell>
          <table:table-cell office:value-type="string" calcext:value-type="string">
            <text:p>(start</text:p>
          </table:table-cell>
          <table:table-cell office:value-type="float" office:value="74.750004" calcext:value-type="float">
            <text:p>74.750004</text:p>
          </table:table-cell>
          <table:table-cell office:value-type="string" calcext:value-type="string">
            <text:p>101.900004)</text:p>
          </table:table-cell>
          <table:table-cell office:value-type="string" calcext:value-type="string">
            <text:p>(end</text:p>
          </table:table-cell>
          <table:table-cell office:value-type="float" office:value="73.75" calcext:value-type="float">
            <text:p>73.75</text:p>
          </table:table-cell>
          <table:table-cell office:value-type="string" calcext:value-type="string">
            <text:p>100.9)</text:p>
          </table:table-cell>
          <table:table-cell office:value-type="string" calcext:value-type="string">
            <text:p>(width</text:p>
          </table:table-cell>
          <table:table-cell office:value-type="string" calcext:value-type="string">
            <text:p>0.15)</text:p>
          </table:table-cell>
          <table:table-cell office:value-type="string" calcext:value-type="string">
            <text:p>(layer</text:p>
          </table:table-cell>
          <table:table-cell office:value-type="string" calcext:value-type="string">
            <text:p>F.Cu)</text:p>
          </table:table-cell>
          <table:table-cell office:value-type="string" calcext:value-type="string">
            <text:p>(net</text:p>
          </table:table-cell>
          <table:table-cell office:value-type="string" calcext:value-type="string">
            <text:p>87)</text:p>
          </table:table-cell>
          <table:table-cell office:value-type="string" calcext:value-type="string">
            <text:p>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segment</text:p>
          </table:table-cell>
          <table:table-cell office:value-type="string" calcext:value-type="string">
            <text:p>(start</text:p>
          </table:table-cell>
          <table:table-cell office:value-type="float" office:value="74.750004" calcext:value-type="float">
            <text:p>74.750004</text:p>
          </table:table-cell>
          <table:table-cell office:value-type="string" calcext:value-type="string">
            <text:p>115.849996)</text:p>
          </table:table-cell>
          <table:table-cell office:value-type="string" calcext:value-type="string">
            <text:p>(end</text:p>
          </table:table-cell>
          <table:table-cell office:value-type="float" office:value="74.750004" calcext:value-type="float">
            <text:p>74.750004</text:p>
          </table:table-cell>
          <table:table-cell office:value-type="string" calcext:value-type="string">
            <text:p>101.900004)</text:p>
          </table:table-cell>
          <table:table-cell office:value-type="string" calcext:value-type="string">
            <text:p>(width</text:p>
          </table:table-cell>
          <table:table-cell office:value-type="string" calcext:value-type="string">
            <text:p>0.15)</text:p>
          </table:table-cell>
          <table:table-cell office:value-type="string" calcext:value-type="string">
            <text:p>(layer</text:p>
          </table:table-cell>
          <table:table-cell office:value-type="string" calcext:value-type="string">
            <text:p>F.Cu)</text:p>
          </table:table-cell>
          <table:table-cell office:value-type="string" calcext:value-type="string">
            <text:p>(net</text:p>
          </table:table-cell>
          <table:table-cell office:value-type="string" calcext:value-type="string">
            <text:p>87)</text:p>
          </table:table-cell>
          <table:table-cell office:value-type="string" calcext:value-type="string">
            <text:p>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segment</text:p>
          </table:table-cell>
          <table:table-cell office:value-type="string" calcext:value-type="string">
            <text:p>(start</text:p>
          </table:table-cell>
          <table:table-cell office:value-type="float" office:value="73.95" calcext:value-type="float">
            <text:p>73.95</text:p>
          </table:table-cell>
          <table:table-cell office:value-type="string" calcext:value-type="string">
            <text:p>116.65)</text:p>
          </table:table-cell>
          <table:table-cell office:value-type="string" calcext:value-type="string">
            <text:p>(end</text:p>
          </table:table-cell>
          <table:table-cell office:value-type="float" office:value="74.750004" calcext:value-type="float">
            <text:p>74.750004</text:p>
          </table:table-cell>
          <table:table-cell office:value-type="string" calcext:value-type="string">
            <text:p>115.849996)</text:p>
          </table:table-cell>
          <table:table-cell office:value-type="string" calcext:value-type="string">
            <text:p>(width</text:p>
          </table:table-cell>
          <table:table-cell office:value-type="string" calcext:value-type="string">
            <text:p>0.15)</text:p>
          </table:table-cell>
          <table:table-cell office:value-type="string" calcext:value-type="string">
            <text:p>(layer</text:p>
          </table:table-cell>
          <table:table-cell office:value-type="string" calcext:value-type="string">
            <text:p>F.Cu)</text:p>
          </table:table-cell>
          <table:table-cell office:value-type="string" calcext:value-type="string">
            <text:p>(net</text:p>
          </table:table-cell>
          <table:table-cell office:value-type="string" calcext:value-type="string">
            <text:p>87)</text:p>
          </table:table-cell>
          <table:table-cell office:value-type="string" calcext:value-type="string">
            <text:p>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segment</text:p>
          </table:table-cell>
          <table:table-cell office:value-type="string" calcext:value-type="string">
            <text:p>(start</text:p>
          </table:table-cell>
          <table:table-cell office:value-type="float" office:value="71.25" calcext:value-type="float">
            <text:p>71.25</text:p>
          </table:table-cell>
          <table:table-cell office:value-type="string" calcext:value-type="string">
            <text:p>115.65)</text:p>
          </table:table-cell>
          <table:table-cell office:value-type="string" calcext:value-type="string">
            <text:p>(end</text:p>
          </table:table-cell>
          <table:table-cell office:value-type="float" office:value="73.7" calcext:value-type="float">
            <text:p>73.7</text:p>
          </table:table-cell>
          <table:table-cell office:value-type="string" calcext:value-type="string">
            <text:p>115.65)</text:p>
          </table:table-cell>
          <table:table-cell office:value-type="string" calcext:value-type="string">
            <text:p>(width</text:p>
          </table:table-cell>
          <table:table-cell office:value-type="string" calcext:value-type="string">
            <text:p>0.15)</text:p>
          </table:table-cell>
          <table:table-cell office:value-type="string" calcext:value-type="string">
            <text:p>(layer</text:p>
          </table:table-cell>
          <table:table-cell office:value-type="string" calcext:value-type="string">
            <text:p>F.Cu)</text:p>
          </table:table-cell>
          <table:table-cell office:value-type="string" calcext:value-type="string">
            <text:p>(net</text:p>
          </table:table-cell>
          <table:table-cell office:value-type="string" calcext:value-type="string">
            <text:p>88))</text:p>
          </table:table-cell>
          <table:table-cell office:value-type="string" calcext:value-type="string">
            <text:p>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segment</text:p>
          </table:table-cell>
          <table:table-cell office:value-type="string" calcext:value-type="string">
            <text:p>(start</text:p>
          </table:table-cell>
          <table:table-cell office:value-type="float" office:value="73.75" calcext:value-type="float">
            <text:p>73.75</text:p>
          </table:table-cell>
          <table:table-cell office:value-type="string" calcext:value-type="string">
            <text:p>102.6)</text:p>
          </table:table-cell>
          <table:table-cell office:value-type="string" calcext:value-type="string">
            <text:p>(end</text:p>
          </table:table-cell>
          <table:table-cell office:value-type="float" office:value="72.75" calcext:value-type="float">
            <text:p>72.75</text:p>
          </table:table-cell>
          <table:table-cell office:value-type="string" calcext:value-type="string">
            <text:p>102.6)</text:p>
          </table:table-cell>
          <table:table-cell office:value-type="string" calcext:value-type="string">
            <text:p>(width</text:p>
          </table:table-cell>
          <table:table-cell office:value-type="string" calcext:value-type="string">
            <text:p>0.15)</text:p>
          </table:table-cell>
          <table:table-cell office:value-type="string" calcext:value-type="string">
            <text:p>(layer</text:p>
          </table:table-cell>
          <table:table-cell office:value-type="string" calcext:value-type="string">
            <text:p>F.Cu)</text:p>
          </table:table-cell>
          <table:table-cell office:value-type="string" calcext:value-type="string">
            <text:p>(net</text:p>
          </table:table-cell>
          <table:table-cell office:value-type="string" calcext:value-type="string">
            <text:p>88)</text:p>
          </table:table-cell>
          <table:table-cell office:value-type="string" calcext:value-type="string">
            <text:p>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segment</text:p>
          </table:table-cell>
          <table:table-cell office:value-type="string" calcext:value-type="string">
            <text:p>(start</text:p>
          </table:table-cell>
          <table:table-cell office:value-type="float" office:value="74.450002" calcext:value-type="float">
            <text:p>74.450002</text:p>
          </table:table-cell>
          <table:table-cell office:value-type="string" calcext:value-type="string">
            <text:p>103.300002)</text:p>
          </table:table-cell>
          <table:table-cell office:value-type="string" calcext:value-type="string">
            <text:p>(end</text:p>
          </table:table-cell>
          <table:table-cell office:value-type="float" office:value="73.75" calcext:value-type="float">
            <text:p>73.75</text:p>
          </table:table-cell>
          <table:table-cell office:value-type="string" calcext:value-type="string">
            <text:p>102.6)</text:p>
          </table:table-cell>
          <table:table-cell office:value-type="string" calcext:value-type="string">
            <text:p>(width</text:p>
          </table:table-cell>
          <table:table-cell office:value-type="string" calcext:value-type="string">
            <text:p>0.15)</text:p>
          </table:table-cell>
          <table:table-cell office:value-type="string" calcext:value-type="string">
            <text:p>(layer</text:p>
          </table:table-cell>
          <table:table-cell office:value-type="string" calcext:value-type="string">
            <text:p>F.Cu)</text:p>
          </table:table-cell>
          <table:table-cell office:value-type="string" calcext:value-type="string">
            <text:p>(net</text:p>
          </table:table-cell>
          <table:table-cell office:value-type="string" calcext:value-type="string">
            <text:p>88)</text:p>
          </table:table-cell>
          <table:table-cell office:value-type="string" calcext:value-type="string">
            <text:p>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segment</text:p>
          </table:table-cell>
          <table:table-cell office:value-type="string" calcext:value-type="string">
            <text:p>(start</text:p>
          </table:table-cell>
          <table:table-cell office:value-type="float" office:value="74.450002" calcext:value-type="float">
            <text:p>74.450002</text:p>
          </table:table-cell>
          <table:table-cell office:value-type="string" calcext:value-type="string">
            <text:p>114.899998)</text:p>
          </table:table-cell>
          <table:table-cell office:value-type="string" calcext:value-type="string">
            <text:p>(end</text:p>
          </table:table-cell>
          <table:table-cell office:value-type="float" office:value="74.450002" calcext:value-type="float">
            <text:p>74.450002</text:p>
          </table:table-cell>
          <table:table-cell office:value-type="string" calcext:value-type="string">
            <text:p>103.300002)</text:p>
          </table:table-cell>
          <table:table-cell office:value-type="string" calcext:value-type="string">
            <text:p>(width</text:p>
          </table:table-cell>
          <table:table-cell office:value-type="string" calcext:value-type="string">
            <text:p>0.15)</text:p>
          </table:table-cell>
          <table:table-cell office:value-type="string" calcext:value-type="string">
            <text:p>(layer</text:p>
          </table:table-cell>
          <table:table-cell office:value-type="string" calcext:value-type="string">
            <text:p>F.Cu)</text:p>
          </table:table-cell>
          <table:table-cell office:value-type="string" calcext:value-type="string">
            <text:p>(net</text:p>
          </table:table-cell>
          <table:table-cell office:value-type="string" calcext:value-type="string">
            <text:p>88)</text:p>
          </table:table-cell>
          <table:table-cell office:value-type="string" calcext:value-type="string">
            <text:p>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segment</text:p>
          </table:table-cell>
          <table:table-cell office:value-type="string" calcext:value-type="string">
            <text:p>(start</text:p>
          </table:table-cell>
          <table:table-cell office:value-type="float" office:value="73.7" calcext:value-type="float">
            <text:p>73.7</text:p>
          </table:table-cell>
          <table:table-cell office:value-type="string" calcext:value-type="string">
            <text:p>115.65)</text:p>
          </table:table-cell>
          <table:table-cell office:value-type="string" calcext:value-type="string">
            <text:p>(end</text:p>
          </table:table-cell>
          <table:table-cell office:value-type="float" office:value="74.450002" calcext:value-type="float">
            <text:p>74.450002</text:p>
          </table:table-cell>
          <table:table-cell office:value-type="string" calcext:value-type="string">
            <text:p>114.899998)</text:p>
          </table:table-cell>
          <table:table-cell office:value-type="string" calcext:value-type="string">
            <text:p>(width</text:p>
          </table:table-cell>
          <table:table-cell office:value-type="string" calcext:value-type="string">
            <text:p>0.15)</text:p>
          </table:table-cell>
          <table:table-cell office:value-type="string" calcext:value-type="string">
            <text:p>(layer</text:p>
          </table:table-cell>
          <table:table-cell office:value-type="string" calcext:value-type="string">
            <text:p>F.Cu)</text:p>
          </table:table-cell>
          <table:table-cell office:value-type="string" calcext:value-type="string">
            <text:p>(net</text:p>
          </table:table-cell>
          <table:table-cell office:value-type="string" calcext:value-type="string">
            <text:p>88)</text:p>
          </table:table-cell>
          <table:table-cell office:value-type="string" calcext:value-type="string">
            <text:p>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segment</text:p>
          </table:table-cell>
          <table:table-cell office:value-type="string" calcext:value-type="string">
            <text:p>(start</text:p>
          </table:table-cell>
          <table:table-cell office:value-type="float" office:value="73.25" calcext:value-type="float">
            <text:p>73.25</text:p>
          </table:table-cell>
          <table:table-cell office:value-type="string" calcext:value-type="string">
            <text:p>114.65)</text:p>
          </table:table-cell>
          <table:table-cell office:value-type="string" calcext:value-type="string">
            <text:p>(end</text:p>
          </table:table-cell>
          <table:table-cell office:value-type="float" office:value="73.3" calcext:value-type="float">
            <text:p>73.3</text:p>
          </table:table-cell>
          <table:table-cell office:value-type="string" calcext:value-type="string">
            <text:p>114.65)</text:p>
          </table:table-cell>
          <table:table-cell office:value-type="string" calcext:value-type="string">
            <text:p>(width</text:p>
          </table:table-cell>
          <table:table-cell office:value-type="string" calcext:value-type="string">
            <text:p>0.15)</text:p>
          </table:table-cell>
          <table:table-cell office:value-type="string" calcext:value-type="string">
            <text:p>(layer</text:p>
          </table:table-cell>
          <table:table-cell office:value-type="string" calcext:value-type="string">
            <text:p>F.Cu)</text:p>
          </table:table-cell>
          <table:table-cell office:value-type="string" calcext:value-type="string">
            <text:p>(net</text:p>
          </table:table-cell>
          <table:table-cell office:value-type="string" calcext:value-type="string">
            <text:p>89))</text:p>
          </table:table-cell>
          <table:table-cell office:value-type="string" calcext:value-type="string">
            <text:p>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segment</text:p>
          </table:table-cell>
          <table:table-cell office:value-type="string" calcext:value-type="string">
            <text:p>(start</text:p>
          </table:table-cell>
          <table:table-cell office:value-type="float" office:value="73.3" calcext:value-type="float">
            <text:p>73.3</text:p>
          </table:table-cell>
          <table:table-cell office:value-type="string" calcext:value-type="string">
            <text:p>114.65)</text:p>
          </table:table-cell>
          <table:table-cell office:value-type="string" calcext:value-type="string">
            <text:p>(end</text:p>
          </table:table-cell>
          <table:table-cell office:value-type="float" office:value="74.15" calcext:value-type="float">
            <text:p>74.15</text:p>
          </table:table-cell>
          <table:table-cell office:value-type="string" calcext:value-type="string">
            <text:p>113.8)</text:p>
          </table:table-cell>
          <table:table-cell office:value-type="string" calcext:value-type="string">
            <text:p>(width</text:p>
          </table:table-cell>
          <table:table-cell office:value-type="string" calcext:value-type="string">
            <text:p>0.15)</text:p>
          </table:table-cell>
          <table:table-cell office:value-type="string" calcext:value-type="string">
            <text:p>(layer</text:p>
          </table:table-cell>
          <table:table-cell office:value-type="string" calcext:value-type="string">
            <text:p>F.Cu)</text:p>
          </table:table-cell>
          <table:table-cell office:value-type="string" calcext:value-type="string">
            <text:p>(net</text:p>
          </table:table-cell>
          <table:table-cell office:value-type="string" calcext:value-type="string">
            <text:p>89)</text:p>
          </table:table-cell>
          <table:table-cell office:value-type="string" calcext:value-type="string">
            <text:p>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segment</text:p>
          </table:table-cell>
          <table:table-cell office:value-type="string" calcext:value-type="string">
            <text:p>(start</text:p>
          </table:table-cell>
          <table:table-cell office:value-type="float" office:value="74.15" calcext:value-type="float">
            <text:p>74.15</text:p>
          </table:table-cell>
          <table:table-cell office:value-type="string" calcext:value-type="string">
            <text:p>113.8)</text:p>
          </table:table-cell>
          <table:table-cell office:value-type="string" calcext:value-type="string">
            <text:p>(end</text:p>
          </table:table-cell>
          <table:table-cell office:value-type="float" office:value="74.15" calcext:value-type="float">
            <text:p>74.15</text:p>
          </table:table-cell>
          <table:table-cell office:value-type="string" calcext:value-type="string">
            <text:p>104.7)</text:p>
          </table:table-cell>
          <table:table-cell office:value-type="string" calcext:value-type="string">
            <text:p>(width</text:p>
          </table:table-cell>
          <table:table-cell office:value-type="string" calcext:value-type="string">
            <text:p>0.15)</text:p>
          </table:table-cell>
          <table:table-cell office:value-type="string" calcext:value-type="string">
            <text:p>(layer</text:p>
          </table:table-cell>
          <table:table-cell office:value-type="string" calcext:value-type="string">
            <text:p>F.Cu)</text:p>
          </table:table-cell>
          <table:table-cell office:value-type="string" calcext:value-type="string">
            <text:p>(net</text:p>
          </table:table-cell>
          <table:table-cell office:value-type="string" calcext:value-type="string">
            <text:p>89)</text:p>
          </table:table-cell>
          <table:table-cell office:value-type="string" calcext:value-type="string">
            <text:p>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segment</text:p>
          </table:table-cell>
          <table:table-cell office:value-type="string" calcext:value-type="string">
            <text:p>(start</text:p>
          </table:table-cell>
          <table:table-cell office:value-type="float" office:value="74.15" calcext:value-type="float">
            <text:p>74.15</text:p>
          </table:table-cell>
          <table:table-cell office:value-type="string" calcext:value-type="string">
            <text:p>104.7)</text:p>
          </table:table-cell>
          <table:table-cell office:value-type="string" calcext:value-type="string">
            <text:p>(end</text:p>
          </table:table-cell>
          <table:table-cell office:value-type="float" office:value="73.75" calcext:value-type="float">
            <text:p>73.75</text:p>
          </table:table-cell>
          <table:table-cell office:value-type="string" calcext:value-type="string">
            <text:p>104.3)</text:p>
          </table:table-cell>
          <table:table-cell office:value-type="string" calcext:value-type="string">
            <text:p>(width</text:p>
          </table:table-cell>
          <table:table-cell office:value-type="string" calcext:value-type="string">
            <text:p>0.15)</text:p>
          </table:table-cell>
          <table:table-cell office:value-type="string" calcext:value-type="string">
            <text:p>(layer</text:p>
          </table:table-cell>
          <table:table-cell office:value-type="string" calcext:value-type="string">
            <text:p>F.Cu)</text:p>
          </table:table-cell>
          <table:table-cell office:value-type="string" calcext:value-type="string">
            <text:p>(net</text:p>
          </table:table-cell>
          <table:table-cell office:value-type="string" calcext:value-type="string">
            <text:p>89)</text:p>
          </table:table-cell>
          <table:table-cell office:value-type="string" calcext:value-type="string">
            <text:p>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segment</text:p>
          </table:table-cell>
          <table:table-cell office:value-type="string" calcext:value-type="string">
            <text:p>(start</text:p>
          </table:table-cell>
          <table:table-cell office:value-type="float" office:value="73.75" calcext:value-type="float">
            <text:p>73.75</text:p>
          </table:table-cell>
          <table:table-cell office:value-type="string" calcext:value-type="string">
            <text:p>104.3)</text:p>
          </table:table-cell>
          <table:table-cell office:value-type="string" calcext:value-type="string">
            <text:p>(end</text:p>
          </table:table-cell>
          <table:table-cell office:value-type="float" office:value="72.75" calcext:value-type="float">
            <text:p>72.75</text:p>
          </table:table-cell>
          <table:table-cell office:value-type="string" calcext:value-type="string">
            <text:p>104.3)</text:p>
          </table:table-cell>
          <table:table-cell office:value-type="string" calcext:value-type="string">
            <text:p>(width</text:p>
          </table:table-cell>
          <table:table-cell office:value-type="string" calcext:value-type="string">
            <text:p>0.15)</text:p>
          </table:table-cell>
          <table:table-cell office:value-type="string" calcext:value-type="string">
            <text:p>(layer</text:p>
          </table:table-cell>
          <table:table-cell office:value-type="string" calcext:value-type="string">
            <text:p>F.Cu)</text:p>
          </table:table-cell>
          <table:table-cell office:value-type="string" calcext:value-type="string">
            <text:p>(net</text:p>
          </table:table-cell>
          <table:table-cell office:value-type="string" calcext:value-type="string">
            <text:p>89)</text:p>
          </table:table-cell>
          <table:table-cell office:value-type="string" calcext:value-type="string">
            <text:p>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segment</text:p>
          </table:table-cell>
          <table:table-cell office:value-type="string" calcext:value-type="string">
            <text:p>(start</text:p>
          </table:table-cell>
          <table:table-cell office:value-type="float" office:value="71.25" calcext:value-type="float">
            <text:p>71.25</text:p>
          </table:table-cell>
          <table:table-cell office:value-type="string" calcext:value-type="string">
            <text:p>113.65)</text:p>
          </table:table-cell>
          <table:table-cell office:value-type="string" calcext:value-type="string">
            <text:p>(end</text:p>
          </table:table-cell>
          <table:table-cell office:value-type="float" office:value="72.2" calcext:value-type="float">
            <text:p>72.2</text:p>
          </table:table-cell>
          <table:table-cell office:value-type="string" calcext:value-type="string">
            <text:p>112.7)</text:p>
          </table:table-cell>
          <table:table-cell office:value-type="string" calcext:value-type="string">
            <text:p>(width</text:p>
          </table:table-cell>
          <table:table-cell office:value-type="string" calcext:value-type="string">
            <text:p>0.15)</text:p>
          </table:table-cell>
          <table:table-cell office:value-type="string" calcext:value-type="string">
            <text:p>(layer</text:p>
          </table:table-cell>
          <table:table-cell office:value-type="string" calcext:value-type="string">
            <text:p>F.Cu)</text:p>
          </table:table-cell>
          <table:table-cell office:value-type="string" calcext:value-type="string">
            <text:p>(net</text:p>
          </table:table-cell>
          <table:table-cell office:value-type="string" calcext:value-type="string">
            <text:p>90))</text:p>
          </table:table-cell>
          <table:table-cell office:value-type="string" calcext:value-type="string">
            <text:p>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segment</text:p>
          </table:table-cell>
          <table:table-cell office:value-type="string" calcext:value-type="string">
            <text:p>(start</text:p>
          </table:table-cell>
          <table:table-cell office:value-type="float" office:value="72.75" calcext:value-type="float">
            <text:p>72.75</text:p>
          </table:table-cell>
          <table:table-cell office:value-type="string" calcext:value-type="string">
            <text:p>108.35)</text:p>
          </table:table-cell>
          <table:table-cell office:value-type="string" calcext:value-type="string">
            <text:p>(end</text:p>
          </table:table-cell>
          <table:table-cell office:value-type="float" office:value="72.75" calcext:value-type="float">
            <text:p>72.75</text:p>
          </table:table-cell>
          <table:table-cell office:value-type="string" calcext:value-type="string">
            <text:p>106)</text:p>
          </table:table-cell>
          <table:table-cell office:value-type="string" calcext:value-type="string">
            <text:p>(width</text:p>
          </table:table-cell>
          <table:table-cell office:value-type="string" calcext:value-type="string">
            <text:p>0.15)</text:p>
          </table:table-cell>
          <table:table-cell office:value-type="string" calcext:value-type="string">
            <text:p>(layer</text:p>
          </table:table-cell>
          <table:table-cell office:value-type="string" calcext:value-type="string">
            <text:p>F.Cu)</text:p>
          </table:table-cell>
          <table:table-cell office:value-type="string" calcext:value-type="string">
            <text:p>(net</text:p>
          </table:table-cell>
          <table:table-cell office:value-type="string" calcext:value-type="string">
            <text:p>90)</text:p>
          </table:table-cell>
          <table:table-cell office:value-type="string" calcext:value-type="string">
            <text:p>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segment</text:p>
          </table:table-cell>
          <table:table-cell office:value-type="string" calcext:value-type="string">
            <text:p>(start</text:p>
          </table:table-cell>
          <table:table-cell office:value-type="float" office:value="72.2" calcext:value-type="float">
            <text:p>72.2</text:p>
          </table:table-cell>
          <table:table-cell office:value-type="string" calcext:value-type="string">
            <text:p>108.9)</text:p>
          </table:table-cell>
          <table:table-cell office:value-type="string" calcext:value-type="string">
            <text:p>(end</text:p>
          </table:table-cell>
          <table:table-cell office:value-type="float" office:value="72.75" calcext:value-type="float">
            <text:p>72.75</text:p>
          </table:table-cell>
          <table:table-cell office:value-type="string" calcext:value-type="string">
            <text:p>108.35)</text:p>
          </table:table-cell>
          <table:table-cell office:value-type="string" calcext:value-type="string">
            <text:p>(width</text:p>
          </table:table-cell>
          <table:table-cell office:value-type="string" calcext:value-type="string">
            <text:p>0.15)</text:p>
          </table:table-cell>
          <table:table-cell office:value-type="string" calcext:value-type="string">
            <text:p>(layer</text:p>
          </table:table-cell>
          <table:table-cell office:value-type="string" calcext:value-type="string">
            <text:p>F.Cu)</text:p>
          </table:table-cell>
          <table:table-cell office:value-type="string" calcext:value-type="string">
            <text:p>(net</text:p>
          </table:table-cell>
          <table:table-cell office:value-type="string" calcext:value-type="string">
            <text:p>90)</text:p>
          </table:table-cell>
          <table:table-cell office:value-type="string" calcext:value-type="string">
            <text:p>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segment</text:p>
          </table:table-cell>
          <table:table-cell office:value-type="string" calcext:value-type="string">
            <text:p>(start</text:p>
          </table:table-cell>
          <table:table-cell office:value-type="float" office:value="72.2" calcext:value-type="float">
            <text:p>72.2</text:p>
          </table:table-cell>
          <table:table-cell office:value-type="string" calcext:value-type="string">
            <text:p>112.7)</text:p>
          </table:table-cell>
          <table:table-cell office:value-type="string" calcext:value-type="string">
            <text:p>(end</text:p>
          </table:table-cell>
          <table:table-cell office:value-type="float" office:value="72.2" calcext:value-type="float">
            <text:p>72.2</text:p>
          </table:table-cell>
          <table:table-cell office:value-type="string" calcext:value-type="string">
            <text:p>108.9)</text:p>
          </table:table-cell>
          <table:table-cell office:value-type="string" calcext:value-type="string">
            <text:p>(width</text:p>
          </table:table-cell>
          <table:table-cell office:value-type="string" calcext:value-type="string">
            <text:p>0.15)</text:p>
          </table:table-cell>
          <table:table-cell office:value-type="string" calcext:value-type="string">
            <text:p>(layer</text:p>
          </table:table-cell>
          <table:table-cell office:value-type="string" calcext:value-type="string">
            <text:p>F.Cu)</text:p>
          </table:table-cell>
          <table:table-cell office:value-type="string" calcext:value-type="string">
            <text:p>(net</text:p>
          </table:table-cell>
          <table:table-cell office:value-type="string" calcext:value-type="string">
            <text:p>90)</text:p>
          </table:table-cell>
          <table:table-cell office:value-type="string" calcext:value-type="string">
            <text:p>))</text:p>
          </table:table-cell>
          <table:table-cell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1" office:value-type="string" calcext:value-type="string" table:number-columns-spanned="15" table:number-rows-spanned="1">
            <text:p>Processed</text:p>
          </table:table-cell>
          <table:covered-table-cell table:number-columns-repeated="14"/>
        </table:table-row>
        <table:table-row table:style-name="ro1">
          <table:table-cell/>
          <table:table-cell office:value-type="string" calcext:value-type="string">
            <text:p>(segment</text:p>
          </table:table-cell>
          <table:table-cell office:value-type="string" calcext:value-type="string">
            <text:p>(start</text:p>
          </table:table-cell>
          <table:table-cell table:formula="of:=[.D16]+[.$D$5]" office:value-type="float" office:value="223.25" calcext:value-type="float">
            <text:p>223.25</text:p>
          </table:table-cell>
          <table:table-cell office:value-type="string" calcext:value-type="string">
            <text:p>116.65)</text:p>
          </table:table-cell>
          <table:table-cell office:value-type="string" calcext:value-type="string">
            <text:p>(end</text:p>
          </table:table-cell>
          <table:table-cell table:formula="of:=[.G16]+[.$D$5]" office:value-type="float" office:value="223.95" calcext:value-type="float">
            <text:p>223.95</text:p>
          </table:table-cell>
          <table:table-cell office:value-type="string" calcext:value-type="string">
            <text:p>116.65)</text:p>
          </table:table-cell>
          <table:table-cell office:value-type="string" calcext:value-type="string">
            <text:p>(width</text:p>
          </table:table-cell>
          <table:table-cell office:value-type="string" calcext:value-type="string">
            <text:p>0.15)</text:p>
          </table:table-cell>
          <table:table-cell office:value-type="string" calcext:value-type="string">
            <text:p>(layer</text:p>
          </table:table-cell>
          <table:table-cell office:value-type="string" calcext:value-type="string">
            <text:p>F.Cu)</text:p>
          </table:table-cell>
          <table:table-cell office:value-type="string" calcext:value-type="string">
            <text:p>(net</text:p>
          </table:table-cell>
          <table:table-cell table:formula="of:=[.$B$5]" office:value-type="float" office:value="147" calcext:value-type="float">
            <text:p>147</text:p>
          </table:table-cell>
          <table:table-cell table:formula="of:=[.O16]" office:value-type="string" office:string-value="))" calcext:value-type="string">
            <text:p>))</text:p>
          </table:table-cell>
          <table:table-cell table:formula="of:=CONCATENATE(&quot;  &quot;;[.B38];&quot; &quot;;[.C38];&quot; &quot;;[.D38];&quot; &quot;;[.E38];&quot; &quot;;[.F38];&quot; &quot;;[.G38];&quot; &quot;;[.H38];&quot; &quot;;[.I38];&quot; &quot;;[.J38];&quot; &quot;;[.K38];&quot; &quot;;[.L38];&quot; &quot;;[.M38];&quot; &quot;;[.N38];&quot; &quot;;[.O38])" office:value-type="string" office:string-value="  (segment (start 223.25 116.65) (end 223.95 116.65) (width 0.15) (layer F.Cu) (net 147 ))" calcext:value-type="string">
            <text:p><text:s text:c="2"/>(segment (start 223.25 116.65) (end 223.95 116.65) (width 0.15) (layer F.Cu) (net 147 ))</text:p>
          </table:table-cell>
        </table:table-row>
        <table:table-row table:style-name="ro1">
          <table:table-cell/>
          <table:table-cell office:value-type="string" calcext:value-type="string">
            <text:p>(segment</text:p>
          </table:table-cell>
          <table:table-cell office:value-type="string" calcext:value-type="string">
            <text:p>(start</text:p>
          </table:table-cell>
          <table:table-cell table:formula="of:=[.D17]+[.$D$5]" office:value-type="float" office:value="223.75" calcext:value-type="float">
            <text:p>223.75</text:p>
          </table:table-cell>
          <table:table-cell office:value-type="string" calcext:value-type="string">
            <text:p>100.9)</text:p>
          </table:table-cell>
          <table:table-cell office:value-type="string" calcext:value-type="string">
            <text:p>(end</text:p>
          </table:table-cell>
          <table:table-cell table:formula="of:=[.G17]+[.$D$5]" office:value-type="float" office:value="222.75" calcext:value-type="float">
            <text:p>222.75</text:p>
          </table:table-cell>
          <table:table-cell office:value-type="string" calcext:value-type="string">
            <text:p>100.9)</text:p>
          </table:table-cell>
          <table:table-cell office:value-type="string" calcext:value-type="string">
            <text:p>(width</text:p>
          </table:table-cell>
          <table:table-cell office:value-type="string" calcext:value-type="string">
            <text:p>0.15)</text:p>
          </table:table-cell>
          <table:table-cell office:value-type="string" calcext:value-type="string">
            <text:p>(layer</text:p>
          </table:table-cell>
          <table:table-cell office:value-type="string" calcext:value-type="string">
            <text:p>F.Cu)</text:p>
          </table:table-cell>
          <table:table-cell office:value-type="string" calcext:value-type="string">
            <text:p>(net</text:p>
          </table:table-cell>
          <table:table-cell table:formula="of:=[.$B$5]" office:value-type="float" office:value="147" calcext:value-type="float">
            <text:p>147</text:p>
          </table:table-cell>
          <table:table-cell table:formula="of:=[.O17]" office:value-type="string" office:string-value="))" calcext:value-type="string">
            <text:p>))</text:p>
          </table:table-cell>
          <table:table-cell table:formula="of:=CONCATENATE(&quot;  &quot;;[.B39];&quot; &quot;;[.C39];&quot; &quot;;[.D39];&quot; &quot;;[.E39];&quot; &quot;;[.F39];&quot; &quot;;[.G39];&quot; &quot;;[.H39];&quot; &quot;;[.I39];&quot; &quot;;[.J39];&quot; &quot;;[.K39];&quot; &quot;;[.L39];&quot; &quot;;[.M39];&quot; &quot;;[.N39];&quot; &quot;;[.O39])" office:value-type="string" office:string-value="  (segment (start 223.75 100.9) (end 222.75 100.9) (width 0.15) (layer F.Cu) (net 147 ))" calcext:value-type="string">
            <text:p><text:s text:c="2"/>(segment (start 223.75 100.9) (end 222.75 100.9) (width 0.15) (layer F.Cu) (net 147 ))</text:p>
          </table:table-cell>
        </table:table-row>
        <table:table-row table:style-name="ro1">
          <table:table-cell/>
          <table:table-cell office:value-type="string" calcext:value-type="string">
            <text:p>(segment</text:p>
          </table:table-cell>
          <table:table-cell office:value-type="string" calcext:value-type="string">
            <text:p>(start</text:p>
          </table:table-cell>
          <table:table-cell table:formula="of:=[.D18]+[.$D$5]" office:value-type="float" office:value="224.750004" calcext:value-type="float">
            <text:p>224.750004</text:p>
          </table:table-cell>
          <table:table-cell office:value-type="string" calcext:value-type="string">
            <text:p>101.900004)</text:p>
          </table:table-cell>
          <table:table-cell office:value-type="string" calcext:value-type="string">
            <text:p>(end</text:p>
          </table:table-cell>
          <table:table-cell table:formula="of:=[.G18]+[.$D$5]" office:value-type="float" office:value="223.75" calcext:value-type="float">
            <text:p>223.75</text:p>
          </table:table-cell>
          <table:table-cell office:value-type="string" calcext:value-type="string">
            <text:p>100.9)</text:p>
          </table:table-cell>
          <table:table-cell office:value-type="string" calcext:value-type="string">
            <text:p>(width</text:p>
          </table:table-cell>
          <table:table-cell office:value-type="string" calcext:value-type="string">
            <text:p>0.15)</text:p>
          </table:table-cell>
          <table:table-cell office:value-type="string" calcext:value-type="string">
            <text:p>(layer</text:p>
          </table:table-cell>
          <table:table-cell office:value-type="string" calcext:value-type="string">
            <text:p>F.Cu)</text:p>
          </table:table-cell>
          <table:table-cell office:value-type="string" calcext:value-type="string">
            <text:p>(net</text:p>
          </table:table-cell>
          <table:table-cell table:formula="of:=[.$B$5]" office:value-type="float" office:value="147" calcext:value-type="float">
            <text:p>147</text:p>
          </table:table-cell>
          <table:table-cell table:formula="of:=[.O18]" office:value-type="string" office:string-value="))" calcext:value-type="string">
            <text:p>))</text:p>
          </table:table-cell>
          <table:table-cell table:formula="of:=CONCATENATE(&quot;  &quot;;[.B40];&quot; &quot;;[.C40];&quot; &quot;;[.D40];&quot; &quot;;[.E40];&quot; &quot;;[.F40];&quot; &quot;;[.G40];&quot; &quot;;[.H40];&quot; &quot;;[.I40];&quot; &quot;;[.J40];&quot; &quot;;[.K40];&quot; &quot;;[.L40];&quot; &quot;;[.M40];&quot; &quot;;[.N40];&quot; &quot;;[.O40])" office:value-type="string" office:string-value="  (segment (start 224.750004 101.900004) (end 223.75 100.9) (width 0.15) (layer F.Cu) (net 147 ))" calcext:value-type="string">
            <text:p><text:s text:c="2"/>(segment (start 224.750004 101.900004) (end 223.75 100.9) (width 0.15) (layer F.Cu) (net 147 ))</text:p>
          </table:table-cell>
        </table:table-row>
        <table:table-row table:style-name="ro1">
          <table:table-cell/>
          <table:table-cell office:value-type="string" calcext:value-type="string">
            <text:p>(segment</text:p>
          </table:table-cell>
          <table:table-cell office:value-type="string" calcext:value-type="string">
            <text:p>(start</text:p>
          </table:table-cell>
          <table:table-cell table:formula="of:=[.D19]+[.$D$5]" office:value-type="float" office:value="224.750004" calcext:value-type="float">
            <text:p>224.750004</text:p>
          </table:table-cell>
          <table:table-cell office:value-type="string" calcext:value-type="string">
            <text:p>115.849996)</text:p>
          </table:table-cell>
          <table:table-cell office:value-type="string" calcext:value-type="string">
            <text:p>(end</text:p>
          </table:table-cell>
          <table:table-cell table:formula="of:=[.G19]+[.$D$5]" office:value-type="float" office:value="224.750004" calcext:value-type="float">
            <text:p>224.750004</text:p>
          </table:table-cell>
          <table:table-cell office:value-type="string" calcext:value-type="string">
            <text:p>101.900004)</text:p>
          </table:table-cell>
          <table:table-cell office:value-type="string" calcext:value-type="string">
            <text:p>(width</text:p>
          </table:table-cell>
          <table:table-cell office:value-type="string" calcext:value-type="string">
            <text:p>0.15)</text:p>
          </table:table-cell>
          <table:table-cell office:value-type="string" calcext:value-type="string">
            <text:p>(layer</text:p>
          </table:table-cell>
          <table:table-cell office:value-type="string" calcext:value-type="string">
            <text:p>F.Cu)</text:p>
          </table:table-cell>
          <table:table-cell office:value-type="string" calcext:value-type="string">
            <text:p>(net</text:p>
          </table:table-cell>
          <table:table-cell table:formula="of:=[.$B$5]" office:value-type="float" office:value="147" calcext:value-type="float">
            <text:p>147</text:p>
          </table:table-cell>
          <table:table-cell table:formula="of:=[.O19]" office:value-type="string" office:string-value="))" calcext:value-type="string">
            <text:p>))</text:p>
          </table:table-cell>
          <table:table-cell table:formula="of:=CONCATENATE(&quot;  &quot;;[.B41];&quot; &quot;;[.C41];&quot; &quot;;[.D41];&quot; &quot;;[.E41];&quot; &quot;;[.F41];&quot; &quot;;[.G41];&quot; &quot;;[.H41];&quot; &quot;;[.I41];&quot; &quot;;[.J41];&quot; &quot;;[.K41];&quot; &quot;;[.L41];&quot; &quot;;[.M41];&quot; &quot;;[.N41];&quot; &quot;;[.O41])" office:value-type="string" office:string-value="  (segment (start 224.750004 115.849996) (end 224.750004 101.900004) (width 0.15) (layer F.Cu) (net 147 ))" calcext:value-type="string">
            <text:p><text:s text:c="2"/>(segment (start 224.750004 115.849996) (end 224.750004 101.900004) (width 0.15) (layer F.Cu) (net 147 ))</text:p>
          </table:table-cell>
        </table:table-row>
        <table:table-row table:style-name="ro1">
          <table:table-cell/>
          <table:table-cell office:value-type="string" calcext:value-type="string">
            <text:p>(segment</text:p>
          </table:table-cell>
          <table:table-cell office:value-type="string" calcext:value-type="string">
            <text:p>(start</text:p>
          </table:table-cell>
          <table:table-cell table:formula="of:=[.D20]+[.$D$5]" office:value-type="float" office:value="223.95" calcext:value-type="float">
            <text:p>223.95</text:p>
          </table:table-cell>
          <table:table-cell office:value-type="string" calcext:value-type="string">
            <text:p>116.65)</text:p>
          </table:table-cell>
          <table:table-cell office:value-type="string" calcext:value-type="string">
            <text:p>(end</text:p>
          </table:table-cell>
          <table:table-cell table:formula="of:=[.G20]+[.$D$5]" office:value-type="float" office:value="224.750004" calcext:value-type="float">
            <text:p>224.750004</text:p>
          </table:table-cell>
          <table:table-cell office:value-type="string" calcext:value-type="string">
            <text:p>115.849996)</text:p>
          </table:table-cell>
          <table:table-cell office:value-type="string" calcext:value-type="string">
            <text:p>(width</text:p>
          </table:table-cell>
          <table:table-cell office:value-type="string" calcext:value-type="string">
            <text:p>0.15)</text:p>
          </table:table-cell>
          <table:table-cell office:value-type="string" calcext:value-type="string">
            <text:p>(layer</text:p>
          </table:table-cell>
          <table:table-cell office:value-type="string" calcext:value-type="string">
            <text:p>F.Cu)</text:p>
          </table:table-cell>
          <table:table-cell office:value-type="string" calcext:value-type="string">
            <text:p>(net</text:p>
          </table:table-cell>
          <table:table-cell table:formula="of:=[.$B$5]" office:value-type="float" office:value="147" calcext:value-type="float">
            <text:p>147</text:p>
          </table:table-cell>
          <table:table-cell table:formula="of:=[.O20]" office:value-type="string" office:string-value="))" calcext:value-type="string">
            <text:p>))</text:p>
          </table:table-cell>
          <table:table-cell table:formula="of:=CONCATENATE(&quot;  &quot;;[.B42];&quot; &quot;;[.C42];&quot; &quot;;[.D42];&quot; &quot;;[.E42];&quot; &quot;;[.F42];&quot; &quot;;[.G42];&quot; &quot;;[.H42];&quot; &quot;;[.I42];&quot; &quot;;[.J42];&quot; &quot;;[.K42];&quot; &quot;;[.L42];&quot; &quot;;[.M42];&quot; &quot;;[.N42];&quot; &quot;;[.O42])" office:value-type="string" office:string-value="  (segment (start 223.95 116.65) (end 224.750004 115.849996) (width 0.15) (layer F.Cu) (net 147 ))" calcext:value-type="string">
            <text:p><text:s text:c="2"/>(segment (start 223.95 116.65) (end 224.750004 115.849996) (width 0.15) (layer F.Cu) (net 147 ))</text:p>
          </table:table-cell>
        </table:table-row>
        <table:table-row table:style-name="ro1">
          <table:table-cell/>
          <table:table-cell office:value-type="string" calcext:value-type="string">
            <text:p>(segment</text:p>
          </table:table-cell>
          <table:table-cell office:value-type="string" calcext:value-type="string">
            <text:p>(start</text:p>
          </table:table-cell>
          <table:table-cell table:formula="of:=[.D21]+[.$D$5]" office:value-type="float" office:value="221.25" calcext:value-type="float">
            <text:p>221.25</text:p>
          </table:table-cell>
          <table:table-cell office:value-type="string" calcext:value-type="string">
            <text:p>115.65)</text:p>
          </table:table-cell>
          <table:table-cell office:value-type="string" calcext:value-type="string">
            <text:p>(end</text:p>
          </table:table-cell>
          <table:table-cell table:formula="of:=[.G21]+[.$D$5]" office:value-type="float" office:value="223.7" calcext:value-type="float">
            <text:p>223.7</text:p>
          </table:table-cell>
          <table:table-cell office:value-type="string" calcext:value-type="string">
            <text:p>115.65)</text:p>
          </table:table-cell>
          <table:table-cell office:value-type="string" calcext:value-type="string">
            <text:p>(width</text:p>
          </table:table-cell>
          <table:table-cell office:value-type="string" calcext:value-type="string">
            <text:p>0.15)</text:p>
          </table:table-cell>
          <table:table-cell office:value-type="string" calcext:value-type="string">
            <text:p>(layer</text:p>
          </table:table-cell>
          <table:table-cell office:value-type="string" calcext:value-type="string">
            <text:p>F.Cu)</text:p>
          </table:table-cell>
          <table:table-cell office:value-type="string" calcext:value-type="string">
            <text:p>(net</text:p>
          </table:table-cell>
          <table:table-cell table:formula="of:=[.$B$6]" office:value-type="float" office:value="148" calcext:value-type="float">
            <text:p>148</text:p>
          </table:table-cell>
          <table:table-cell table:formula="of:=[.O21]" office:value-type="string" office:string-value="))" calcext:value-type="string">
            <text:p>))</text:p>
          </table:table-cell>
          <table:table-cell table:formula="of:=CONCATENATE(&quot;  &quot;;[.B43];&quot; &quot;;[.C43];&quot; &quot;;[.D43];&quot; &quot;;[.E43];&quot; &quot;;[.F43];&quot; &quot;;[.G43];&quot; &quot;;[.H43];&quot; &quot;;[.I43];&quot; &quot;;[.J43];&quot; &quot;;[.K43];&quot; &quot;;[.L43];&quot; &quot;;[.M43];&quot; &quot;;[.N43];&quot; &quot;;[.O43])" office:value-type="string" office:string-value="  (segment (start 221.25 115.65) (end 223.7 115.65) (width 0.15) (layer F.Cu) (net 148 ))" calcext:value-type="string">
            <text:p><text:s text:c="2"/>(segment (start 221.25 115.65) (end 223.7 115.65) (width 0.15) (layer F.Cu) (net 148 ))</text:p>
          </table:table-cell>
        </table:table-row>
        <table:table-row table:style-name="ro1">
          <table:table-cell/>
          <table:table-cell office:value-type="string" calcext:value-type="string">
            <text:p>(segment</text:p>
          </table:table-cell>
          <table:table-cell office:value-type="string" calcext:value-type="string">
            <text:p>(start</text:p>
          </table:table-cell>
          <table:table-cell table:formula="of:=[.D22]+[.$D$5]" office:value-type="float" office:value="223.75" calcext:value-type="float">
            <text:p>223.75</text:p>
          </table:table-cell>
          <table:table-cell office:value-type="string" calcext:value-type="string">
            <text:p>102.6)</text:p>
          </table:table-cell>
          <table:table-cell office:value-type="string" calcext:value-type="string">
            <text:p>(end</text:p>
          </table:table-cell>
          <table:table-cell table:formula="of:=[.G22]+[.$D$5]" office:value-type="float" office:value="222.75" calcext:value-type="float">
            <text:p>222.75</text:p>
          </table:table-cell>
          <table:table-cell office:value-type="string" calcext:value-type="string">
            <text:p>102.6)</text:p>
          </table:table-cell>
          <table:table-cell office:value-type="string" calcext:value-type="string">
            <text:p>(width</text:p>
          </table:table-cell>
          <table:table-cell office:value-type="string" calcext:value-type="string">
            <text:p>0.15)</text:p>
          </table:table-cell>
          <table:table-cell office:value-type="string" calcext:value-type="string">
            <text:p>(layer</text:p>
          </table:table-cell>
          <table:table-cell office:value-type="string" calcext:value-type="string">
            <text:p>F.Cu)</text:p>
          </table:table-cell>
          <table:table-cell office:value-type="string" calcext:value-type="string">
            <text:p>(net</text:p>
          </table:table-cell>
          <table:table-cell table:formula="of:=[.$B$6]" office:value-type="float" office:value="148" calcext:value-type="float">
            <text:p>148</text:p>
          </table:table-cell>
          <table:table-cell table:formula="of:=[.O22]" office:value-type="string" office:string-value="))" calcext:value-type="string">
            <text:p>))</text:p>
          </table:table-cell>
          <table:table-cell table:formula="of:=CONCATENATE(&quot;  &quot;;[.B44];&quot; &quot;;[.C44];&quot; &quot;;[.D44];&quot; &quot;;[.E44];&quot; &quot;;[.F44];&quot; &quot;;[.G44];&quot; &quot;;[.H44];&quot; &quot;;[.I44];&quot; &quot;;[.J44];&quot; &quot;;[.K44];&quot; &quot;;[.L44];&quot; &quot;;[.M44];&quot; &quot;;[.N44];&quot; &quot;;[.O44])" office:value-type="string" office:string-value="  (segment (start 223.75 102.6) (end 222.75 102.6) (width 0.15) (layer F.Cu) (net 148 ))" calcext:value-type="string">
            <text:p><text:s text:c="2"/>(segment (start 223.75 102.6) (end 222.75 102.6) (width 0.15) (layer F.Cu) (net 148 ))</text:p>
          </table:table-cell>
        </table:table-row>
        <table:table-row table:style-name="ro1">
          <table:table-cell/>
          <table:table-cell office:value-type="string" calcext:value-type="string">
            <text:p>(segment</text:p>
          </table:table-cell>
          <table:table-cell office:value-type="string" calcext:value-type="string">
            <text:p>(start</text:p>
          </table:table-cell>
          <table:table-cell table:formula="of:=[.D23]+[.$D$5]" office:value-type="float" office:value="224.450002" calcext:value-type="float">
            <text:p>224.450002</text:p>
          </table:table-cell>
          <table:table-cell office:value-type="string" calcext:value-type="string">
            <text:p>103.300002)</text:p>
          </table:table-cell>
          <table:table-cell office:value-type="string" calcext:value-type="string">
            <text:p>(end</text:p>
          </table:table-cell>
          <table:table-cell table:formula="of:=[.G23]+[.$D$5]" office:value-type="float" office:value="223.75" calcext:value-type="float">
            <text:p>223.75</text:p>
          </table:table-cell>
          <table:table-cell office:value-type="string" calcext:value-type="string">
            <text:p>102.6)</text:p>
          </table:table-cell>
          <table:table-cell office:value-type="string" calcext:value-type="string">
            <text:p>(width</text:p>
          </table:table-cell>
          <table:table-cell office:value-type="string" calcext:value-type="string">
            <text:p>0.15)</text:p>
          </table:table-cell>
          <table:table-cell office:value-type="string" calcext:value-type="string">
            <text:p>(layer</text:p>
          </table:table-cell>
          <table:table-cell office:value-type="string" calcext:value-type="string">
            <text:p>F.Cu)</text:p>
          </table:table-cell>
          <table:table-cell office:value-type="string" calcext:value-type="string">
            <text:p>(net</text:p>
          </table:table-cell>
          <table:table-cell table:formula="of:=[.$B$6]" office:value-type="float" office:value="148" calcext:value-type="float">
            <text:p>148</text:p>
          </table:table-cell>
          <table:table-cell table:formula="of:=[.O23]" office:value-type="string" office:string-value="))" calcext:value-type="string">
            <text:p>))</text:p>
          </table:table-cell>
          <table:table-cell table:formula="of:=CONCATENATE(&quot;  &quot;;[.B45];&quot; &quot;;[.C45];&quot; &quot;;[.D45];&quot; &quot;;[.E45];&quot; &quot;;[.F45];&quot; &quot;;[.G45];&quot; &quot;;[.H45];&quot; &quot;;[.I45];&quot; &quot;;[.J45];&quot; &quot;;[.K45];&quot; &quot;;[.L45];&quot; &quot;;[.M45];&quot; &quot;;[.N45];&quot; &quot;;[.O45])" office:value-type="string" office:string-value="  (segment (start 224.450002 103.300002) (end 223.75 102.6) (width 0.15) (layer F.Cu) (net 148 ))" calcext:value-type="string">
            <text:p><text:s text:c="2"/>(segment (start 224.450002 103.300002) (end 223.75 102.6) (width 0.15) (layer F.Cu) (net 148 ))</text:p>
          </table:table-cell>
        </table:table-row>
        <table:table-row table:style-name="ro1">
          <table:table-cell/>
          <table:table-cell office:value-type="string" calcext:value-type="string">
            <text:p>(segment</text:p>
          </table:table-cell>
          <table:table-cell office:value-type="string" calcext:value-type="string">
            <text:p>(start</text:p>
          </table:table-cell>
          <table:table-cell table:formula="of:=[.D24]+[.$D$5]" office:value-type="float" office:value="224.450002" calcext:value-type="float">
            <text:p>224.450002</text:p>
          </table:table-cell>
          <table:table-cell office:value-type="string" calcext:value-type="string">
            <text:p>114.899998)</text:p>
          </table:table-cell>
          <table:table-cell office:value-type="string" calcext:value-type="string">
            <text:p>(end</text:p>
          </table:table-cell>
          <table:table-cell table:formula="of:=[.G24]+[.$D$5]" office:value-type="float" office:value="224.450002" calcext:value-type="float">
            <text:p>224.450002</text:p>
          </table:table-cell>
          <table:table-cell office:value-type="string" calcext:value-type="string">
            <text:p>103.300002)</text:p>
          </table:table-cell>
          <table:table-cell office:value-type="string" calcext:value-type="string">
            <text:p>(width</text:p>
          </table:table-cell>
          <table:table-cell office:value-type="string" calcext:value-type="string">
            <text:p>0.15)</text:p>
          </table:table-cell>
          <table:table-cell office:value-type="string" calcext:value-type="string">
            <text:p>(layer</text:p>
          </table:table-cell>
          <table:table-cell office:value-type="string" calcext:value-type="string">
            <text:p>F.Cu)</text:p>
          </table:table-cell>
          <table:table-cell office:value-type="string" calcext:value-type="string">
            <text:p>(net</text:p>
          </table:table-cell>
          <table:table-cell table:formula="of:=[.$B$6]" office:value-type="float" office:value="148" calcext:value-type="float">
            <text:p>148</text:p>
          </table:table-cell>
          <table:table-cell table:formula="of:=[.O24]" office:value-type="string" office:string-value="))" calcext:value-type="string">
            <text:p>))</text:p>
          </table:table-cell>
          <table:table-cell table:formula="of:=CONCATENATE(&quot;  &quot;;[.B46];&quot; &quot;;[.C46];&quot; &quot;;[.D46];&quot; &quot;;[.E46];&quot; &quot;;[.F46];&quot; &quot;;[.G46];&quot; &quot;;[.H46];&quot; &quot;;[.I46];&quot; &quot;;[.J46];&quot; &quot;;[.K46];&quot; &quot;;[.L46];&quot; &quot;;[.M46];&quot; &quot;;[.N46];&quot; &quot;;[.O46])" office:value-type="string" office:string-value="  (segment (start 224.450002 114.899998) (end 224.450002 103.300002) (width 0.15) (layer F.Cu) (net 148 ))" calcext:value-type="string">
            <text:p><text:s text:c="2"/>(segment (start 224.450002 114.899998) (end 224.450002 103.300002) (width 0.15) (layer F.Cu) (net 148 ))</text:p>
          </table:table-cell>
        </table:table-row>
        <table:table-row table:style-name="ro1">
          <table:table-cell/>
          <table:table-cell office:value-type="string" calcext:value-type="string">
            <text:p>(segment</text:p>
          </table:table-cell>
          <table:table-cell office:value-type="string" calcext:value-type="string">
            <text:p>(start</text:p>
          </table:table-cell>
          <table:table-cell table:formula="of:=[.D25]+[.$D$5]" office:value-type="float" office:value="223.7" calcext:value-type="float">
            <text:p>223.7</text:p>
          </table:table-cell>
          <table:table-cell office:value-type="string" calcext:value-type="string">
            <text:p>115.65)</text:p>
          </table:table-cell>
          <table:table-cell office:value-type="string" calcext:value-type="string">
            <text:p>(end</text:p>
          </table:table-cell>
          <table:table-cell table:formula="of:=[.G25]+[.$D$5]" office:value-type="float" office:value="224.450002" calcext:value-type="float">
            <text:p>224.450002</text:p>
          </table:table-cell>
          <table:table-cell office:value-type="string" calcext:value-type="string">
            <text:p>114.899998)</text:p>
          </table:table-cell>
          <table:table-cell office:value-type="string" calcext:value-type="string">
            <text:p>(width</text:p>
          </table:table-cell>
          <table:table-cell office:value-type="string" calcext:value-type="string">
            <text:p>0.15)</text:p>
          </table:table-cell>
          <table:table-cell office:value-type="string" calcext:value-type="string">
            <text:p>(layer</text:p>
          </table:table-cell>
          <table:table-cell office:value-type="string" calcext:value-type="string">
            <text:p>F.Cu)</text:p>
          </table:table-cell>
          <table:table-cell office:value-type="string" calcext:value-type="string">
            <text:p>(net</text:p>
          </table:table-cell>
          <table:table-cell table:formula="of:=[.$B$6]" office:value-type="float" office:value="148" calcext:value-type="float">
            <text:p>148</text:p>
          </table:table-cell>
          <table:table-cell table:formula="of:=[.O25]" office:value-type="string" office:string-value="))" calcext:value-type="string">
            <text:p>))</text:p>
          </table:table-cell>
          <table:table-cell table:formula="of:=CONCATENATE(&quot;  &quot;;[.B47];&quot; &quot;;[.C47];&quot; &quot;;[.D47];&quot; &quot;;[.E47];&quot; &quot;;[.F47];&quot; &quot;;[.G47];&quot; &quot;;[.H47];&quot; &quot;;[.I47];&quot; &quot;;[.J47];&quot; &quot;;[.K47];&quot; &quot;;[.L47];&quot; &quot;;[.M47];&quot; &quot;;[.N47];&quot; &quot;;[.O47])" office:value-type="string" office:string-value="  (segment (start 223.7 115.65) (end 224.450002 114.899998) (width 0.15) (layer F.Cu) (net 148 ))" calcext:value-type="string">
            <text:p><text:s text:c="2"/>(segment (start 223.7 115.65) (end 224.450002 114.899998) (width 0.15) (layer F.Cu) (net 148 ))</text:p>
          </table:table-cell>
        </table:table-row>
        <table:table-row table:style-name="ro1">
          <table:table-cell/>
          <table:table-cell office:value-type="string" calcext:value-type="string">
            <text:p>(segment</text:p>
          </table:table-cell>
          <table:table-cell office:value-type="string" calcext:value-type="string">
            <text:p>(start</text:p>
          </table:table-cell>
          <table:table-cell table:formula="of:=[.D26]+[.$D$5]" office:value-type="float" office:value="223.25" calcext:value-type="float">
            <text:p>223.25</text:p>
          </table:table-cell>
          <table:table-cell office:value-type="string" calcext:value-type="string">
            <text:p>114.65)</text:p>
          </table:table-cell>
          <table:table-cell office:value-type="string" calcext:value-type="string">
            <text:p>(end</text:p>
          </table:table-cell>
          <table:table-cell table:formula="of:=[.G26]+[.$D$5]" office:value-type="float" office:value="223.3" calcext:value-type="float">
            <text:p>223.3</text:p>
          </table:table-cell>
          <table:table-cell office:value-type="string" calcext:value-type="string">
            <text:p>114.65)</text:p>
          </table:table-cell>
          <table:table-cell office:value-type="string" calcext:value-type="string">
            <text:p>(width</text:p>
          </table:table-cell>
          <table:table-cell office:value-type="string" calcext:value-type="string">
            <text:p>0.15)</text:p>
          </table:table-cell>
          <table:table-cell office:value-type="string" calcext:value-type="string">
            <text:p>(layer</text:p>
          </table:table-cell>
          <table:table-cell office:value-type="string" calcext:value-type="string">
            <text:p>F.Cu)</text:p>
          </table:table-cell>
          <table:table-cell office:value-type="string" calcext:value-type="string">
            <text:p>(net</text:p>
          </table:table-cell>
          <table:table-cell table:formula="of:=[.$B$7]" office:value-type="float" office:value="149" calcext:value-type="float">
            <text:p>149</text:p>
          </table:table-cell>
          <table:table-cell table:formula="of:=[.O26]" office:value-type="string" office:string-value="))" calcext:value-type="string">
            <text:p>))</text:p>
          </table:table-cell>
          <table:table-cell table:formula="of:=CONCATENATE(&quot;  &quot;;[.B48];&quot; &quot;;[.C48];&quot; &quot;;[.D48];&quot; &quot;;[.E48];&quot; &quot;;[.F48];&quot; &quot;;[.G48];&quot; &quot;;[.H48];&quot; &quot;;[.I48];&quot; &quot;;[.J48];&quot; &quot;;[.K48];&quot; &quot;;[.L48];&quot; &quot;;[.M48];&quot; &quot;;[.N48];&quot; &quot;;[.O48])" office:value-type="string" office:string-value="  (segment (start 223.25 114.65) (end 223.3 114.65) (width 0.15) (layer F.Cu) (net 149 ))" calcext:value-type="string">
            <text:p><text:s text:c="2"/>(segment (start 223.25 114.65) (end 223.3 114.65) (width 0.15) (layer F.Cu) (net 149 ))</text:p>
          </table:table-cell>
        </table:table-row>
        <table:table-row table:style-name="ro1">
          <table:table-cell/>
          <table:table-cell office:value-type="string" calcext:value-type="string">
            <text:p>(segment</text:p>
          </table:table-cell>
          <table:table-cell office:value-type="string" calcext:value-type="string">
            <text:p>(start</text:p>
          </table:table-cell>
          <table:table-cell table:formula="of:=[.D27]+[.$D$5]" office:value-type="float" office:value="223.3" calcext:value-type="float">
            <text:p>223.3</text:p>
          </table:table-cell>
          <table:table-cell office:value-type="string" calcext:value-type="string">
            <text:p>114.65)</text:p>
          </table:table-cell>
          <table:table-cell office:value-type="string" calcext:value-type="string">
            <text:p>(end</text:p>
          </table:table-cell>
          <table:table-cell table:formula="of:=[.G27]+[.$D$5]" office:value-type="float" office:value="224.15" calcext:value-type="float">
            <text:p>224.15</text:p>
          </table:table-cell>
          <table:table-cell office:value-type="string" calcext:value-type="string">
            <text:p>113.8)</text:p>
          </table:table-cell>
          <table:table-cell office:value-type="string" calcext:value-type="string">
            <text:p>(width</text:p>
          </table:table-cell>
          <table:table-cell office:value-type="string" calcext:value-type="string">
            <text:p>0.15)</text:p>
          </table:table-cell>
          <table:table-cell office:value-type="string" calcext:value-type="string">
            <text:p>(layer</text:p>
          </table:table-cell>
          <table:table-cell office:value-type="string" calcext:value-type="string">
            <text:p>F.Cu)</text:p>
          </table:table-cell>
          <table:table-cell office:value-type="string" calcext:value-type="string">
            <text:p>(net</text:p>
          </table:table-cell>
          <table:table-cell table:formula="of:=[.$B$7]" office:value-type="float" office:value="149" calcext:value-type="float">
            <text:p>149</text:p>
          </table:table-cell>
          <table:table-cell table:formula="of:=[.O27]" office:value-type="string" office:string-value="))" calcext:value-type="string">
            <text:p>))</text:p>
          </table:table-cell>
          <table:table-cell table:formula="of:=CONCATENATE(&quot;  &quot;;[.B49];&quot; &quot;;[.C49];&quot; &quot;;[.D49];&quot; &quot;;[.E49];&quot; &quot;;[.F49];&quot; &quot;;[.G49];&quot; &quot;;[.H49];&quot; &quot;;[.I49];&quot; &quot;;[.J49];&quot; &quot;;[.K49];&quot; &quot;;[.L49];&quot; &quot;;[.M49];&quot; &quot;;[.N49];&quot; &quot;;[.O49])" office:value-type="string" office:string-value="  (segment (start 223.3 114.65) (end 224.15 113.8) (width 0.15) (layer F.Cu) (net 149 ))" calcext:value-type="string">
            <text:p><text:s text:c="2"/>(segment (start 223.3 114.65) (end 224.15 113.8) (width 0.15) (layer F.Cu) (net 149 ))</text:p>
          </table:table-cell>
        </table:table-row>
        <table:table-row table:style-name="ro1">
          <table:table-cell/>
          <table:table-cell office:value-type="string" calcext:value-type="string">
            <text:p>(segment</text:p>
          </table:table-cell>
          <table:table-cell office:value-type="string" calcext:value-type="string">
            <text:p>(start</text:p>
          </table:table-cell>
          <table:table-cell table:formula="of:=[.D28]+[.$D$5]" office:value-type="float" office:value="224.15" calcext:value-type="float">
            <text:p>224.15</text:p>
          </table:table-cell>
          <table:table-cell office:value-type="string" calcext:value-type="string">
            <text:p>113.8)</text:p>
          </table:table-cell>
          <table:table-cell office:value-type="string" calcext:value-type="string">
            <text:p>(end</text:p>
          </table:table-cell>
          <table:table-cell table:formula="of:=[.G28]+[.$D$5]" office:value-type="float" office:value="224.15" calcext:value-type="float">
            <text:p>224.15</text:p>
          </table:table-cell>
          <table:table-cell office:value-type="string" calcext:value-type="string">
            <text:p>104.7)</text:p>
          </table:table-cell>
          <table:table-cell office:value-type="string" calcext:value-type="string">
            <text:p>(width</text:p>
          </table:table-cell>
          <table:table-cell office:value-type="string" calcext:value-type="string">
            <text:p>0.15)</text:p>
          </table:table-cell>
          <table:table-cell office:value-type="string" calcext:value-type="string">
            <text:p>(layer</text:p>
          </table:table-cell>
          <table:table-cell office:value-type="string" calcext:value-type="string">
            <text:p>F.Cu)</text:p>
          </table:table-cell>
          <table:table-cell office:value-type="string" calcext:value-type="string">
            <text:p>(net</text:p>
          </table:table-cell>
          <table:table-cell table:formula="of:=[.$B$7]" office:value-type="float" office:value="149" calcext:value-type="float">
            <text:p>149</text:p>
          </table:table-cell>
          <table:table-cell table:formula="of:=[.O28]" office:value-type="string" office:string-value="))" calcext:value-type="string">
            <text:p>))</text:p>
          </table:table-cell>
          <table:table-cell table:formula="of:=CONCATENATE(&quot;  &quot;;[.B50];&quot; &quot;;[.C50];&quot; &quot;;[.D50];&quot; &quot;;[.E50];&quot; &quot;;[.F50];&quot; &quot;;[.G50];&quot; &quot;;[.H50];&quot; &quot;;[.I50];&quot; &quot;;[.J50];&quot; &quot;;[.K50];&quot; &quot;;[.L50];&quot; &quot;;[.M50];&quot; &quot;;[.N50];&quot; &quot;;[.O50])" office:value-type="string" office:string-value="  (segment (start 224.15 113.8) (end 224.15 104.7) (width 0.15) (layer F.Cu) (net 149 ))" calcext:value-type="string">
            <text:p><text:s text:c="2"/>(segment (start 224.15 113.8) (end 224.15 104.7) (width 0.15) (layer F.Cu) (net 149 ))</text:p>
          </table:table-cell>
        </table:table-row>
        <table:table-row table:style-name="ro1">
          <table:table-cell/>
          <table:table-cell office:value-type="string" calcext:value-type="string">
            <text:p>(segment</text:p>
          </table:table-cell>
          <table:table-cell office:value-type="string" calcext:value-type="string">
            <text:p>(start</text:p>
          </table:table-cell>
          <table:table-cell table:formula="of:=[.D29]+[.$D$5]" office:value-type="float" office:value="224.15" calcext:value-type="float">
            <text:p>224.15</text:p>
          </table:table-cell>
          <table:table-cell office:value-type="string" calcext:value-type="string">
            <text:p>104.7)</text:p>
          </table:table-cell>
          <table:table-cell office:value-type="string" calcext:value-type="string">
            <text:p>(end</text:p>
          </table:table-cell>
          <table:table-cell table:formula="of:=[.G29]+[.$D$5]" office:value-type="float" office:value="223.75" calcext:value-type="float">
            <text:p>223.75</text:p>
          </table:table-cell>
          <table:table-cell office:value-type="string" calcext:value-type="string">
            <text:p>104.3)</text:p>
          </table:table-cell>
          <table:table-cell office:value-type="string" calcext:value-type="string">
            <text:p>(width</text:p>
          </table:table-cell>
          <table:table-cell office:value-type="string" calcext:value-type="string">
            <text:p>0.15)</text:p>
          </table:table-cell>
          <table:table-cell office:value-type="string" calcext:value-type="string">
            <text:p>(layer</text:p>
          </table:table-cell>
          <table:table-cell office:value-type="string" calcext:value-type="string">
            <text:p>F.Cu)</text:p>
          </table:table-cell>
          <table:table-cell office:value-type="string" calcext:value-type="string">
            <text:p>(net</text:p>
          </table:table-cell>
          <table:table-cell table:formula="of:=[.$B$7]" office:value-type="float" office:value="149" calcext:value-type="float">
            <text:p>149</text:p>
          </table:table-cell>
          <table:table-cell table:formula="of:=[.O29]" office:value-type="string" office:string-value="))" calcext:value-type="string">
            <text:p>))</text:p>
          </table:table-cell>
          <table:table-cell table:formula="of:=CONCATENATE(&quot;  &quot;;[.B51];&quot; &quot;;[.C51];&quot; &quot;;[.D51];&quot; &quot;;[.E51];&quot; &quot;;[.F51];&quot; &quot;;[.G51];&quot; &quot;;[.H51];&quot; &quot;;[.I51];&quot; &quot;;[.J51];&quot; &quot;;[.K51];&quot; &quot;;[.L51];&quot; &quot;;[.M51];&quot; &quot;;[.N51];&quot; &quot;;[.O51])" office:value-type="string" office:string-value="  (segment (start 224.15 104.7) (end 223.75 104.3) (width 0.15) (layer F.Cu) (net 149 ))" calcext:value-type="string">
            <text:p><text:s text:c="2"/>(segment (start 224.15 104.7) (end 223.75 104.3) (width 0.15) (layer F.Cu) (net 149 ))</text:p>
          </table:table-cell>
        </table:table-row>
        <table:table-row table:style-name="ro1">
          <table:table-cell/>
          <table:table-cell office:value-type="string" calcext:value-type="string">
            <text:p>(segment</text:p>
          </table:table-cell>
          <table:table-cell office:value-type="string" calcext:value-type="string">
            <text:p>(start</text:p>
          </table:table-cell>
          <table:table-cell table:formula="of:=[.D30]+[.$D$5]" office:value-type="float" office:value="223.75" calcext:value-type="float">
            <text:p>223.75</text:p>
          </table:table-cell>
          <table:table-cell office:value-type="string" calcext:value-type="string">
            <text:p>104.3)</text:p>
          </table:table-cell>
          <table:table-cell office:value-type="string" calcext:value-type="string">
            <text:p>(end</text:p>
          </table:table-cell>
          <table:table-cell table:formula="of:=[.G30]+[.$D$5]" office:value-type="float" office:value="222.75" calcext:value-type="float">
            <text:p>222.75</text:p>
          </table:table-cell>
          <table:table-cell office:value-type="string" calcext:value-type="string">
            <text:p>104.3)</text:p>
          </table:table-cell>
          <table:table-cell office:value-type="string" calcext:value-type="string">
            <text:p>(width</text:p>
          </table:table-cell>
          <table:table-cell office:value-type="string" calcext:value-type="string">
            <text:p>0.15)</text:p>
          </table:table-cell>
          <table:table-cell office:value-type="string" calcext:value-type="string">
            <text:p>(layer</text:p>
          </table:table-cell>
          <table:table-cell office:value-type="string" calcext:value-type="string">
            <text:p>F.Cu)</text:p>
          </table:table-cell>
          <table:table-cell office:value-type="string" calcext:value-type="string">
            <text:p>(net</text:p>
          </table:table-cell>
          <table:table-cell table:formula="of:=[.$B$7]" office:value-type="float" office:value="149" calcext:value-type="float">
            <text:p>149</text:p>
          </table:table-cell>
          <table:table-cell table:formula="of:=[.O30]" office:value-type="string" office:string-value="))" calcext:value-type="string">
            <text:p>))</text:p>
          </table:table-cell>
          <table:table-cell table:formula="of:=CONCATENATE(&quot;  &quot;;[.B52];&quot; &quot;;[.C52];&quot; &quot;;[.D52];&quot; &quot;;[.E52];&quot; &quot;;[.F52];&quot; &quot;;[.G52];&quot; &quot;;[.H52];&quot; &quot;;[.I52];&quot; &quot;;[.J52];&quot; &quot;;[.K52];&quot; &quot;;[.L52];&quot; &quot;;[.M52];&quot; &quot;;[.N52];&quot; &quot;;[.O52])" office:value-type="string" office:string-value="  (segment (start 223.75 104.3) (end 222.75 104.3) (width 0.15) (layer F.Cu) (net 149 ))" calcext:value-type="string">
            <text:p><text:s text:c="2"/>(segment (start 223.75 104.3) (end 222.75 104.3) (width 0.15) (layer F.Cu) (net 149 ))</text:p>
          </table:table-cell>
        </table:table-row>
        <table:table-row table:style-name="ro1">
          <table:table-cell/>
          <table:table-cell office:value-type="string" calcext:value-type="string">
            <text:p>(segment</text:p>
          </table:table-cell>
          <table:table-cell office:value-type="string" calcext:value-type="string">
            <text:p>(start</text:p>
          </table:table-cell>
          <table:table-cell table:formula="of:=[.D31]+[.$D$5]" office:value-type="float" office:value="221.25" calcext:value-type="float">
            <text:p>221.25</text:p>
          </table:table-cell>
          <table:table-cell office:value-type="string" calcext:value-type="string">
            <text:p>113.65)</text:p>
          </table:table-cell>
          <table:table-cell office:value-type="string" calcext:value-type="string">
            <text:p>(end</text:p>
          </table:table-cell>
          <table:table-cell table:formula="of:=[.G31]+[.$D$5]" office:value-type="float" office:value="222.2" calcext:value-type="float">
            <text:p>222.2</text:p>
          </table:table-cell>
          <table:table-cell office:value-type="string" calcext:value-type="string">
            <text:p>112.7)</text:p>
          </table:table-cell>
          <table:table-cell office:value-type="string" calcext:value-type="string">
            <text:p>(width</text:p>
          </table:table-cell>
          <table:table-cell office:value-type="string" calcext:value-type="string">
            <text:p>0.15)</text:p>
          </table:table-cell>
          <table:table-cell office:value-type="string" calcext:value-type="string">
            <text:p>(layer</text:p>
          </table:table-cell>
          <table:table-cell office:value-type="string" calcext:value-type="string">
            <text:p>F.Cu)</text:p>
          </table:table-cell>
          <table:table-cell office:value-type="string" calcext:value-type="string">
            <text:p>(net</text:p>
          </table:table-cell>
          <table:table-cell table:formula="of:=[.$B$8]" office:value-type="float" office:value="150" calcext:value-type="float">
            <text:p>150</text:p>
          </table:table-cell>
          <table:table-cell table:formula="of:=[.O31]" office:value-type="string" office:string-value="))" calcext:value-type="string">
            <text:p>))</text:p>
          </table:table-cell>
          <table:table-cell table:formula="of:=CONCATENATE(&quot;  &quot;;[.B53];&quot; &quot;;[.C53];&quot; &quot;;[.D53];&quot; &quot;;[.E53];&quot; &quot;;[.F53];&quot; &quot;;[.G53];&quot; &quot;;[.H53];&quot; &quot;;[.I53];&quot; &quot;;[.J53];&quot; &quot;;[.K53];&quot; &quot;;[.L53];&quot; &quot;;[.M53];&quot; &quot;;[.N53];&quot; &quot;;[.O53])" office:value-type="string" office:string-value="  (segment (start 221.25 113.65) (end 222.2 112.7) (width 0.15) (layer F.Cu) (net 150 ))" calcext:value-type="string">
            <text:p><text:s text:c="2"/>(segment (start 221.25 113.65) (end 222.2 112.7) (width 0.15) (layer F.Cu) (net 150 ))</text:p>
          </table:table-cell>
        </table:table-row>
        <table:table-row table:style-name="ro1">
          <table:table-cell/>
          <table:table-cell office:value-type="string" calcext:value-type="string">
            <text:p>(segment</text:p>
          </table:table-cell>
          <table:table-cell office:value-type="string" calcext:value-type="string">
            <text:p>(start</text:p>
          </table:table-cell>
          <table:table-cell table:formula="of:=[.D32]+[.$D$5]" office:value-type="float" office:value="222.75" calcext:value-type="float">
            <text:p>222.75</text:p>
          </table:table-cell>
          <table:table-cell office:value-type="string" calcext:value-type="string">
            <text:p>108.35)</text:p>
          </table:table-cell>
          <table:table-cell office:value-type="string" calcext:value-type="string">
            <text:p>(end</text:p>
          </table:table-cell>
          <table:table-cell table:formula="of:=[.G32]+[.$D$5]" office:value-type="float" office:value="222.75" calcext:value-type="float">
            <text:p>222.75</text:p>
          </table:table-cell>
          <table:table-cell office:value-type="string" calcext:value-type="string">
            <text:p>106)</text:p>
          </table:table-cell>
          <table:table-cell office:value-type="string" calcext:value-type="string">
            <text:p>(width</text:p>
          </table:table-cell>
          <table:table-cell office:value-type="string" calcext:value-type="string">
            <text:p>0.15)</text:p>
          </table:table-cell>
          <table:table-cell office:value-type="string" calcext:value-type="string">
            <text:p>(layer</text:p>
          </table:table-cell>
          <table:table-cell office:value-type="string" calcext:value-type="string">
            <text:p>F.Cu)</text:p>
          </table:table-cell>
          <table:table-cell office:value-type="string" calcext:value-type="string">
            <text:p>(net</text:p>
          </table:table-cell>
          <table:table-cell table:formula="of:=[.$B$8]" office:value-type="float" office:value="150" calcext:value-type="float">
            <text:p>150</text:p>
          </table:table-cell>
          <table:table-cell table:formula="of:=[.O32]" office:value-type="string" office:string-value="))" calcext:value-type="string">
            <text:p>))</text:p>
          </table:table-cell>
          <table:table-cell table:formula="of:=CONCATENATE(&quot;  &quot;;[.B54];&quot; &quot;;[.C54];&quot; &quot;;[.D54];&quot; &quot;;[.E54];&quot; &quot;;[.F54];&quot; &quot;;[.G54];&quot; &quot;;[.H54];&quot; &quot;;[.I54];&quot; &quot;;[.J54];&quot; &quot;;[.K54];&quot; &quot;;[.L54];&quot; &quot;;[.M54];&quot; &quot;;[.N54];&quot; &quot;;[.O54])" office:value-type="string" office:string-value="  (segment (start 222.75 108.35) (end 222.75 106) (width 0.15) (layer F.Cu) (net 150 ))" calcext:value-type="string">
            <text:p><text:s text:c="2"/>(segment (start 222.75 108.35) (end 222.75 106) (width 0.15) (layer F.Cu) (net 150 ))</text:p>
          </table:table-cell>
        </table:table-row>
        <table:table-row table:style-name="ro1">
          <table:table-cell/>
          <table:table-cell office:value-type="string" calcext:value-type="string">
            <text:p>(segment</text:p>
          </table:table-cell>
          <table:table-cell office:value-type="string" calcext:value-type="string">
            <text:p>(start</text:p>
          </table:table-cell>
          <table:table-cell table:formula="of:=[.D33]+[.$D$5]" office:value-type="float" office:value="222.2" calcext:value-type="float">
            <text:p>222.2</text:p>
          </table:table-cell>
          <table:table-cell office:value-type="string" calcext:value-type="string">
            <text:p>108.9)</text:p>
          </table:table-cell>
          <table:table-cell office:value-type="string" calcext:value-type="string">
            <text:p>(end</text:p>
          </table:table-cell>
          <table:table-cell table:formula="of:=[.G33]+[.$D$5]" office:value-type="float" office:value="222.75" calcext:value-type="float">
            <text:p>222.75</text:p>
          </table:table-cell>
          <table:table-cell office:value-type="string" calcext:value-type="string">
            <text:p>108.35)</text:p>
          </table:table-cell>
          <table:table-cell office:value-type="string" calcext:value-type="string">
            <text:p>(width</text:p>
          </table:table-cell>
          <table:table-cell office:value-type="string" calcext:value-type="string">
            <text:p>0.15)</text:p>
          </table:table-cell>
          <table:table-cell office:value-type="string" calcext:value-type="string">
            <text:p>(layer</text:p>
          </table:table-cell>
          <table:table-cell office:value-type="string" calcext:value-type="string">
            <text:p>F.Cu)</text:p>
          </table:table-cell>
          <table:table-cell office:value-type="string" calcext:value-type="string">
            <text:p>(net</text:p>
          </table:table-cell>
          <table:table-cell table:formula="of:=[.$B$8]" office:value-type="float" office:value="150" calcext:value-type="float">
            <text:p>150</text:p>
          </table:table-cell>
          <table:table-cell table:formula="of:=[.O33]" office:value-type="string" office:string-value="))" calcext:value-type="string">
            <text:p>))</text:p>
          </table:table-cell>
          <table:table-cell table:formula="of:=CONCATENATE(&quot;  &quot;;[.B55];&quot; &quot;;[.C55];&quot; &quot;;[.D55];&quot; &quot;;[.E55];&quot; &quot;;[.F55];&quot; &quot;;[.G55];&quot; &quot;;[.H55];&quot; &quot;;[.I55];&quot; &quot;;[.J55];&quot; &quot;;[.K55];&quot; &quot;;[.L55];&quot; &quot;;[.M55];&quot; &quot;;[.N55];&quot; &quot;;[.O55])" office:value-type="string" office:string-value="  (segment (start 222.2 108.9) (end 222.75 108.35) (width 0.15) (layer F.Cu) (net 150 ))" calcext:value-type="string">
            <text:p><text:s text:c="2"/>(segment (start 222.2 108.9) (end 222.75 108.35) (width 0.15) (layer F.Cu) (net 150 ))</text:p>
          </table:table-cell>
        </table:table-row>
        <table:table-row table:style-name="ro1">
          <table:table-cell/>
          <table:table-cell office:value-type="string" calcext:value-type="string">
            <text:p>(segment</text:p>
          </table:table-cell>
          <table:table-cell office:value-type="string" calcext:value-type="string">
            <text:p>(start</text:p>
          </table:table-cell>
          <table:table-cell table:formula="of:=[.D34]+[.$D$5]" office:value-type="float" office:value="222.2" calcext:value-type="float">
            <text:p>222.2</text:p>
          </table:table-cell>
          <table:table-cell office:value-type="string" calcext:value-type="string">
            <text:p>112.7)</text:p>
          </table:table-cell>
          <table:table-cell office:value-type="string" calcext:value-type="string">
            <text:p>(end</text:p>
          </table:table-cell>
          <table:table-cell table:formula="of:=[.G34]+[.$D$5]" office:value-type="float" office:value="222.2" calcext:value-type="float">
            <text:p>222.2</text:p>
          </table:table-cell>
          <table:table-cell office:value-type="string" calcext:value-type="string">
            <text:p>108.9)</text:p>
          </table:table-cell>
          <table:table-cell office:value-type="string" calcext:value-type="string">
            <text:p>(width</text:p>
          </table:table-cell>
          <table:table-cell office:value-type="string" calcext:value-type="string">
            <text:p>0.15)</text:p>
          </table:table-cell>
          <table:table-cell office:value-type="string" calcext:value-type="string">
            <text:p>(layer</text:p>
          </table:table-cell>
          <table:table-cell office:value-type="string" calcext:value-type="string">
            <text:p>F.Cu)</text:p>
          </table:table-cell>
          <table:table-cell office:value-type="string" calcext:value-type="string">
            <text:p>(net</text:p>
          </table:table-cell>
          <table:table-cell table:formula="of:=[.$B$8]" office:value-type="float" office:value="150" calcext:value-type="float">
            <text:p>150</text:p>
          </table:table-cell>
          <table:table-cell table:formula="of:=[.O34]" office:value-type="string" office:string-value="))" calcext:value-type="string">
            <text:p>))</text:p>
          </table:table-cell>
          <table:table-cell table:formula="of:=CONCATENATE(&quot;  &quot;;[.B56];&quot; &quot;;[.C56];&quot; &quot;;[.D56];&quot; &quot;;[.E56];&quot; &quot;;[.F56];&quot; &quot;;[.G56];&quot; &quot;;[.H56];&quot; &quot;;[.I56];&quot; &quot;;[.J56];&quot; &quot;;[.K56];&quot; &quot;;[.L56];&quot; &quot;;[.M56];&quot; &quot;;[.N56];&quot; &quot;;[.O56])" office:value-type="string" office:string-value="  (segment (start 222.2 112.7) (end 222.2 108.9) (width 0.15) (layer F.Cu) (net 150 ))" calcext:value-type="string">
            <text:p><text:s text:c="2"/>(segment (start 222.2 112.7) (end 222.2 108.9) (width 0.15) (layer F.Cu) (net 150 ))</text:p>
          </table:table-cell>
        </table:table-row>
      </table:table>
      <table:table table:name="Common_Signals" table:style-name="ta1"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9" table:default-cell-style-name="Default"/>
        <table:table-row table:style-name="ro1" table:number-rows-repeated="3">
          <table:table-cell table:number-columns-repeated="15"/>
        </table:table-row>
        <table:table-row table:style-name="ro1">
          <table:table-cell table:style-name="ce1" office:value-type="string" calcext:value-type="string" table:number-columns-spanned="15" table:number-rows-spanned="1">
            <text:p>Reference</text:p>
          </table:table-cell>
          <table:covered-table-cell table:number-columns-repeated="14"/>
        </table:table-row>
        <table:table-row table:style-name="ro1">
          <table:table-cell office:value-type="string" calcext:value-type="string">
            <text:p><text:s text:c="2"/>(segment (start </text:p>
          </table:table-cell>
          <table:table-cell office:value-type="float" office:value="72.55" calcext:value-type="float">
            <text:p>72.55</text:p>
          </table:table-cell>
          <table:table-cell office:value-type="string" calcext:value-type="string">
            <text:p><text:s/>99.55) (end </text:p>
          </table:table-cell>
          <table:table-cell office:value-type="float" office:value="71.05" calcext:value-type="float">
            <text:p>71.05</text:p>
          </table:table-cell>
          <table:table-cell office:value-type="string" calcext:value-type="string">
            <text:p><text:s/>98.05) (width 0.15) (layer In1.Cu) (net 11) (tstamp 578B0BD0)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(segment (start </text:p>
          </table:table-cell>
          <table:table-cell office:value-type="float" office:value="71.05" calcext:value-type="float">
            <text:p>71.05</text:p>
          </table:table-cell>
          <table:table-cell office:value-type="string" calcext:value-type="string">
            <text:p><text:s/>98.05) (end 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98.05) (width 0.15) (layer In1.Cu) (net 11) (tstamp 578B0BD4)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(segment (start </text:p>
          </table:table-cell>
          <table:table-cell office:value-type="float" office:value="69.7" calcext:value-type="float">
            <text:p>69.7</text:p>
          </table:table-cell>
          <table:table-cell office:value-type="string" calcext:value-type="string">
            <text:p><text:s/>112.65) (end </text:p>
          </table:table-cell>
          <table:table-cell office:value-type="float" office:value="66.75" calcext:value-type="float">
            <text:p>66.75</text:p>
          </table:table-cell>
          <table:table-cell office:value-type="string" calcext:value-type="string">
            <text:p><text:s/>112.65) (width 0.15) (layer In1.Cu) (net 11)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(segment (start </text:p>
          </table:table-cell>
          <table:table-cell office:value-type="float" office:value="72.55" calcext:value-type="float">
            <text:p>72.55</text:p>
          </table:table-cell>
          <table:table-cell office:value-type="string" calcext:value-type="string">
            <text:p><text:s/>108.7) (end </text:p>
          </table:table-cell>
          <table:table-cell office:value-type="float" office:value="72.55" calcext:value-type="float">
            <text:p>72.55</text:p>
          </table:table-cell>
          <table:table-cell office:value-type="string" calcext:value-type="string">
            <text:p><text:s/>99.7) (width 0.15) (layer In1.Cu) (net 11) (tstamp 578AF1BD)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(segment (start </text:p>
          </table:table-cell>
          <table:table-cell office:value-type="float" office:value="70.099998" calcext:value-type="float">
            <text:p>70.099998</text:p>
          </table:table-cell>
          <table:table-cell office:value-type="string" calcext:value-type="string">
            <text:p><text:s/>111.150002) (end </text:p>
          </table:table-cell>
          <table:table-cell office:value-type="float" office:value="72.55" calcext:value-type="float">
            <text:p>72.55</text:p>
          </table:table-cell>
          <table:table-cell office:value-type="string" calcext:value-type="string">
            <text:p><text:s/>108.7) (width 0.15) (layer In1.Cu) (net 11) (tstamp 578AF1B8)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(segment (start </text:p>
          </table:table-cell>
          <table:table-cell office:value-type="float" office:value="70.099998" calcext:value-type="float">
            <text:p>70.099998</text:p>
          </table:table-cell>
          <table:table-cell office:value-type="string" calcext:value-type="string">
            <text:p><text:s/>112.250002) (end </text:p>
          </table:table-cell>
          <table:table-cell office:value-type="float" office:value="70.099998" calcext:value-type="float">
            <text:p>70.099998</text:p>
          </table:table-cell>
          <table:table-cell office:value-type="string" calcext:value-type="string">
            <text:p><text:s/>111.150002) (width 0.15) (layer In1.Cu) (net 11) (tstamp 578AF1B6)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(segment (start </text:p>
          </table:table-cell>
          <table:table-cell office:value-type="float" office:value="69.7" calcext:value-type="float">
            <text:p>69.7</text:p>
          </table:table-cell>
          <table:table-cell office:value-type="string" calcext:value-type="string">
            <text:p><text:s/>112.65) (end </text:p>
          </table:table-cell>
          <table:table-cell office:value-type="float" office:value="70.099998" calcext:value-type="float">
            <text:p>70.099998</text:p>
          </table:table-cell>
          <table:table-cell office:value-type="string" calcext:value-type="string">
            <text:p><text:s/>112.250002) (width 0.15) (layer In1.Cu) (net 11) (tstamp 578AF1B3)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(segment (start </text:p>
          </table:table-cell>
          <table:table-cell office:value-type="float" office:value="72.55" calcext:value-type="float">
            <text:p>72.55</text:p>
          </table:table-cell>
          <table:table-cell office:value-type="string" calcext:value-type="string">
            <text:p><text:s/>99.7) (end </text:p>
          </table:table-cell>
          <table:table-cell office:value-type="float" office:value="72.55" calcext:value-type="float">
            <text:p>72.55</text:p>
          </table:table-cell>
          <table:table-cell office:value-type="string" calcext:value-type="string">
            <text:p><text:s/>99.55) (width 0.15) (layer In1.Cu) (net 11)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(segment (start </text:p>
          </table:table-cell>
          <table:table-cell office:value-type="float" office:value="72.4" calcext:value-type="float">
            <text:p>72.4</text:p>
          </table:table-cell>
          <table:table-cell office:value-type="string" calcext:value-type="string">
            <text:p><text:s/>99.7) (end </text:p>
          </table:table-cell>
          <table:table-cell office:value-type="float" office:value="72.4" calcext:value-type="float">
            <text:p>72.4</text:p>
          </table:table-cell>
          <table:table-cell office:value-type="string" calcext:value-type="string">
            <text:p><text:s/>99.5) (width 0.15) (layer In2.Cu) (net 12)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(segment (start </text:p>
          </table:table-cell>
          <table:table-cell office:value-type="float" office:value="69.5" calcext:value-type="float">
            <text:p>69.5</text:p>
          </table:table-cell>
          <table:table-cell office:value-type="string" calcext:value-type="string">
            <text:p><text:s/>111.65) (end </text:p>
          </table:table-cell>
          <table:table-cell office:value-type="float" office:value="72.4" calcext:value-type="float">
            <text:p>72.4</text:p>
          </table:table-cell>
          <table:table-cell office:value-type="string" calcext:value-type="string">
            <text:p><text:s/>108.75) (width 0.15) (layer In2.Cu) (net 12) (tstamp 578AF1D6)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(segment (start </text:p>
          </table:table-cell>
          <table:table-cell office:value-type="float" office:value="72.4" calcext:value-type="float">
            <text:p>72.4</text:p>
          </table:table-cell>
          <table:table-cell office:value-type="string" calcext:value-type="string">
            <text:p><text:s/>108.75) (end </text:p>
          </table:table-cell>
          <table:table-cell office:value-type="float" office:value="72.4" calcext:value-type="float">
            <text:p>72.4</text:p>
          </table:table-cell>
          <table:table-cell office:value-type="string" calcext:value-type="string">
            <text:p><text:s/>99.7) (width 0.15) (layer In2.Cu) (net 12) (tstamp 578AF1D9)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(segment (start </text:p>
          </table:table-cell>
          <table:table-cell office:value-type="float" office:value="69.5" calcext:value-type="float">
            <text:p>69.5</text:p>
          </table:table-cell>
          <table:table-cell office:value-type="string" calcext:value-type="string">
            <text:p><text:s/>111.65) (end </text:p>
          </table:table-cell>
          <table:table-cell office:value-type="float" office:value="68.75" calcext:value-type="float">
            <text:p>68.75</text:p>
          </table:table-cell>
          <table:table-cell office:value-type="string" calcext:value-type="string">
            <text:p><text:s/>111.65) (width 0.15) (layer In2.Cu) (net 12)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(segment (start </text:p>
          </table:table-cell>
          <table:table-cell office:value-type="float" office:value="71.5" calcext:value-type="float">
            <text:p>71.5</text:p>
          </table:table-cell>
          <table:table-cell office:value-type="string" calcext:value-type="string">
            <text:p><text:s/>98.6) (end </text:p>
          </table:table-cell>
          <table:table-cell office:value-type="float" office:value="70.35" calcext:value-type="float">
            <text:p>70.35</text:p>
          </table:table-cell>
          <table:table-cell office:value-type="string" calcext:value-type="string">
            <text:p><text:s/>98.6) (width 0.15) (layer In2.Cu) (net 12) (tstamp 578B09A3)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(segment (start </text:p>
          </table:table-cell>
          <table:table-cell office:value-type="float" office:value="72.4" calcext:value-type="float">
            <text:p>72.4</text:p>
          </table:table-cell>
          <table:table-cell office:value-type="string" calcext:value-type="string">
            <text:p><text:s/>99.5) (end </text:p>
          </table:table-cell>
          <table:table-cell office:value-type="float" office:value="71.5" calcext:value-type="float">
            <text:p>71.5</text:p>
          </table:table-cell>
          <table:table-cell office:value-type="string" calcext:value-type="string">
            <text:p><text:s/>98.6) (width 0.15) (layer In2.Cu) (net 12) (tstamp 578B098F)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(segment (start </text:p>
          </table:table-cell>
          <table:table-cell office:value-type="float" office:value="72.1" calcext:value-type="float">
            <text:p>72.1</text:p>
          </table:table-cell>
          <table:table-cell office:value-type="string" calcext:value-type="string">
            <text:p><text:s/>99.55) (end </text:p>
          </table:table-cell>
          <table:table-cell office:value-type="float" office:value="71.7" calcext:value-type="float">
            <text:p>71.7</text:p>
          </table:table-cell>
          <table:table-cell office:value-type="string" calcext:value-type="string">
            <text:p><text:s/>99.15) (width 0.15) (layer In1.Cu) (net 13) (tstamp 578B0BC7)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(segment (start </text:p>
          </table:table-cell>
          <table:table-cell office:value-type="float" office:value="71.7" calcext:value-type="float">
            <text:p>71.7</text:p>
          </table:table-cell>
          <table:table-cell office:value-type="string" calcext:value-type="string">
            <text:p><text:s/>99.15) (end 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99.15) (width 0.15) (layer In1.Cu) (net 13) (tstamp 578B0BCA)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(segment (start </text:p>
          </table:table-cell>
          <table:table-cell office:value-type="float" office:value="66.75" calcext:value-type="float">
            <text:p>66.75</text:p>
          </table:table-cell>
          <table:table-cell office:value-type="string" calcext:value-type="string">
            <text:p><text:s/>109.8) (end </text:p>
          </table:table-cell>
          <table:table-cell office:value-type="float" office:value="66.75" calcext:value-type="float">
            <text:p>66.75</text:p>
          </table:table-cell>
          <table:table-cell office:value-type="string" calcext:value-type="string">
            <text:p><text:s/>110.65) (width 0.15) (layer In1.Cu) (net 13)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(segment (start </text:p>
          </table:table-cell>
          <table:table-cell office:value-type="float" office:value="72.1" calcext:value-type="float">
            <text:p>72.1</text:p>
          </table:table-cell>
          <table:table-cell office:value-type="string" calcext:value-type="string">
            <text:p><text:s/>107.05) (end </text:p>
          </table:table-cell>
          <table:table-cell office:value-type="float" office:value="72.1" calcext:value-type="float">
            <text:p>72.1</text:p>
          </table:table-cell>
          <table:table-cell office:value-type="string" calcext:value-type="string">
            <text:p><text:s/>99.75) (width 0.15) (layer In1.Cu) (net 13) (tstamp 578AF205)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(segment (start </text:p>
          </table:table-cell>
          <table:table-cell office:value-type="float" office:value="72.1" calcext:value-type="float">
            <text:p>72.1</text:p>
          </table:table-cell>
          <table:table-cell office:value-type="string" calcext:value-type="string">
            <text:p><text:s/>99.75) (end </text:p>
          </table:table-cell>
          <table:table-cell office:value-type="float" office:value="72.1" calcext:value-type="float">
            <text:p>72.1</text:p>
          </table:table-cell>
          <table:table-cell office:value-type="string" calcext:value-type="string">
            <text:p><text:s/>99.7) (width 0.15) (layer In1.Cu) (net 13) (tstamp 578B0831)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(segment (start </text:p>
          </table:table-cell>
          <table:table-cell office:value-type="float" office:value="71.9" calcext:value-type="float">
            <text:p>71.9</text:p>
          </table:table-cell>
          <table:table-cell office:value-type="string" calcext:value-type="string">
            <text:p><text:s/>107.25) (end </text:p>
          </table:table-cell>
          <table:table-cell office:value-type="float" office:value="72.1" calcext:value-type="float">
            <text:p>72.1</text:p>
          </table:table-cell>
          <table:table-cell office:value-type="string" calcext:value-type="string">
            <text:p><text:s/>107.05) (width 0.15) (layer In1.Cu) (net 13) (tstamp 578AF204)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(segment (start </text:p>
          </table:table-cell>
          <table:table-cell office:value-type="float" office:value="69.3" calcext:value-type="float">
            <text:p>69.3</text:p>
          </table:table-cell>
          <table:table-cell office:value-type="string" calcext:value-type="string">
            <text:p><text:s/>107.25) (end </text:p>
          </table:table-cell>
          <table:table-cell office:value-type="float" office:value="71.9" calcext:value-type="float">
            <text:p>71.9</text:p>
          </table:table-cell>
          <table:table-cell office:value-type="string" calcext:value-type="string">
            <text:p><text:s/>107.25) (width 0.15) (layer In1.Cu) (net 13) (tstamp 578AF202)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(segment (start </text:p>
          </table:table-cell>
          <table:table-cell office:value-type="float" office:value="66.75" calcext:value-type="float">
            <text:p>66.75</text:p>
          </table:table-cell>
          <table:table-cell office:value-type="string" calcext:value-type="string">
            <text:p><text:s/>109.8) (end </text:p>
          </table:table-cell>
          <table:table-cell office:value-type="float" office:value="69.3" calcext:value-type="float">
            <text:p>69.3</text:p>
          </table:table-cell>
          <table:table-cell office:value-type="string" calcext:value-type="string">
            <text:p><text:s/>107.25) (width 0.15) (layer In1.Cu) (net 13) (tstamp 578AF200)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(segment (start </text:p>
          </table:table-cell>
          <table:table-cell office:value-type="float" office:value="72.1" calcext:value-type="float">
            <text:p>72.1</text:p>
          </table:table-cell>
          <table:table-cell office:value-type="string" calcext:value-type="string">
            <text:p><text:s/>99.7) (end </text:p>
          </table:table-cell>
          <table:table-cell office:value-type="float" office:value="72.1" calcext:value-type="float">
            <text:p>72.1</text:p>
          </table:table-cell>
          <table:table-cell office:value-type="string" calcext:value-type="string">
            <text:p><text:s/>99.55) (width 0.15) (layer In1.Cu) (net 13)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(via (at 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98.05) (size 0.6) (drill 0.3) (layers F.Cu B.Cu) (net 11)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 text:c="2"/>(via (at </text:p>
          </table:table-cell>
          <table:table-cell office:value-type="float" office:value="70.35" calcext:value-type="float">
            <text:p>70.35</text:p>
          </table:table-cell>
          <table:table-cell office:value-type="string" calcext:value-type="string">
            <text:p><text:s/>98.6) (size 0.6) (drill 0.3) (layers F.Cu B.Cu) (net 12)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 text:c="2"/>(via (at 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99.15) (size 0.6) (drill 0.3) (layers F.Cu B.Cu) (net 13))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Xoffset</text:p>
          </table:table-cell>
          <table:table-cell table:formula="of:=10*([.B32]-1)" office:value-type="float" office:value="150" calcext:value-type="float">
            <text:p>150</text:p>
          </table:table-cell>
          <table:table-cell table:number-columns-repeated="13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formula="of:=[.A5]" office:value-type="string" office:string-value="  (segment (start " calcext:value-type="string">
            <text:p><text:s text:c="2"/>(segment (start </text:p>
          </table:table-cell>
          <table:table-cell table:formula="of:=[.B5]+[.$B$34]" office:value-type="float" office:value="222.55" calcext:value-type="float">
            <text:p>222.55</text:p>
          </table:table-cell>
          <table:table-cell table:formula="of:=[.C5]" office:value-type="string" office:string-value=" 99.55) (end " calcext:value-type="string">
            <text:p><text:s/>99.55) (end </text:p>
          </table:table-cell>
          <table:table-cell table:formula="of:=[.D5]+[.$B$34]" office:value-type="float" office:value="221.05" calcext:value-type="float">
            <text:p>221.05</text:p>
          </table:table-cell>
          <table:table-cell table:formula="of:=[.E5]" office:value-type="string" office:string-value=" 98.05) (width 0.15) (layer In1.Cu) (net 11) (tstamp 578B0BD0))" calcext:value-type="string">
            <text:p><text:s/>98.05) (width 0.15) (layer In1.Cu) (net 11) (tstamp 578B0BD0))</text:p>
          </table:table-cell>
          <table:table-cell table:formula="of:=CONCATENATE([.A39];[.B39];[.C39];[.D39];[.E39])" office:value-type="string" office:string-value="  (segment (start 222.55 99.55) (end 221.05 98.05) (width 0.15) (layer In1.Cu) (net 11) (tstamp 578B0BD0))" calcext:value-type="string">
            <text:p><text:s text:c="2"/>(segment (start 222.55 99.55) (end 221.05 98.05) (width 0.15) (layer In1.Cu) (net 11) (tstamp 578B0BD0))</text:p>
          </table:table-cell>
          <table:table-cell table:number-columns-repeated="9"/>
        </table:table-row>
        <table:table-row table:style-name="ro1">
          <table:table-cell table:formula="of:=[.A6]" office:value-type="string" office:string-value="  (segment (start " calcext:value-type="string">
            <text:p><text:s text:c="2"/>(segment (start </text:p>
          </table:table-cell>
          <table:table-cell table:formula="of:=[.B6]+[.$B$34]" office:value-type="float" office:value="221.05" calcext:value-type="float">
            <text:p>221.05</text:p>
          </table:table-cell>
          <table:table-cell table:formula="of:=[.C6]" office:value-type="string" office:string-value=" 98.05) (end " calcext:value-type="string">
            <text:p><text:s/>98.05) (end </text:p>
          </table:table-cell>
          <table:table-cell table:formula="of:=[.D6]+[.$B$34]" office:value-type="float" office:value="221" calcext:value-type="float">
            <text:p>221</text:p>
          </table:table-cell>
          <table:table-cell table:formula="of:=[.E6]" office:value-type="string" office:string-value=" 98.05) (width 0.15) (layer In1.Cu) (net 11) (tstamp 578B0BD4))" calcext:value-type="string">
            <text:p><text:s/>98.05) (width 0.15) (layer In1.Cu) (net 11) (tstamp 578B0BD4))</text:p>
          </table:table-cell>
          <table:table-cell table:formula="of:=CONCATENATE([.A40];[.B40];[.C40];[.D40];[.E40])" office:value-type="string" office:string-value="  (segment (start 221.05 98.05) (end 221 98.05) (width 0.15) (layer In1.Cu) (net 11) (tstamp 578B0BD4))" calcext:value-type="string">
            <text:p><text:s text:c="2"/>(segment (start 221.05 98.05) (end 221 98.05) (width 0.15) (layer In1.Cu) (net 11) (tstamp 578B0BD4))</text:p>
          </table:table-cell>
          <table:table-cell table:number-columns-repeated="9"/>
        </table:table-row>
        <table:table-row table:style-name="ro1">
          <table:table-cell table:formula="of:=[.A7]" office:value-type="string" office:string-value="  (segment (start " calcext:value-type="string">
            <text:p><text:s text:c="2"/>(segment (start </text:p>
          </table:table-cell>
          <table:table-cell table:formula="of:=[.B7]+[.$B$34]" office:value-type="float" office:value="219.7" calcext:value-type="float">
            <text:p>219.7</text:p>
          </table:table-cell>
          <table:table-cell table:formula="of:=[.C7]" office:value-type="string" office:string-value=" 112.65) (end " calcext:value-type="string">
            <text:p><text:s/>112.65) (end </text:p>
          </table:table-cell>
          <table:table-cell table:formula="of:=[.D7]+[.$B$34]" office:value-type="float" office:value="216.75" calcext:value-type="float">
            <text:p>216.75</text:p>
          </table:table-cell>
          <table:table-cell table:formula="of:=[.E7]" office:value-type="string" office:string-value=" 112.65) (width 0.15) (layer In1.Cu) (net 11))" calcext:value-type="string">
            <text:p><text:s/>112.65) (width 0.15) (layer In1.Cu) (net 11))</text:p>
          </table:table-cell>
          <table:table-cell table:formula="of:=CONCATENATE([.A41];[.B41];[.C41];[.D41];[.E41])" office:value-type="string" office:string-value="  (segment (start 219.7 112.65) (end 216.75 112.65) (width 0.15) (layer In1.Cu) (net 11))" calcext:value-type="string">
            <text:p><text:s text:c="2"/>(segment (start 219.7 112.65) (end 216.75 112.65) (width 0.15) (layer In1.Cu) (net 11))</text:p>
          </table:table-cell>
          <table:table-cell table:number-columns-repeated="9"/>
        </table:table-row>
        <table:table-row table:style-name="ro1">
          <table:table-cell table:formula="of:=[.A8]" office:value-type="string" office:string-value="  (segment (start " calcext:value-type="string">
            <text:p><text:s text:c="2"/>(segment (start </text:p>
          </table:table-cell>
          <table:table-cell table:formula="of:=[.B8]+[.$B$34]" office:value-type="float" office:value="222.55" calcext:value-type="float">
            <text:p>222.55</text:p>
          </table:table-cell>
          <table:table-cell table:formula="of:=[.C8]" office:value-type="string" office:string-value=" 108.7) (end " calcext:value-type="string">
            <text:p><text:s/>108.7) (end </text:p>
          </table:table-cell>
          <table:table-cell table:formula="of:=[.D8]+[.$B$34]" office:value-type="float" office:value="222.55" calcext:value-type="float">
            <text:p>222.55</text:p>
          </table:table-cell>
          <table:table-cell table:formula="of:=[.E8]" office:value-type="string" office:string-value=" 99.7) (width 0.15) (layer In1.Cu) (net 11) (tstamp 578AF1BD))" calcext:value-type="string">
            <text:p><text:s/>99.7) (width 0.15) (layer In1.Cu) (net 11) (tstamp 578AF1BD))</text:p>
          </table:table-cell>
          <table:table-cell table:formula="of:=CONCATENATE([.A42];[.B42];[.C42];[.D42];[.E42])" office:value-type="string" office:string-value="  (segment (start 222.55 108.7) (end 222.55 99.7) (width 0.15) (layer In1.Cu) (net 11) (tstamp 578AF1BD))" calcext:value-type="string">
            <text:p><text:s text:c="2"/>(segment (start 222.55 108.7) (end 222.55 99.7) (width 0.15) (layer In1.Cu) (net 11) (tstamp 578AF1BD))</text:p>
          </table:table-cell>
          <table:table-cell table:number-columns-repeated="9"/>
        </table:table-row>
        <table:table-row table:style-name="ro1">
          <table:table-cell table:formula="of:=[.A9]" office:value-type="string" office:string-value="  (segment (start " calcext:value-type="string">
            <text:p><text:s text:c="2"/>(segment (start </text:p>
          </table:table-cell>
          <table:table-cell table:formula="of:=[.B9]+[.$B$34]" office:value-type="float" office:value="220.099998" calcext:value-type="float">
            <text:p>220.099998</text:p>
          </table:table-cell>
          <table:table-cell table:formula="of:=[.C9]" office:value-type="string" office:string-value=" 111.150002) (end " calcext:value-type="string">
            <text:p><text:s/>111.150002) (end </text:p>
          </table:table-cell>
          <table:table-cell table:formula="of:=[.D9]+[.$B$34]" office:value-type="float" office:value="222.55" calcext:value-type="float">
            <text:p>222.55</text:p>
          </table:table-cell>
          <table:table-cell table:formula="of:=[.E9]" office:value-type="string" office:string-value=" 108.7) (width 0.15) (layer In1.Cu) (net 11) (tstamp 578AF1B8))" calcext:value-type="string">
            <text:p><text:s/>108.7) (width 0.15) (layer In1.Cu) (net 11) (tstamp 578AF1B8))</text:p>
          </table:table-cell>
          <table:table-cell table:formula="of:=CONCATENATE([.A43];[.B43];[.C43];[.D43];[.E43])" office:value-type="string" office:string-value="  (segment (start 220.099998 111.150002) (end 222.55 108.7) (width 0.15) (layer In1.Cu) (net 11) (tstamp 578AF1B8))" calcext:value-type="string">
            <text:p><text:s text:c="2"/>(segment (start 220.099998 111.150002) (end 222.55 108.7) (width 0.15) (layer In1.Cu) (net 11) (tstamp 578AF1B8))</text:p>
          </table:table-cell>
          <table:table-cell table:number-columns-repeated="9"/>
        </table:table-row>
        <table:table-row table:style-name="ro1">
          <table:table-cell table:formula="of:=[.A10]" office:value-type="string" office:string-value="  (segment (start " calcext:value-type="string">
            <text:p><text:s text:c="2"/>(segment (start </text:p>
          </table:table-cell>
          <table:table-cell table:formula="of:=[.B10]+[.$B$34]" office:value-type="float" office:value="220.099998" calcext:value-type="float">
            <text:p>220.099998</text:p>
          </table:table-cell>
          <table:table-cell table:formula="of:=[.C10]" office:value-type="string" office:string-value=" 112.250002) (end " calcext:value-type="string">
            <text:p><text:s/>112.250002) (end </text:p>
          </table:table-cell>
          <table:table-cell table:formula="of:=[.D10]+[.$B$34]" office:value-type="float" office:value="220.099998" calcext:value-type="float">
            <text:p>220.099998</text:p>
          </table:table-cell>
          <table:table-cell table:formula="of:=[.E10]" office:value-type="string" office:string-value=" 111.150002) (width 0.15) (layer In1.Cu) (net 11) (tstamp 578AF1B6))" calcext:value-type="string">
            <text:p><text:s/>111.150002) (width 0.15) (layer In1.Cu) (net 11) (tstamp 578AF1B6))</text:p>
          </table:table-cell>
          <table:table-cell table:formula="of:=CONCATENATE([.A44];[.B44];[.C44];[.D44];[.E44])" office:value-type="string" office:string-value="  (segment (start 220.099998 112.250002) (end 220.099998 111.150002) (width 0.15) (layer In1.Cu) (net 11) (tstamp 578AF1B6))" calcext:value-type="string">
            <text:p><text:s text:c="2"/>(segment (start 220.099998 112.250002) (end 220.099998 111.150002) (width 0.15) (layer In1.Cu) (net 11) (tstamp 578AF1B6))</text:p>
          </table:table-cell>
          <table:table-cell table:number-columns-repeated="9"/>
        </table:table-row>
        <table:table-row table:style-name="ro1">
          <table:table-cell table:formula="of:=[.A11]" office:value-type="string" office:string-value="  (segment (start " calcext:value-type="string">
            <text:p><text:s text:c="2"/>(segment (start </text:p>
          </table:table-cell>
          <table:table-cell table:formula="of:=[.B11]+[.$B$34]" office:value-type="float" office:value="219.7" calcext:value-type="float">
            <text:p>219.7</text:p>
          </table:table-cell>
          <table:table-cell table:formula="of:=[.C11]" office:value-type="string" office:string-value=" 112.65) (end " calcext:value-type="string">
            <text:p><text:s/>112.65) (end </text:p>
          </table:table-cell>
          <table:table-cell table:formula="of:=[.D11]+[.$B$34]" office:value-type="float" office:value="220.099998" calcext:value-type="float">
            <text:p>220.099998</text:p>
          </table:table-cell>
          <table:table-cell table:formula="of:=[.E11]" office:value-type="string" office:string-value=" 112.250002) (width 0.15) (layer In1.Cu) (net 11) (tstamp 578AF1B3))" calcext:value-type="string">
            <text:p><text:s/>112.250002) (width 0.15) (layer In1.Cu) (net 11) (tstamp 578AF1B3))</text:p>
          </table:table-cell>
          <table:table-cell table:formula="of:=CONCATENATE([.A45];[.B45];[.C45];[.D45];[.E45])" office:value-type="string" office:string-value="  (segment (start 219.7 112.65) (end 220.099998 112.250002) (width 0.15) (layer In1.Cu) (net 11) (tstamp 578AF1B3))" calcext:value-type="string">
            <text:p><text:s text:c="2"/>(segment (start 219.7 112.65) (end 220.099998 112.250002) (width 0.15) (layer In1.Cu) (net 11) (tstamp 578AF1B3))</text:p>
          </table:table-cell>
          <table:table-cell table:number-columns-repeated="9"/>
        </table:table-row>
        <table:table-row table:style-name="ro1">
          <table:table-cell table:formula="of:=[.A12]" office:value-type="string" office:string-value="  (segment (start " calcext:value-type="string">
            <text:p><text:s text:c="2"/>(segment (start </text:p>
          </table:table-cell>
          <table:table-cell table:formula="of:=[.B12]+[.$B$34]" office:value-type="float" office:value="222.55" calcext:value-type="float">
            <text:p>222.55</text:p>
          </table:table-cell>
          <table:table-cell table:formula="of:=[.C12]" office:value-type="string" office:string-value=" 99.7) (end " calcext:value-type="string">
            <text:p><text:s/>99.7) (end </text:p>
          </table:table-cell>
          <table:table-cell table:formula="of:=[.D12]+[.$B$34]" office:value-type="float" office:value="222.55" calcext:value-type="float">
            <text:p>222.55</text:p>
          </table:table-cell>
          <table:table-cell table:formula="of:=[.E12]" office:value-type="string" office:string-value=" 99.55) (width 0.15) (layer In1.Cu) (net 11))" calcext:value-type="string">
            <text:p><text:s/>99.55) (width 0.15) (layer In1.Cu) (net 11))</text:p>
          </table:table-cell>
          <table:table-cell table:formula="of:=CONCATENATE([.A46];[.B46];[.C46];[.D46];[.E46])" office:value-type="string" office:string-value="  (segment (start 222.55 99.7) (end 222.55 99.55) (width 0.15) (layer In1.Cu) (net 11))" calcext:value-type="string">
            <text:p><text:s text:c="2"/>(segment (start 222.55 99.7) (end 222.55 99.55) (width 0.15) (layer In1.Cu) (net 11))</text:p>
          </table:table-cell>
          <table:table-cell table:number-columns-repeated="9"/>
        </table:table-row>
        <table:table-row table:style-name="ro1">
          <table:table-cell table:formula="of:=[.A13]" office:value-type="string" office:string-value="  (segment (start " calcext:value-type="string">
            <text:p><text:s text:c="2"/>(segment (start </text:p>
          </table:table-cell>
          <table:table-cell table:formula="of:=[.B13]+[.$B$34]" office:value-type="float" office:value="222.4" calcext:value-type="float">
            <text:p>222.4</text:p>
          </table:table-cell>
          <table:table-cell table:formula="of:=[.C13]" office:value-type="string" office:string-value=" 99.7) (end " calcext:value-type="string">
            <text:p><text:s/>99.7) (end </text:p>
          </table:table-cell>
          <table:table-cell table:formula="of:=[.D13]+[.$B$34]" office:value-type="float" office:value="222.4" calcext:value-type="float">
            <text:p>222.4</text:p>
          </table:table-cell>
          <table:table-cell table:formula="of:=[.E13]" office:value-type="string" office:string-value=" 99.5) (width 0.15) (layer In2.Cu) (net 12))" calcext:value-type="string">
            <text:p><text:s/>99.5) (width 0.15) (layer In2.Cu) (net 12))</text:p>
          </table:table-cell>
          <table:table-cell table:formula="of:=CONCATENATE([.A47];[.B47];[.C47];[.D47];[.E47])" office:value-type="string" office:string-value="  (segment (start 222.4 99.7) (end 222.4 99.5) (width 0.15) (layer In2.Cu) (net 12))" calcext:value-type="string">
            <text:p><text:s text:c="2"/>(segment (start 222.4 99.7) (end 222.4 99.5) (width 0.15) (layer In2.Cu) (net 12))</text:p>
          </table:table-cell>
          <table:table-cell table:number-columns-repeated="9"/>
        </table:table-row>
        <table:table-row table:style-name="ro1">
          <table:table-cell table:formula="of:=[.A14]" office:value-type="string" office:string-value="  (segment (start " calcext:value-type="string">
            <text:p><text:s text:c="2"/>(segment (start </text:p>
          </table:table-cell>
          <table:table-cell table:formula="of:=[.B14]+[.$B$34]" office:value-type="float" office:value="219.5" calcext:value-type="float">
            <text:p>219.5</text:p>
          </table:table-cell>
          <table:table-cell table:formula="of:=[.C14]" office:value-type="string" office:string-value=" 111.65) (end " calcext:value-type="string">
            <text:p><text:s/>111.65) (end </text:p>
          </table:table-cell>
          <table:table-cell table:formula="of:=[.D14]+[.$B$34]" office:value-type="float" office:value="222.4" calcext:value-type="float">
            <text:p>222.4</text:p>
          </table:table-cell>
          <table:table-cell table:formula="of:=[.E14]" office:value-type="string" office:string-value=" 108.75) (width 0.15) (layer In2.Cu) (net 12) (tstamp 578AF1D6))" calcext:value-type="string">
            <text:p><text:s/>108.75) (width 0.15) (layer In2.Cu) (net 12) (tstamp 578AF1D6))</text:p>
          </table:table-cell>
          <table:table-cell table:formula="of:=CONCATENATE([.A48];[.B48];[.C48];[.D48];[.E48])" office:value-type="string" office:string-value="  (segment (start 219.5 111.65) (end 222.4 108.75) (width 0.15) (layer In2.Cu) (net 12) (tstamp 578AF1D6))" calcext:value-type="string">
            <text:p><text:s text:c="2"/>(segment (start 219.5 111.65) (end 222.4 108.75) (width 0.15) (layer In2.Cu) (net 12) (tstamp 578AF1D6))</text:p>
          </table:table-cell>
          <table:table-cell table:number-columns-repeated="9"/>
        </table:table-row>
        <table:table-row table:style-name="ro1">
          <table:table-cell table:formula="of:=[.A15]" office:value-type="string" office:string-value="  (segment (start " calcext:value-type="string">
            <text:p><text:s text:c="2"/>(segment (start </text:p>
          </table:table-cell>
          <table:table-cell table:formula="of:=[.B15]+[.$B$34]" office:value-type="float" office:value="222.4" calcext:value-type="float">
            <text:p>222.4</text:p>
          </table:table-cell>
          <table:table-cell table:formula="of:=[.C15]" office:value-type="string" office:string-value=" 108.75) (end " calcext:value-type="string">
            <text:p><text:s/>108.75) (end </text:p>
          </table:table-cell>
          <table:table-cell table:formula="of:=[.D15]+[.$B$34]" office:value-type="float" office:value="222.4" calcext:value-type="float">
            <text:p>222.4</text:p>
          </table:table-cell>
          <table:table-cell table:formula="of:=[.E15]" office:value-type="string" office:string-value=" 99.7) (width 0.15) (layer In2.Cu) (net 12) (tstamp 578AF1D9))" calcext:value-type="string">
            <text:p><text:s/>99.7) (width 0.15) (layer In2.Cu) (net 12) (tstamp 578AF1D9))</text:p>
          </table:table-cell>
          <table:table-cell table:formula="of:=CONCATENATE([.A49];[.B49];[.C49];[.D49];[.E49])" office:value-type="string" office:string-value="  (segment (start 222.4 108.75) (end 222.4 99.7) (width 0.15) (layer In2.Cu) (net 12) (tstamp 578AF1D9))" calcext:value-type="string">
            <text:p><text:s text:c="2"/>(segment (start 222.4 108.75) (end 222.4 99.7) (width 0.15) (layer In2.Cu) (net 12) (tstamp 578AF1D9))</text:p>
          </table:table-cell>
          <table:table-cell table:number-columns-repeated="9"/>
        </table:table-row>
        <table:table-row table:style-name="ro1">
          <table:table-cell table:formula="of:=[.A16]" office:value-type="string" office:string-value="  (segment (start " calcext:value-type="string">
            <text:p><text:s text:c="2"/>(segment (start </text:p>
          </table:table-cell>
          <table:table-cell table:formula="of:=[.B16]+[.$B$34]" office:value-type="float" office:value="219.5" calcext:value-type="float">
            <text:p>219.5</text:p>
          </table:table-cell>
          <table:table-cell table:formula="of:=[.C16]" office:value-type="string" office:string-value=" 111.65) (end " calcext:value-type="string">
            <text:p><text:s/>111.65) (end </text:p>
          </table:table-cell>
          <table:table-cell table:formula="of:=[.D16]+[.$B$34]" office:value-type="float" office:value="218.75" calcext:value-type="float">
            <text:p>218.75</text:p>
          </table:table-cell>
          <table:table-cell table:formula="of:=[.E16]" office:value-type="string" office:string-value=" 111.65) (width 0.15) (layer In2.Cu) (net 12))" calcext:value-type="string">
            <text:p><text:s/>111.65) (width 0.15) (layer In2.Cu) (net 12))</text:p>
          </table:table-cell>
          <table:table-cell table:formula="of:=CONCATENATE([.A50];[.B50];[.C50];[.D50];[.E50])" office:value-type="string" office:string-value="  (segment (start 219.5 111.65) (end 218.75 111.65) (width 0.15) (layer In2.Cu) (net 12))" calcext:value-type="string">
            <text:p><text:s text:c="2"/>(segment (start 219.5 111.65) (end 218.75 111.65) (width 0.15) (layer In2.Cu) (net 12))</text:p>
          </table:table-cell>
          <table:table-cell table:number-columns-repeated="9"/>
        </table:table-row>
        <table:table-row table:style-name="ro1">
          <table:table-cell table:formula="of:=[.A17]" office:value-type="string" office:string-value="  (segment (start " calcext:value-type="string">
            <text:p><text:s text:c="2"/>(segment (start </text:p>
          </table:table-cell>
          <table:table-cell table:formula="of:=[.B17]+[.$B$34]" office:value-type="float" office:value="221.5" calcext:value-type="float">
            <text:p>221.5</text:p>
          </table:table-cell>
          <table:table-cell table:formula="of:=[.C17]" office:value-type="string" office:string-value=" 98.6) (end " calcext:value-type="string">
            <text:p><text:s/>98.6) (end </text:p>
          </table:table-cell>
          <table:table-cell table:formula="of:=[.D17]+[.$B$34]" office:value-type="float" office:value="220.35" calcext:value-type="float">
            <text:p>220.35</text:p>
          </table:table-cell>
          <table:table-cell table:formula="of:=[.E17]" office:value-type="string" office:string-value=" 98.6) (width 0.15) (layer In2.Cu) (net 12) (tstamp 578B09A3))" calcext:value-type="string">
            <text:p><text:s/>98.6) (width 0.15) (layer In2.Cu) (net 12) (tstamp 578B09A3))</text:p>
          </table:table-cell>
          <table:table-cell table:formula="of:=CONCATENATE([.A51];[.B51];[.C51];[.D51];[.E51])" office:value-type="string" office:string-value="  (segment (start 221.5 98.6) (end 220.35 98.6) (width 0.15) (layer In2.Cu) (net 12) (tstamp 578B09A3))" calcext:value-type="string">
            <text:p><text:s text:c="2"/>(segment (start 221.5 98.6) (end 220.35 98.6) (width 0.15) (layer In2.Cu) (net 12) (tstamp 578B09A3))</text:p>
          </table:table-cell>
          <table:table-cell table:number-columns-repeated="9"/>
        </table:table-row>
        <table:table-row table:style-name="ro1">
          <table:table-cell table:formula="of:=[.A18]" office:value-type="string" office:string-value="  (segment (start " calcext:value-type="string">
            <text:p><text:s text:c="2"/>(segment (start </text:p>
          </table:table-cell>
          <table:table-cell table:formula="of:=[.B18]+[.$B$34]" office:value-type="float" office:value="222.4" calcext:value-type="float">
            <text:p>222.4</text:p>
          </table:table-cell>
          <table:table-cell table:formula="of:=[.C18]" office:value-type="string" office:string-value=" 99.5) (end " calcext:value-type="string">
            <text:p><text:s/>99.5) (end </text:p>
          </table:table-cell>
          <table:table-cell table:formula="of:=[.D18]+[.$B$34]" office:value-type="float" office:value="221.5" calcext:value-type="float">
            <text:p>221.5</text:p>
          </table:table-cell>
          <table:table-cell table:formula="of:=[.E18]" office:value-type="string" office:string-value=" 98.6) (width 0.15) (layer In2.Cu) (net 12) (tstamp 578B098F))" calcext:value-type="string">
            <text:p><text:s/>98.6) (width 0.15) (layer In2.Cu) (net 12) (tstamp 578B098F))</text:p>
          </table:table-cell>
          <table:table-cell table:formula="of:=CONCATENATE([.A52];[.B52];[.C52];[.D52];[.E52])" office:value-type="string" office:string-value="  (segment (start 222.4 99.5) (end 221.5 98.6) (width 0.15) (layer In2.Cu) (net 12) (tstamp 578B098F))" calcext:value-type="string">
            <text:p><text:s text:c="2"/>(segment (start 222.4 99.5) (end 221.5 98.6) (width 0.15) (layer In2.Cu) (net 12) (tstamp 578B098F))</text:p>
          </table:table-cell>
          <table:table-cell table:number-columns-repeated="9"/>
        </table:table-row>
        <table:table-row table:style-name="ro1">
          <table:table-cell table:formula="of:=[.A19]" office:value-type="string" office:string-value="  (segment (start " calcext:value-type="string">
            <text:p><text:s text:c="2"/>(segment (start </text:p>
          </table:table-cell>
          <table:table-cell table:formula="of:=[.B19]+[.$B$34]" office:value-type="float" office:value="222.1" calcext:value-type="float">
            <text:p>222.1</text:p>
          </table:table-cell>
          <table:table-cell table:formula="of:=[.C19]" office:value-type="string" office:string-value=" 99.55) (end " calcext:value-type="string">
            <text:p><text:s/>99.55) (end </text:p>
          </table:table-cell>
          <table:table-cell table:formula="of:=[.D19]+[.$B$34]" office:value-type="float" office:value="221.7" calcext:value-type="float">
            <text:p>221.7</text:p>
          </table:table-cell>
          <table:table-cell table:formula="of:=[.E19]" office:value-type="string" office:string-value=" 99.15) (width 0.15) (layer In1.Cu) (net 13) (tstamp 578B0BC7))" calcext:value-type="string">
            <text:p><text:s/>99.15) (width 0.15) (layer In1.Cu) (net 13) (tstamp 578B0BC7))</text:p>
          </table:table-cell>
          <table:table-cell table:formula="of:=CONCATENATE([.A53];[.B53];[.C53];[.D53];[.E53])" office:value-type="string" office:string-value="  (segment (start 222.1 99.55) (end 221.7 99.15) (width 0.15) (layer In1.Cu) (net 13) (tstamp 578B0BC7))" calcext:value-type="string">
            <text:p><text:s text:c="2"/>(segment (start 222.1 99.55) (end 221.7 99.15) (width 0.15) (layer In1.Cu) (net 13) (tstamp 578B0BC7))</text:p>
          </table:table-cell>
          <table:table-cell table:number-columns-repeated="9"/>
        </table:table-row>
        <table:table-row table:style-name="ro1">
          <table:table-cell table:formula="of:=[.A20]" office:value-type="string" office:string-value="  (segment (start " calcext:value-type="string">
            <text:p><text:s text:c="2"/>(segment (start </text:p>
          </table:table-cell>
          <table:table-cell table:formula="of:=[.B20]+[.$B$34]" office:value-type="float" office:value="221.7" calcext:value-type="float">
            <text:p>221.7</text:p>
          </table:table-cell>
          <table:table-cell table:formula="of:=[.C20]" office:value-type="string" office:string-value=" 99.15) (end " calcext:value-type="string">
            <text:p><text:s/>99.15) (end </text:p>
          </table:table-cell>
          <table:table-cell table:formula="of:=[.D20]+[.$B$34]" office:value-type="float" office:value="221" calcext:value-type="float">
            <text:p>221</text:p>
          </table:table-cell>
          <table:table-cell table:formula="of:=[.E20]" office:value-type="string" office:string-value=" 99.15) (width 0.15) (layer In1.Cu) (net 13) (tstamp 578B0BCA))" calcext:value-type="string">
            <text:p><text:s/>99.15) (width 0.15) (layer In1.Cu) (net 13) (tstamp 578B0BCA))</text:p>
          </table:table-cell>
          <table:table-cell table:formula="of:=CONCATENATE([.A54];[.B54];[.C54];[.D54];[.E54])" office:value-type="string" office:string-value="  (segment (start 221.7 99.15) (end 221 99.15) (width 0.15) (layer In1.Cu) (net 13) (tstamp 578B0BCA))" calcext:value-type="string">
            <text:p><text:s text:c="2"/>(segment (start 221.7 99.15) (end 221 99.15) (width 0.15) (layer In1.Cu) (net 13) (tstamp 578B0BCA))</text:p>
          </table:table-cell>
          <table:table-cell table:number-columns-repeated="9"/>
        </table:table-row>
        <table:table-row table:style-name="ro1">
          <table:table-cell table:formula="of:=[.A21]" office:value-type="string" office:string-value="  (segment (start " calcext:value-type="string">
            <text:p><text:s text:c="2"/>(segment (start </text:p>
          </table:table-cell>
          <table:table-cell table:formula="of:=[.B21]+[.$B$34]" office:value-type="float" office:value="216.75" calcext:value-type="float">
            <text:p>216.75</text:p>
          </table:table-cell>
          <table:table-cell table:formula="of:=[.C21]" office:value-type="string" office:string-value=" 109.8) (end " calcext:value-type="string">
            <text:p><text:s/>109.8) (end </text:p>
          </table:table-cell>
          <table:table-cell table:formula="of:=[.D21]+[.$B$34]" office:value-type="float" office:value="216.75" calcext:value-type="float">
            <text:p>216.75</text:p>
          </table:table-cell>
          <table:table-cell table:formula="of:=[.E21]" office:value-type="string" office:string-value=" 110.65) (width 0.15) (layer In1.Cu) (net 13))" calcext:value-type="string">
            <text:p><text:s/>110.65) (width 0.15) (layer In1.Cu) (net 13))</text:p>
          </table:table-cell>
          <table:table-cell table:formula="of:=CONCATENATE([.A55];[.B55];[.C55];[.D55];[.E55])" office:value-type="string" office:string-value="  (segment (start 216.75 109.8) (end 216.75 110.65) (width 0.15) (layer In1.Cu) (net 13))" calcext:value-type="string">
            <text:p><text:s text:c="2"/>(segment (start 216.75 109.8) (end 216.75 110.65) (width 0.15) (layer In1.Cu) (net 13))</text:p>
          </table:table-cell>
          <table:table-cell table:number-columns-repeated="9"/>
        </table:table-row>
        <table:table-row table:style-name="ro1">
          <table:table-cell table:formula="of:=[.A22]" office:value-type="string" office:string-value="  (segment (start " calcext:value-type="string">
            <text:p><text:s text:c="2"/>(segment (start </text:p>
          </table:table-cell>
          <table:table-cell table:formula="of:=[.B22]+[.$B$34]" office:value-type="float" office:value="222.1" calcext:value-type="float">
            <text:p>222.1</text:p>
          </table:table-cell>
          <table:table-cell table:formula="of:=[.C22]" office:value-type="string" office:string-value=" 107.05) (end " calcext:value-type="string">
            <text:p><text:s/>107.05) (end </text:p>
          </table:table-cell>
          <table:table-cell table:formula="of:=[.D22]+[.$B$34]" office:value-type="float" office:value="222.1" calcext:value-type="float">
            <text:p>222.1</text:p>
          </table:table-cell>
          <table:table-cell table:formula="of:=[.E22]" office:value-type="string" office:string-value=" 99.75) (width 0.15) (layer In1.Cu) (net 13) (tstamp 578AF205))" calcext:value-type="string">
            <text:p><text:s/>99.75) (width 0.15) (layer In1.Cu) (net 13) (tstamp 578AF205))</text:p>
          </table:table-cell>
          <table:table-cell table:formula="of:=CONCATENATE([.A56];[.B56];[.C56];[.D56];[.E56])" office:value-type="string" office:string-value="  (segment (start 222.1 107.05) (end 222.1 99.75) (width 0.15) (layer In1.Cu) (net 13) (tstamp 578AF205))" calcext:value-type="string">
            <text:p><text:s text:c="2"/>(segment (start 222.1 107.05) (end 222.1 99.75) (width 0.15) (layer In1.Cu) (net 13) (tstamp 578AF205))</text:p>
          </table:table-cell>
          <table:table-cell table:number-columns-repeated="9"/>
        </table:table-row>
        <table:table-row table:style-name="ro1">
          <table:table-cell table:formula="of:=[.A23]" office:value-type="string" office:string-value="  (segment (start " calcext:value-type="string">
            <text:p><text:s text:c="2"/>(segment (start </text:p>
          </table:table-cell>
          <table:table-cell table:formula="of:=[.B23]+[.$B$34]" office:value-type="float" office:value="222.1" calcext:value-type="float">
            <text:p>222.1</text:p>
          </table:table-cell>
          <table:table-cell table:formula="of:=[.C23]" office:value-type="string" office:string-value=" 99.75) (end " calcext:value-type="string">
            <text:p><text:s/>99.75) (end </text:p>
          </table:table-cell>
          <table:table-cell table:formula="of:=[.D23]+[.$B$34]" office:value-type="float" office:value="222.1" calcext:value-type="float">
            <text:p>222.1</text:p>
          </table:table-cell>
          <table:table-cell table:formula="of:=[.E23]" office:value-type="string" office:string-value=" 99.7) (width 0.15) (layer In1.Cu) (net 13) (tstamp 578B0831))" calcext:value-type="string">
            <text:p><text:s/>99.7) (width 0.15) (layer In1.Cu) (net 13) (tstamp 578B0831))</text:p>
          </table:table-cell>
          <table:table-cell table:formula="of:=CONCATENATE([.A57];[.B57];[.C57];[.D57];[.E57])" office:value-type="string" office:string-value="  (segment (start 222.1 99.75) (end 222.1 99.7) (width 0.15) (layer In1.Cu) (net 13) (tstamp 578B0831))" calcext:value-type="string">
            <text:p><text:s text:c="2"/>(segment (start 222.1 99.75) (end 222.1 99.7) (width 0.15) (layer In1.Cu) (net 13) (tstamp 578B0831))</text:p>
          </table:table-cell>
          <table:table-cell table:number-columns-repeated="9"/>
        </table:table-row>
        <table:table-row table:style-name="ro1">
          <table:table-cell table:formula="of:=[.A24]" office:value-type="string" office:string-value="  (segment (start " calcext:value-type="string">
            <text:p><text:s text:c="2"/>(segment (start </text:p>
          </table:table-cell>
          <table:table-cell table:formula="of:=[.B24]+[.$B$34]" office:value-type="float" office:value="221.9" calcext:value-type="float">
            <text:p>221.9</text:p>
          </table:table-cell>
          <table:table-cell table:formula="of:=[.C24]" office:value-type="string" office:string-value=" 107.25) (end " calcext:value-type="string">
            <text:p><text:s/>107.25) (end </text:p>
          </table:table-cell>
          <table:table-cell table:formula="of:=[.D24]+[.$B$34]" office:value-type="float" office:value="222.1" calcext:value-type="float">
            <text:p>222.1</text:p>
          </table:table-cell>
          <table:table-cell table:formula="of:=[.E24]" office:value-type="string" office:string-value=" 107.05) (width 0.15) (layer In1.Cu) (net 13) (tstamp 578AF204))" calcext:value-type="string">
            <text:p><text:s/>107.05) (width 0.15) (layer In1.Cu) (net 13) (tstamp 578AF204))</text:p>
          </table:table-cell>
          <table:table-cell table:formula="of:=CONCATENATE([.A58];[.B58];[.C58];[.D58];[.E58])" office:value-type="string" office:string-value="  (segment (start 221.9 107.25) (end 222.1 107.05) (width 0.15) (layer In1.Cu) (net 13) (tstamp 578AF204))" calcext:value-type="string">
            <text:p><text:s text:c="2"/>(segment (start 221.9 107.25) (end 222.1 107.05) (width 0.15) (layer In1.Cu) (net 13) (tstamp 578AF204))</text:p>
          </table:table-cell>
          <table:table-cell table:number-columns-repeated="9"/>
        </table:table-row>
        <table:table-row table:style-name="ro1">
          <table:table-cell table:formula="of:=[.A25]" office:value-type="string" office:string-value="  (segment (start " calcext:value-type="string">
            <text:p><text:s text:c="2"/>(segment (start </text:p>
          </table:table-cell>
          <table:table-cell table:formula="of:=[.B25]+[.$B$34]" office:value-type="float" office:value="219.3" calcext:value-type="float">
            <text:p>219.3</text:p>
          </table:table-cell>
          <table:table-cell table:formula="of:=[.C25]" office:value-type="string" office:string-value=" 107.25) (end " calcext:value-type="string">
            <text:p><text:s/>107.25) (end </text:p>
          </table:table-cell>
          <table:table-cell table:formula="of:=[.D25]+[.$B$34]" office:value-type="float" office:value="221.9" calcext:value-type="float">
            <text:p>221.9</text:p>
          </table:table-cell>
          <table:table-cell table:formula="of:=[.E25]" office:value-type="string" office:string-value=" 107.25) (width 0.15) (layer In1.Cu) (net 13) (tstamp 578AF202))" calcext:value-type="string">
            <text:p><text:s/>107.25) (width 0.15) (layer In1.Cu) (net 13) (tstamp 578AF202))</text:p>
          </table:table-cell>
          <table:table-cell table:formula="of:=CONCATENATE([.A59];[.B59];[.C59];[.D59];[.E59])" office:value-type="string" office:string-value="  (segment (start 219.3 107.25) (end 221.9 107.25) (width 0.15) (layer In1.Cu) (net 13) (tstamp 578AF202))" calcext:value-type="string">
            <text:p><text:s text:c="2"/>(segment (start 219.3 107.25) (end 221.9 107.25) (width 0.15) (layer In1.Cu) (net 13) (tstamp 578AF202))</text:p>
          </table:table-cell>
          <table:table-cell table:number-columns-repeated="9"/>
        </table:table-row>
        <table:table-row table:style-name="ro1">
          <table:table-cell table:formula="of:=[.A26]" office:value-type="string" office:string-value="  (segment (start " calcext:value-type="string">
            <text:p><text:s text:c="2"/>(segment (start </text:p>
          </table:table-cell>
          <table:table-cell table:formula="of:=[.B26]+[.$B$34]" office:value-type="float" office:value="216.75" calcext:value-type="float">
            <text:p>216.75</text:p>
          </table:table-cell>
          <table:table-cell table:formula="of:=[.C26]" office:value-type="string" office:string-value=" 109.8) (end " calcext:value-type="string">
            <text:p><text:s/>109.8) (end </text:p>
          </table:table-cell>
          <table:table-cell table:formula="of:=[.D26]+[.$B$34]" office:value-type="float" office:value="219.3" calcext:value-type="float">
            <text:p>219.3</text:p>
          </table:table-cell>
          <table:table-cell table:formula="of:=[.E26]" office:value-type="string" office:string-value=" 107.25) (width 0.15) (layer In1.Cu) (net 13) (tstamp 578AF200))" calcext:value-type="string">
            <text:p><text:s/>107.25) (width 0.15) (layer In1.Cu) (net 13) (tstamp 578AF200))</text:p>
          </table:table-cell>
          <table:table-cell table:formula="of:=CONCATENATE([.A60];[.B60];[.C60];[.D60];[.E60])" office:value-type="string" office:string-value="  (segment (start 216.75 109.8) (end 219.3 107.25) (width 0.15) (layer In1.Cu) (net 13) (tstamp 578AF200))" calcext:value-type="string">
            <text:p><text:s text:c="2"/>(segment (start 216.75 109.8) (end 219.3 107.25) (width 0.15) (layer In1.Cu) (net 13) (tstamp 578AF200))</text:p>
          </table:table-cell>
          <table:table-cell table:number-columns-repeated="9"/>
        </table:table-row>
        <table:table-row table:style-name="ro1">
          <table:table-cell table:formula="of:=[.A27]" office:value-type="string" office:string-value="  (segment (start " calcext:value-type="string">
            <text:p><text:s text:c="2"/>(segment (start </text:p>
          </table:table-cell>
          <table:table-cell table:formula="of:=[.B27]+[.$B$34]" office:value-type="float" office:value="222.1" calcext:value-type="float">
            <text:p>222.1</text:p>
          </table:table-cell>
          <table:table-cell table:formula="of:=[.C27]" office:value-type="string" office:string-value=" 99.7) (end " calcext:value-type="string">
            <text:p><text:s/>99.7) (end </text:p>
          </table:table-cell>
          <table:table-cell table:formula="of:=[.D27]+[.$B$34]" office:value-type="float" office:value="222.1" calcext:value-type="float">
            <text:p>222.1</text:p>
          </table:table-cell>
          <table:table-cell table:formula="of:=[.E27]" office:value-type="string" office:string-value=" 99.55) (width 0.15) (layer In1.Cu) (net 13))" calcext:value-type="string">
            <text:p><text:s/>99.55) (width 0.15) (layer In1.Cu) (net 13))</text:p>
          </table:table-cell>
          <table:table-cell table:formula="of:=CONCATENATE([.A61];[.B61];[.C61];[.D61];[.E61])" office:value-type="string" office:string-value="  (segment (start 222.1 99.7) (end 222.1 99.55) (width 0.15) (layer In1.Cu) (net 13))" calcext:value-type="string">
            <text:p><text:s text:c="2"/>(segment (start 222.1 99.7) (end 222.1 99.55) (width 0.15) (layer In1.Cu) (net 13))</text:p>
          </table:table-cell>
          <table:table-cell table:number-columns-repeated="9"/>
        </table:table-row>
        <table:table-row table:style-name="ro1">
          <table:table-cell table:formula="of:=[.A28]" office:value-type="string" office:string-value="  (via (at " calcext:value-type="string">
            <text:p><text:s text:c="2"/>(via (at </text:p>
          </table:table-cell>
          <table:table-cell table:formula="of:=[.B28]+[.$B$34]" office:value-type="float" office:value="221" calcext:value-type="float">
            <text:p>221</text:p>
          </table:table-cell>
          <table:table-cell table:formula="of:=[.C28]" office:value-type="string" office:string-value=" 98.05) (size 0.6) (drill 0.3) (layers F.Cu B.Cu) (net 11))" calcext:value-type="string">
            <text:p><text:s/>98.05) (size 0.6) (drill 0.3) (layers F.Cu B.Cu) (net 11))</text:p>
          </table:table-cell>
          <table:table-cell table:number-columns-repeated="2"/>
          <table:table-cell table:formula="of:=CONCATENATE([.A62];[.B62];[.C62];[.D62];[.E62])" office:value-type="string" office:string-value="  (via (at 221 98.05) (size 0.6) (drill 0.3) (layers F.Cu B.Cu) (net 11))" calcext:value-type="string">
            <text:p><text:s text:c="2"/>(via (at 221 98.05) (size 0.6) (drill 0.3) (layers F.Cu B.Cu) (net 11))</text:p>
          </table:table-cell>
          <table:table-cell table:number-columns-repeated="9"/>
        </table:table-row>
        <table:table-row table:style-name="ro1">
          <table:table-cell table:formula="of:=[.A29]" office:value-type="string" office:string-value="  (via (at " calcext:value-type="string">
            <text:p><text:s text:c="2"/>(via (at </text:p>
          </table:table-cell>
          <table:table-cell table:formula="of:=[.B29]+[.$B$34]" office:value-type="float" office:value="220.35" calcext:value-type="float">
            <text:p>220.35</text:p>
          </table:table-cell>
          <table:table-cell table:formula="of:=[.C29]" office:value-type="string" office:string-value=" 98.6) (size 0.6) (drill 0.3) (layers F.Cu B.Cu) (net 12))" calcext:value-type="string">
            <text:p><text:s/>98.6) (size 0.6) (drill 0.3) (layers F.Cu B.Cu) (net 12))</text:p>
          </table:table-cell>
          <table:table-cell table:number-columns-repeated="2"/>
          <table:table-cell table:formula="of:=CONCATENATE([.A63];[.B63];[.C63];[.D63];[.E63])" office:value-type="string" office:string-value="  (via (at 220.35 98.6) (size 0.6) (drill 0.3) (layers F.Cu B.Cu) (net 12))" calcext:value-type="string">
            <text:p><text:s text:c="2"/>(via (at 220.35 98.6) (size 0.6) (drill 0.3) (layers F.Cu B.Cu) (net 12))</text:p>
          </table:table-cell>
          <table:table-cell table:number-columns-repeated="9"/>
        </table:table-row>
        <table:table-row table:style-name="ro1">
          <table:table-cell table:formula="of:=[.A30]" office:value-type="string" office:string-value="  (via (at " calcext:value-type="string">
            <text:p><text:s text:c="2"/>(via (at </text:p>
          </table:table-cell>
          <table:table-cell table:formula="of:=[.B30]+[.$B$34]" office:value-type="float" office:value="221" calcext:value-type="float">
            <text:p>221</text:p>
          </table:table-cell>
          <table:table-cell table:formula="of:=[.C30]" office:value-type="string" office:string-value=" 99.15) (size 0.6) (drill 0.3) (layers F.Cu B.Cu) (net 13))" calcext:value-type="string">
            <text:p><text:s/>99.15) (size 0.6) (drill 0.3) (layers F.Cu B.Cu) (net 13))</text:p>
          </table:table-cell>
          <table:table-cell table:number-columns-repeated="2"/>
          <table:table-cell table:formula="of:=CONCATENATE([.A64];[.B64];[.C64];[.D64];[.E64])" office:value-type="string" office:string-value="  (via (at 221 99.15) (size 0.6) (drill 0.3) (layers F.Cu B.Cu) (net 13))" calcext:value-type="string">
            <text:p><text:s text:c="2"/>(via (at 221 99.15) (size 0.6) (drill 0.3) (layers F.Cu B.Cu) (net 13))</text:p>
          </table:table-cell>
          <table:table-cell table:number-columns-repeated="9"/>
        </table:table-row>
      </table:table>
      <table:table table:name="Sheet3" table:style-name="ta1"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 table:number-columns-spanned="7" table:number-rows-spanned="1">
            <text:p>Reference</text:p>
          </table:table-cell>
          <table:covered-table-cell table:number-columns-repeated="6"/>
          <table:table-cell/>
        </table:table-row>
        <table:table-row table:style-name="ro1">
          <table:table-cell office:value-type="string" calcext:value-type="string">
            <text:p><text:s text:c="2"/>(segment (start </text:p>
          </table:table-cell>
          <table:table-cell office:value-type="float" office:value="73.3" calcext:value-type="float">
            <text:p>73.3</text:p>
          </table:table-cell>
          <table:table-cell office:value-type="string" calcext:value-type="string">
            <text:p><text:s/>109.25) (end </text:p>
          </table:table-cell>
          <table:table-cell office:value-type="float" office:value="73.3" calcext:value-type="float">
            <text:p>73.3</text:p>
          </table:table-cell>
          <table:table-cell office:value-type="string" calcext:value-type="string">
            <text:p><text:s/>98.9) (width 0.15) (layer In1.Cu) (net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)</text:p>
          </table:table-cell>
          <table:table-cell/>
        </table:table-row>
        <table:table-row table:style-name="ro1">
          <table:table-cell office:value-type="string" calcext:value-type="string">
            <text:p><text:s text:c="2"/>(segment (start </text:p>
          </table:table-cell>
          <table:table-cell office:value-type="float" office:value="73.2" calcext:value-type="float">
            <text:p>73.2</text:p>
          </table:table-cell>
          <table:table-cell office:value-type="string" calcext:value-type="string">
            <text:p><text:s/>109.35) (end </text:p>
          </table:table-cell>
          <table:table-cell office:value-type="float" office:value="73.3" calcext:value-type="float">
            <text:p>73.3</text:p>
          </table:table-cell>
          <table:table-cell office:value-type="string" calcext:value-type="string">
            <text:p><text:s/>109.25) (width 0.15) (layer In1.Cu) (net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)</text:p>
          </table:table-cell>
          <table:table-cell/>
        </table:table-row>
        <table:table-row table:style-name="ro1">
          <table:table-cell office:value-type="string" calcext:value-type="string">
            <text:p><text:s text:c="2"/>(segment (start </text:p>
          </table:table-cell>
          <table:table-cell office:value-type="float" office:value="72.25" calcext:value-type="float">
            <text:p>72.25</text:p>
          </table:table-cell>
          <table:table-cell office:value-type="string" calcext:value-type="string">
            <text:p><text:s/>110.3) (end </text:p>
          </table:table-cell>
          <table:table-cell office:value-type="float" office:value="73.2" calcext:value-type="float">
            <text:p>73.2</text:p>
          </table:table-cell>
          <table:table-cell office:value-type="string" calcext:value-type="string">
            <text:p><text:s/>109.35) (width 0.15) (layer In1.Cu) (net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)</text:p>
          </table:table-cell>
          <table:table-cell/>
        </table:table-row>
        <table:table-row table:style-name="ro1">
          <table:table-cell office:value-type="string" calcext:value-type="string">
            <text:p><text:s text:c="2"/>(segment (start </text:p>
          </table:table-cell>
          <table:table-cell office:value-type="float" office:value="72.25" calcext:value-type="float">
            <text:p>72.25</text:p>
          </table:table-cell>
          <table:table-cell office:value-type="string" calcext:value-type="string">
            <text:p><text:s/>116.4) (end </text:p>
          </table:table-cell>
          <table:table-cell office:value-type="float" office:value="72.25" calcext:value-type="float">
            <text:p>72.25</text:p>
          </table:table-cell>
          <table:table-cell office:value-type="string" calcext:value-type="string">
            <text:p><text:s/>110.3) (width 0.15) (layer In1.Cu) (net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)</text:p>
          </table:table-cell>
          <table:table-cell/>
        </table:table-row>
        <table:table-row table:style-name="ro1">
          <table:table-cell office:value-type="string" calcext:value-type="string">
            <text:p><text:s text:c="2"/>(segment (start 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116.65) (end </text:p>
          </table:table-cell>
          <table:table-cell office:value-type="float" office:value="72.25" calcext:value-type="float">
            <text:p>72.25</text:p>
          </table:table-cell>
          <table:table-cell office:value-type="string" calcext:value-type="string">
            <text:p><text:s/>116.4) (width 0.15) (layer In1.Cu) (net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)</text:p>
          </table:table-cell>
          <table:table-cell/>
        </table:table-row>
        <table:table-row table:style-name="ro1">
          <table:table-cell office:value-type="string" calcext:value-type="string">
            <text:p><text:s text:c="2"/>(segment (start </text:p>
          </table:table-cell>
          <table:table-cell office:value-type="float" office:value="70.85" calcext:value-type="float">
            <text:p>70.85</text:p>
          </table:table-cell>
          <table:table-cell office:value-type="string" calcext:value-type="string">
            <text:p><text:s/>116.65) (end 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116.65) (width 0.15) (layer In1.Cu) (net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)</text:p>
          </table:table-cell>
          <table:table-cell/>
        </table:table-row>
        <table:table-row table:style-name="ro1">
          <table:table-cell office:value-type="string" calcext:value-type="string">
            <text:p><text:s text:c="2"/>(segment (start </text:p>
          </table:table-cell>
          <table:table-cell office:value-type="float" office:value="70.65" calcext:value-type="float">
            <text:p>70.65</text:p>
          </table:table-cell>
          <table:table-cell office:value-type="string" calcext:value-type="string">
            <text:p><text:s/>116.45) (end </text:p>
          </table:table-cell>
          <table:table-cell office:value-type="float" office:value="70.85" calcext:value-type="float">
            <text:p>70.85</text:p>
          </table:table-cell>
          <table:table-cell office:value-type="string" calcext:value-type="string">
            <text:p><text:s/>116.65) (width 0.15) (layer In1.Cu) (net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)</text:p>
          </table:table-cell>
          <table:table-cell/>
        </table:table-row>
        <table:table-row table:style-name="ro1">
          <table:table-cell office:value-type="string" calcext:value-type="string">
            <text:p><text:s text:c="2"/>(segment (start </text:p>
          </table:table-cell>
          <table:table-cell office:value-type="float" office:value="69.35" calcext:value-type="float">
            <text:p>69.35</text:p>
          </table:table-cell>
          <table:table-cell office:value-type="string" calcext:value-type="string">
            <text:p><text:s/>116.45) (end </text:p>
          </table:table-cell>
          <table:table-cell office:value-type="float" office:value="70.65" calcext:value-type="float">
            <text:p>70.65</text:p>
          </table:table-cell>
          <table:table-cell office:value-type="string" calcext:value-type="string">
            <text:p><text:s/>116.45) (width 0.15) (layer In1.Cu) (net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)</text:p>
          </table:table-cell>
          <table:table-cell/>
        </table:table-row>
        <table:table-row table:style-name="ro1">
          <table:table-cell office:value-type="string" calcext:value-type="string">
            <text:p><text:s text:c="2"/>(segment (start </text:p>
          </table:table-cell>
          <table:table-cell office:value-type="float" office:value="69.15" calcext:value-type="float">
            <text:p>69.15</text:p>
          </table:table-cell>
          <table:table-cell office:value-type="string" calcext:value-type="string">
            <text:p><text:s/>116.65) (end </text:p>
          </table:table-cell>
          <table:table-cell office:value-type="float" office:value="69.35" calcext:value-type="float">
            <text:p>69.35</text:p>
          </table:table-cell>
          <table:table-cell office:value-type="string" calcext:value-type="string">
            <text:p><text:s/>116.45) (width 0.15) (layer In1.Cu) (net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)</text:p>
          </table:table-cell>
          <table:table-cell/>
        </table:table-row>
        <table:table-row table:style-name="ro1">
          <table:table-cell office:value-type="string" calcext:value-type="string">
            <text:p><text:s text:c="2"/>(segment (start </text:p>
          </table:table-cell>
          <table:table-cell office:value-type="float" office:value="69.15" calcext:value-type="float">
            <text:p>69.15</text:p>
          </table:table-cell>
          <table:table-cell office:value-type="string" calcext:value-type="string">
            <text:p><text:s/>116.65) (end </text:p>
          </table:table-cell>
          <table:table-cell office:value-type="float" office:value="66.75" calcext:value-type="float">
            <text:p>66.75</text:p>
          </table:table-cell>
          <table:table-cell office:value-type="string" calcext:value-type="string">
            <text:p><text:s/>116.65) (width 0.15) (layer In1.Cu) (net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)</text:p>
          </table:table-cell>
          <table:table-cell/>
        </table:table-row>
        <table:table-row table:style-name="ro1">
          <table:table-cell office:value-type="string" calcext:value-type="string">
            <text:p><text:s text:c="2"/>(segment (start </text:p>
          </table:table-cell>
          <table:table-cell office:value-type="float" office:value="69.5" calcext:value-type="float">
            <text:p>69.5</text:p>
          </table:table-cell>
          <table:table-cell office:value-type="string" calcext:value-type="string">
            <text:p><text:s/>116.45) (end </text:p>
          </table:table-cell>
          <table:table-cell office:value-type="float" office:value="68.75" calcext:value-type="float">
            <text:p>68.75</text:p>
          </table:table-cell>
          <table:table-cell office:value-type="string" calcext:value-type="string">
            <text:p><text:s/>115.7) (width 0.15) (layer In2.Cu) (net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)</text:p>
          </table:table-cell>
          <table:table-cell/>
        </table:table-row>
        <table:table-row table:style-name="ro1">
          <table:table-cell office:value-type="string" calcext:value-type="string">
            <text:p><text:s text:c="2"/>(segment (start </text:p>
          </table:table-cell>
          <table:table-cell office:value-type="float" office:value="69.5" calcext:value-type="float">
            <text:p>69.5</text:p>
          </table:table-cell>
          <table:table-cell office:value-type="string" calcext:value-type="string">
            <text:p><text:s/>116.45) (end </text:p>
          </table:table-cell>
          <table:table-cell office:value-type="float" office:value="70.65" calcext:value-type="float">
            <text:p>70.65</text:p>
          </table:table-cell>
          <table:table-cell office:value-type="string" calcext:value-type="string">
            <text:p><text:s/>116.45) (width 0.15) (layer In2.Cu) (net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)</text:p>
          </table:table-cell>
          <table:table-cell/>
        </table:table-row>
        <table:table-row table:style-name="ro1">
          <table:table-cell office:value-type="string" calcext:value-type="string">
            <text:p><text:s text:c="2"/>(segment (start </text:p>
          </table:table-cell>
          <table:table-cell office:value-type="float" office:value="70.65" calcext:value-type="float">
            <text:p>70.65</text:p>
          </table:table-cell>
          <table:table-cell office:value-type="string" calcext:value-type="string">
            <text:p><text:s/>116.45) (end </text:p>
          </table:table-cell>
          <table:table-cell office:value-type="float" office:value="70.85" calcext:value-type="float">
            <text:p>70.85</text:p>
          </table:table-cell>
          <table:table-cell office:value-type="string" calcext:value-type="string">
            <text:p><text:s/>116.65) (width 0.15) (layer In2.Cu) (net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)</text:p>
          </table:table-cell>
          <table:table-cell/>
        </table:table-row>
        <table:table-row table:style-name="ro1">
          <table:table-cell office:value-type="string" calcext:value-type="string">
            <text:p><text:s text:c="2"/>(segment (start </text:p>
          </table:table-cell>
          <table:table-cell office:value-type="float" office:value="70.85" calcext:value-type="float">
            <text:p>70.85</text:p>
          </table:table-cell>
          <table:table-cell office:value-type="string" calcext:value-type="string">
            <text:p><text:s/>116.65) (end 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116.65) (width 0.15) (layer In2.Cu) (net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)</text:p>
          </table:table-cell>
          <table:table-cell/>
        </table:table-row>
        <table:table-row table:style-name="ro1">
          <table:table-cell office:value-type="string" calcext:value-type="string">
            <text:p><text:s text:c="2"/>(segment (start 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116.65) (end </text:p>
          </table:table-cell>
          <table:table-cell office:value-type="float" office:value="72.25" calcext:value-type="float">
            <text:p>72.25</text:p>
          </table:table-cell>
          <table:table-cell office:value-type="string" calcext:value-type="string">
            <text:p><text:s/>116.4) (width 0.15) (layer In2.Cu) (net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)</text:p>
          </table:table-cell>
          <table:table-cell/>
        </table:table-row>
        <table:table-row table:style-name="ro1">
          <table:table-cell office:value-type="string" calcext:value-type="string">
            <text:p><text:s text:c="2"/>(segment (start </text:p>
          </table:table-cell>
          <table:table-cell office:value-type="float" office:value="72.25" calcext:value-type="float">
            <text:p>72.25</text:p>
          </table:table-cell>
          <table:table-cell office:value-type="string" calcext:value-type="string">
            <text:p><text:s/>116.4) (end </text:p>
          </table:table-cell>
          <table:table-cell office:value-type="float" office:value="72.25" calcext:value-type="float">
            <text:p>72.25</text:p>
          </table:table-cell>
          <table:table-cell office:value-type="string" calcext:value-type="string">
            <text:p><text:s/>110.1) (width 0.15) (layer In2.Cu) (net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)</text:p>
          </table:table-cell>
          <table:table-cell/>
        </table:table-row>
        <table:table-row table:style-name="ro1">
          <table:table-cell office:value-type="string" calcext:value-type="string">
            <text:p><text:s text:c="2"/>(segment (start </text:p>
          </table:table-cell>
          <table:table-cell office:value-type="float" office:value="72.25" calcext:value-type="float">
            <text:p>72.25</text:p>
          </table:table-cell>
          <table:table-cell office:value-type="string" calcext:value-type="string">
            <text:p><text:s/>110.1) (end </text:p>
          </table:table-cell>
          <table:table-cell office:value-type="float" office:value="73.05" calcext:value-type="float">
            <text:p>73.05</text:p>
          </table:table-cell>
          <table:table-cell office:value-type="string" calcext:value-type="string">
            <text:p><text:s/>109.3) (width 0.15) (layer In2.Cu) (net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)</text:p>
          </table:table-cell>
          <table:table-cell/>
        </table:table-row>
        <table:table-row table:style-name="ro1">
          <table:table-cell office:value-type="string" calcext:value-type="string">
            <text:p><text:s text:c="2"/>(segment (start </text:p>
          </table:table-cell>
          <table:table-cell office:value-type="float" office:value="73.05" calcext:value-type="float">
            <text:p>73.05</text:p>
          </table:table-cell>
          <table:table-cell office:value-type="string" calcext:value-type="string">
            <text:p><text:s/>109.3) (end </text:p>
          </table:table-cell>
          <table:table-cell office:value-type="float" office:value="73.05" calcext:value-type="float">
            <text:p>73.05</text:p>
          </table:table-cell>
          <table:table-cell office:value-type="string" calcext:value-type="string">
            <text:p><text:s/>99.7) (width 0.15) (layer In2.Cu) (net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)</text:p>
          </table:table-cell>
          <table:table-cell/>
        </table:table-row>
        <table:table-row table:style-name="ro1">
          <table:table-cell office:value-type="string" calcext:value-type="string">
            <text:p><text:s text:c="2"/>(segment (start </text:p>
          </table:table-cell>
          <table:table-cell office:value-type="float" office:value="68.75" calcext:value-type="float">
            <text:p>68.75</text:p>
          </table:table-cell>
          <table:table-cell office:value-type="string" calcext:value-type="string">
            <text:p><text:s/>115.65) (end </text:p>
          </table:table-cell>
          <table:table-cell office:value-type="float" office:value="68.75" calcext:value-type="float">
            <text:p>68.75</text:p>
          </table:table-cell>
          <table:table-cell office:value-type="string" calcext:value-type="string">
            <text:p><text:s/>115.7) (width 0.15) (layer In2.Cu) (net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)</text:p>
          </table:table-cell>
          <table:table-cell/>
        </table:table-row>
        <table:table-row table:style-name="ro1">
          <table:table-cell office:value-type="string" calcext:value-type="string">
            <text:p><text:s text:c="2"/>(segment (start </text:p>
          </table:table-cell>
          <table:table-cell office:value-type="float" office:value="72.9" calcext:value-type="float">
            <text:p>72.9</text:p>
          </table:table-cell>
          <table:table-cell office:value-type="string" calcext:value-type="string">
            <text:p><text:s/>109.225734) (end </text:p>
          </table:table-cell>
          <table:table-cell office:value-type="float" office:value="72.9" calcext:value-type="float">
            <text:p>72.9</text:p>
          </table:table-cell>
          <table:table-cell office:value-type="string" calcext:value-type="string">
            <text:p><text:s/>99.7) (width 0.15) (layer In1.Cu) (net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)</text:p>
          </table:table-cell>
          <table:table-cell/>
        </table:table-row>
        <table:table-row table:style-name="ro1">
          <table:table-cell office:value-type="string" calcext:value-type="string">
            <text:p><text:s text:c="2"/>(segment (start </text:p>
          </table:table-cell>
          <table:table-cell office:value-type="float" office:value="71.675734" calcext:value-type="float">
            <text:p>71.675734</text:p>
          </table:table-cell>
          <table:table-cell office:value-type="string" calcext:value-type="string">
            <text:p><text:s/>110.45) (end </text:p>
          </table:table-cell>
          <table:table-cell office:value-type="float" office:value="72.9" calcext:value-type="float">
            <text:p>72.9</text:p>
          </table:table-cell>
          <table:table-cell office:value-type="string" calcext:value-type="string">
            <text:p><text:s/>109.225734) (width 0.15) (layer In1.Cu) (net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)</text:p>
          </table:table-cell>
          <table:table-cell/>
        </table:table-row>
        <table:table-row table:style-name="ro1">
          <table:table-cell office:value-type="string" calcext:value-type="string">
            <text:p><text:s text:c="2"/>(segment (start </text:p>
          </table:table-cell>
          <table:table-cell office:value-type="float" office:value="71.25" calcext:value-type="float">
            <text:p>71.25</text:p>
          </table:table-cell>
          <table:table-cell office:value-type="string" calcext:value-type="string">
            <text:p><text:s/>110.45) (end </text:p>
          </table:table-cell>
          <table:table-cell office:value-type="float" office:value="71.675734" calcext:value-type="float">
            <text:p>71.675734</text:p>
          </table:table-cell>
          <table:table-cell office:value-type="string" calcext:value-type="string">
            <text:p><text:s/>110.45) (width 0.15) (layer In1.Cu) (net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)</text:p>
          </table:table-cell>
          <table:table-cell/>
        </table:table-row>
        <table:table-row table:style-name="ro1">
          <table:table-cell office:value-type="string" calcext:value-type="string">
            <text:p><text:s text:c="2"/>(segment (start </text:p>
          </table:table-cell>
          <table:table-cell office:value-type="float" office:value="70.4" calcext:value-type="float">
            <text:p>70.4</text:p>
          </table:table-cell>
          <table:table-cell office:value-type="string" calcext:value-type="string">
            <text:p><text:s/>111.3) (end </text:p>
          </table:table-cell>
          <table:table-cell office:value-type="float" office:value="71.25" calcext:value-type="float">
            <text:p>71.25</text:p>
          </table:table-cell>
          <table:table-cell office:value-type="string" calcext:value-type="string">
            <text:p><text:s/>110.45) (width 0.15) (layer In1.Cu) (net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)</text:p>
          </table:table-cell>
          <table:table-cell/>
        </table:table-row>
        <table:table-row table:style-name="ro1">
          <table:table-cell office:value-type="string" calcext:value-type="string">
            <text:p><text:s text:c="2"/>(segment (start 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114.65) (end </text:p>
          </table:table-cell>
          <table:table-cell office:value-type="float" office:value="66.75" calcext:value-type="float">
            <text:p>66.75</text:p>
          </table:table-cell>
          <table:table-cell office:value-type="string" calcext:value-type="string">
            <text:p><text:s/>114.65) (width 0.15) (layer In1.Cu) (net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)</text:p>
          </table:table-cell>
          <table:table-cell/>
        </table:table-row>
        <table:table-row table:style-name="ro1">
          <table:table-cell office:value-type="string" calcext:value-type="string">
            <text:p><text:s text:c="2"/>(segment (start </text:p>
          </table:table-cell>
          <table:table-cell office:value-type="float" office:value="70.4" calcext:value-type="float">
            <text:p>70.4</text:p>
          </table:table-cell>
          <table:table-cell office:value-type="string" calcext:value-type="string">
            <text:p><text:s/>114.25) (end </text:p>
          </table:table-cell>
          <table:table-cell office:value-type="float" office:value="70.4" calcext:value-type="float">
            <text:p>70.4</text:p>
          </table:table-cell>
          <table:table-cell office:value-type="string" calcext:value-type="string">
            <text:p><text:s/>111.3) (width 0.15) (layer In1.Cu) (net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)</text:p>
          </table:table-cell>
          <table:table-cell/>
        </table:table-row>
        <table:table-row table:style-name="ro1">
          <table:table-cell office:value-type="string" calcext:value-type="string">
            <text:p><text:s text:c="2"/>(segment (start 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114.65) (end </text:p>
          </table:table-cell>
          <table:table-cell office:value-type="float" office:value="70.4" calcext:value-type="float">
            <text:p>70.4</text:p>
          </table:table-cell>
          <table:table-cell office:value-type="string" calcext:value-type="string">
            <text:p><text:s/>114.25) (width 0.15) (layer In1.Cu) (net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)</text:p>
          </table:table-cell>
          <table:table-cell/>
        </table:table-row>
        <table:table-row table:style-name="ro1">
          <table:table-cell office:value-type="string" calcext:value-type="string">
            <text:p><text:s text:c="2"/>(segment (start </text:p>
          </table:table-cell>
          <table:table-cell office:value-type="float" office:value="69.7" calcext:value-type="float">
            <text:p>69.7</text:p>
          </table:table-cell>
          <table:table-cell office:value-type="string" calcext:value-type="string">
            <text:p><text:s/>113.65) (end </text:p>
          </table:table-cell>
          <table:table-cell office:value-type="float" office:value="68.75" calcext:value-type="float">
            <text:p>68.75</text:p>
          </table:table-cell>
          <table:table-cell office:value-type="string" calcext:value-type="string">
            <text:p><text:s/>113.65) (width 0.15) (layer In2.Cu) (net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)</text:p>
          </table:table-cell>
          <table:table-cell/>
        </table:table-row>
        <table:table-row table:style-name="ro1">
          <table:table-cell office:value-type="string" calcext:value-type="string">
            <text:p><text:s text:c="2"/>(segment (start </text:p>
          </table:table-cell>
          <table:table-cell office:value-type="float" office:value="72.749998" calcext:value-type="float">
            <text:p>72.749998</text:p>
          </table:table-cell>
          <table:table-cell office:value-type="string" calcext:value-type="string">
            <text:p><text:s/>108.950002) (end </text:p>
          </table:table-cell>
          <table:table-cell office:value-type="float" office:value="72.749998" calcext:value-type="float">
            <text:p>72.749998</text:p>
          </table:table-cell>
          <table:table-cell office:value-type="string" calcext:value-type="string">
            <text:p><text:s/>99.7) (width 0.15) (layer In2.Cu) (net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)</text:p>
          </table:table-cell>
          <table:table-cell/>
        </table:table-row>
        <table:table-row table:style-name="ro1">
          <table:table-cell office:value-type="string" calcext:value-type="string">
            <text:p><text:s text:c="2"/>(segment (start </text:p>
          </table:table-cell>
          <table:table-cell office:value-type="float" office:value="70.4" calcext:value-type="float">
            <text:p>70.4</text:p>
          </table:table-cell>
          <table:table-cell office:value-type="string" calcext:value-type="string">
            <text:p><text:s/>111.3) (end </text:p>
          </table:table-cell>
          <table:table-cell office:value-type="float" office:value="72.749998" calcext:value-type="float">
            <text:p>72.749998</text:p>
          </table:table-cell>
          <table:table-cell office:value-type="string" calcext:value-type="string">
            <text:p><text:s/>108.950002) (width 0.15) (layer In2.Cu) (net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)</text:p>
          </table:table-cell>
          <table:table-cell/>
        </table:table-row>
        <table:table-row table:style-name="ro1">
          <table:table-cell office:value-type="string" calcext:value-type="string">
            <text:p><text:s text:c="2"/>(segment (start </text:p>
          </table:table-cell>
          <table:table-cell office:value-type="float" office:value="70.4" calcext:value-type="float">
            <text:p>70.4</text:p>
          </table:table-cell>
          <table:table-cell office:value-type="string" calcext:value-type="string">
            <text:p><text:s/>112.95) (end </text:p>
          </table:table-cell>
          <table:table-cell office:value-type="float" office:value="70.4" calcext:value-type="float">
            <text:p>70.4</text:p>
          </table:table-cell>
          <table:table-cell office:value-type="string" calcext:value-type="string">
            <text:p><text:s/>111.3) (width 0.15) (layer In2.Cu) (net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)</text:p>
          </table:table-cell>
          <table:table-cell/>
        </table:table-row>
        <table:table-row table:style-name="ro1">
          <table:table-cell office:value-type="string" calcext:value-type="string">
            <text:p><text:s text:c="2"/>(segment (start </text:p>
          </table:table-cell>
          <table:table-cell office:value-type="float" office:value="69.7" calcext:value-type="float">
            <text:p>69.7</text:p>
          </table:table-cell>
          <table:table-cell office:value-type="string" calcext:value-type="string">
            <text:p><text:s/>113.65) (end </text:p>
          </table:table-cell>
          <table:table-cell office:value-type="float" office:value="70.4" calcext:value-type="float">
            <text:p>70.4</text:p>
          </table:table-cell>
          <table:table-cell office:value-type="string" calcext:value-type="string">
            <text:p><text:s/>112.95) (width 0.15) (layer In2.Cu) (net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)</text:p>
          </table:table-cell>
          <table:table-cell/>
        </table:table-row>
        <table:table-row table:style-name="ro1">
          <table:table-cell office:value-type="string" calcext:value-type="string">
            <text:p><text:s text:c="2"/>(segment (start </text:p>
          </table:table-cell>
          <table:table-cell office:value-type="float" office:value="68.75" calcext:value-type="float">
            <text:p>68.75</text:p>
          </table:table-cell>
          <table:table-cell office:value-type="string" calcext:value-type="string">
            <text:p><text:s/>113.65) (end </text:p>
          </table:table-cell>
          <table:table-cell office:value-type="float" office:value="68.85" calcext:value-type="float">
            <text:p>68.85</text:p>
          </table:table-cell>
          <table:table-cell office:value-type="string" calcext:value-type="string">
            <text:p><text:s/>113.65) (width 0.15) (layer In1.Cu) (net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)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Offset</text:p>
          </table:table-cell>
          <table:table-cell office:value-type="string" calcext:value-type="string">
            <text:p>Net</text:p>
          </table:table-cell>
          <table:table-cell table:number-columns-repeated="6"/>
        </table:table-row>
        <table:table-row table:style-name="ro1">
          <table:table-cell table:formula="of:=10*([.B38]-1)" office:value-type="float" office:value="150" calcext:value-type="float">
            <text:p>150</text:p>
          </table:table-cell>
          <table:table-cell table:formula="of:=10+4*([.B38]-1)" office:value-type="float" office:value="70" calcext:value-type="float">
            <text:p>70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formula="of:=[.A4]" office:value-type="string" office:string-value="  (segment (start " calcext:value-type="string">
            <text:p><text:s text:c="2"/>(segment (start </text:p>
          </table:table-cell>
          <table:table-cell table:formula="of:=[.B4]+[.$A$41]" office:value-type="float" office:value="223.3" calcext:value-type="float">
            <text:p>223.3</text:p>
          </table:table-cell>
          <table:table-cell table:formula="of:=[.C4]" office:value-type="string" office:string-value=" 109.25) (end " calcext:value-type="string">
            <text:p><text:s/>109.25) (end </text:p>
          </table:table-cell>
          <table:table-cell table:formula="of:=[.D4]+[.$A$41]" office:value-type="float" office:value="223.3" calcext:value-type="float">
            <text:p>223.3</text:p>
          </table:table-cell>
          <table:table-cell table:formula="of:=[.E4]" office:value-type="string" office:string-value=" 98.9) (width 0.15) (layer In1.Cu) (net " calcext:value-type="string">
            <text:p><text:s/>98.9) (width 0.15) (layer In1.Cu) (net </text:p>
          </table:table-cell>
          <table:table-cell table:formula="of:=[.$B$41]" office:value-type="float" office:value="70" calcext:value-type="float">
            <text:p>70</text:p>
          </table:table-cell>
          <table:table-cell table:formula="of:=[.G4]" office:value-type="string" office:string-value="))" calcext:value-type="string">
            <text:p>))</text:p>
          </table:table-cell>
          <table:table-cell table:formula="of:=CONCATENATE([.A44];[.B44];[.C44];[.D44];[.E44];[.F44];[.G44])" office:value-type="string" office:string-value="  (segment (start 223.3 109.25) (end 223.3 98.9) (width 0.15) (layer In1.Cu) (net 70))" calcext:value-type="string">
            <text:p><text:s text:c="2"/>(segment (start 223.3 109.25) (end 223.3 98.9) (width 0.15) (layer In1.Cu) (net 70))</text:p>
          </table:table-cell>
        </table:table-row>
        <table:table-row table:style-name="ro1">
          <table:table-cell table:formula="of:=[.A5]" office:value-type="string" office:string-value="  (segment (start " calcext:value-type="string">
            <text:p><text:s text:c="2"/>(segment (start </text:p>
          </table:table-cell>
          <table:table-cell table:formula="of:=[.B5]+[.$A$41]" office:value-type="float" office:value="223.2" calcext:value-type="float">
            <text:p>223.2</text:p>
          </table:table-cell>
          <table:table-cell table:formula="of:=[.C5]" office:value-type="string" office:string-value=" 109.35) (end " calcext:value-type="string">
            <text:p><text:s/>109.35) (end </text:p>
          </table:table-cell>
          <table:table-cell table:formula="of:=[.D5]+[.$A$41]" office:value-type="float" office:value="223.3" calcext:value-type="float">
            <text:p>223.3</text:p>
          </table:table-cell>
          <table:table-cell table:formula="of:=[.E5]" office:value-type="string" office:string-value=" 109.25) (width 0.15) (layer In1.Cu) (net " calcext:value-type="string">
            <text:p><text:s/>109.25) (width 0.15) (layer In1.Cu) (net </text:p>
          </table:table-cell>
          <table:table-cell table:formula="of:=[.$B$41]" office:value-type="float" office:value="70" calcext:value-type="float">
            <text:p>70</text:p>
          </table:table-cell>
          <table:table-cell table:formula="of:=[.G5]" office:value-type="string" office:string-value="))" calcext:value-type="string">
            <text:p>))</text:p>
          </table:table-cell>
          <table:table-cell table:formula="of:=CONCATENATE([.A45];[.B45];[.C45];[.D45];[.E45];[.F45];[.G45])" office:value-type="string" office:string-value="  (segment (start 223.2 109.35) (end 223.3 109.25) (width 0.15) (layer In1.Cu) (net 70))" calcext:value-type="string">
            <text:p><text:s text:c="2"/>(segment (start 223.2 109.35) (end 223.3 109.25) (width 0.15) (layer In1.Cu) (net 70))</text:p>
          </table:table-cell>
        </table:table-row>
        <table:table-row table:style-name="ro1">
          <table:table-cell table:formula="of:=[.A6]" office:value-type="string" office:string-value="  (segment (start " calcext:value-type="string">
            <text:p><text:s text:c="2"/>(segment (start </text:p>
          </table:table-cell>
          <table:table-cell table:formula="of:=[.B6]+[.$A$41]" office:value-type="float" office:value="222.25" calcext:value-type="float">
            <text:p>222.25</text:p>
          </table:table-cell>
          <table:table-cell table:formula="of:=[.C6]" office:value-type="string" office:string-value=" 110.3) (end " calcext:value-type="string">
            <text:p><text:s/>110.3) (end </text:p>
          </table:table-cell>
          <table:table-cell table:formula="of:=[.D6]+[.$A$41]" office:value-type="float" office:value="223.2" calcext:value-type="float">
            <text:p>223.2</text:p>
          </table:table-cell>
          <table:table-cell table:formula="of:=[.E6]" office:value-type="string" office:string-value=" 109.35) (width 0.15) (layer In1.Cu) (net " calcext:value-type="string">
            <text:p><text:s/>109.35) (width 0.15) (layer In1.Cu) (net </text:p>
          </table:table-cell>
          <table:table-cell table:formula="of:=[.$B$41]" office:value-type="float" office:value="70" calcext:value-type="float">
            <text:p>70</text:p>
          </table:table-cell>
          <table:table-cell table:formula="of:=[.G6]" office:value-type="string" office:string-value="))" calcext:value-type="string">
            <text:p>))</text:p>
          </table:table-cell>
          <table:table-cell table:formula="of:=CONCATENATE([.A46];[.B46];[.C46];[.D46];[.E46];[.F46];[.G46])" office:value-type="string" office:string-value="  (segment (start 222.25 110.3) (end 223.2 109.35) (width 0.15) (layer In1.Cu) (net 70))" calcext:value-type="string">
            <text:p><text:s text:c="2"/>(segment (start 222.25 110.3) (end 223.2 109.35) (width 0.15) (layer In1.Cu) (net 70))</text:p>
          </table:table-cell>
        </table:table-row>
        <table:table-row table:style-name="ro1">
          <table:table-cell table:formula="of:=[.A7]" office:value-type="string" office:string-value="  (segment (start " calcext:value-type="string">
            <text:p><text:s text:c="2"/>(segment (start </text:p>
          </table:table-cell>
          <table:table-cell table:formula="of:=[.B7]+[.$A$41]" office:value-type="float" office:value="222.25" calcext:value-type="float">
            <text:p>222.25</text:p>
          </table:table-cell>
          <table:table-cell table:formula="of:=[.C7]" office:value-type="string" office:string-value=" 116.4) (end " calcext:value-type="string">
            <text:p><text:s/>116.4) (end </text:p>
          </table:table-cell>
          <table:table-cell table:formula="of:=[.D7]+[.$A$41]" office:value-type="float" office:value="222.25" calcext:value-type="float">
            <text:p>222.25</text:p>
          </table:table-cell>
          <table:table-cell table:formula="of:=[.E7]" office:value-type="string" office:string-value=" 110.3) (width 0.15) (layer In1.Cu) (net " calcext:value-type="string">
            <text:p><text:s/>110.3) (width 0.15) (layer In1.Cu) (net </text:p>
          </table:table-cell>
          <table:table-cell table:formula="of:=[.$B$41]" office:value-type="float" office:value="70" calcext:value-type="float">
            <text:p>70</text:p>
          </table:table-cell>
          <table:table-cell table:formula="of:=[.G7]" office:value-type="string" office:string-value="))" calcext:value-type="string">
            <text:p>))</text:p>
          </table:table-cell>
          <table:table-cell table:formula="of:=CONCATENATE([.A47];[.B47];[.C47];[.D47];[.E47];[.F47];[.G47])" office:value-type="string" office:string-value="  (segment (start 222.25 116.4) (end 222.25 110.3) (width 0.15) (layer In1.Cu) (net 70))" calcext:value-type="string">
            <text:p><text:s text:c="2"/>(segment (start 222.25 116.4) (end 222.25 110.3) (width 0.15) (layer In1.Cu) (net 70))</text:p>
          </table:table-cell>
        </table:table-row>
        <table:table-row table:style-name="ro1">
          <table:table-cell table:formula="of:=[.A8]" office:value-type="string" office:string-value="  (segment (start " calcext:value-type="string">
            <text:p><text:s text:c="2"/>(segment (start </text:p>
          </table:table-cell>
          <table:table-cell table:formula="of:=[.B8]+[.$A$41]" office:value-type="float" office:value="222" calcext:value-type="float">
            <text:p>222</text:p>
          </table:table-cell>
          <table:table-cell table:formula="of:=[.C8]" office:value-type="string" office:string-value=" 116.65) (end " calcext:value-type="string">
            <text:p><text:s/>116.65) (end </text:p>
          </table:table-cell>
          <table:table-cell table:formula="of:=[.D8]+[.$A$41]" office:value-type="float" office:value="222.25" calcext:value-type="float">
            <text:p>222.25</text:p>
          </table:table-cell>
          <table:table-cell table:formula="of:=[.E8]" office:value-type="string" office:string-value=" 116.4) (width 0.15) (layer In1.Cu) (net " calcext:value-type="string">
            <text:p><text:s/>116.4) (width 0.15) (layer In1.Cu) (net </text:p>
          </table:table-cell>
          <table:table-cell table:formula="of:=[.$B$41]" office:value-type="float" office:value="70" calcext:value-type="float">
            <text:p>70</text:p>
          </table:table-cell>
          <table:table-cell table:formula="of:=[.G8]" office:value-type="string" office:string-value="))" calcext:value-type="string">
            <text:p>))</text:p>
          </table:table-cell>
          <table:table-cell table:formula="of:=CONCATENATE([.A48];[.B48];[.C48];[.D48];[.E48];[.F48];[.G48])" office:value-type="string" office:string-value="  (segment (start 222 116.65) (end 222.25 116.4) (width 0.15) (layer In1.Cu) (net 70))" calcext:value-type="string">
            <text:p><text:s text:c="2"/>(segment (start 222 116.65) (end 222.25 116.4) (width 0.15) (layer In1.Cu) (net 70))</text:p>
          </table:table-cell>
        </table:table-row>
        <table:table-row table:style-name="ro1">
          <table:table-cell table:formula="of:=[.A9]" office:value-type="string" office:string-value="  (segment (start " calcext:value-type="string">
            <text:p><text:s text:c="2"/>(segment (start </text:p>
          </table:table-cell>
          <table:table-cell table:formula="of:=[.B9]+[.$A$41]" office:value-type="float" office:value="220.85" calcext:value-type="float">
            <text:p>220.85</text:p>
          </table:table-cell>
          <table:table-cell table:formula="of:=[.C9]" office:value-type="string" office:string-value=" 116.65) (end " calcext:value-type="string">
            <text:p><text:s/>116.65) (end </text:p>
          </table:table-cell>
          <table:table-cell table:formula="of:=[.D9]+[.$A$41]" office:value-type="float" office:value="222" calcext:value-type="float">
            <text:p>222</text:p>
          </table:table-cell>
          <table:table-cell table:formula="of:=[.E9]" office:value-type="string" office:string-value=" 116.65) (width 0.15) (layer In1.Cu) (net " calcext:value-type="string">
            <text:p><text:s/>116.65) (width 0.15) (layer In1.Cu) (net </text:p>
          </table:table-cell>
          <table:table-cell table:formula="of:=[.$B$41]" office:value-type="float" office:value="70" calcext:value-type="float">
            <text:p>70</text:p>
          </table:table-cell>
          <table:table-cell table:formula="of:=[.G9]" office:value-type="string" office:string-value="))" calcext:value-type="string">
            <text:p>))</text:p>
          </table:table-cell>
          <table:table-cell table:formula="of:=CONCATENATE([.A49];[.B49];[.C49];[.D49];[.E49];[.F49];[.G49])" office:value-type="string" office:string-value="  (segment (start 220.85 116.65) (end 222 116.65) (width 0.15) (layer In1.Cu) (net 70))" calcext:value-type="string">
            <text:p><text:s text:c="2"/>(segment (start 220.85 116.65) (end 222 116.65) (width 0.15) (layer In1.Cu) (net 70))</text:p>
          </table:table-cell>
        </table:table-row>
        <table:table-row table:style-name="ro1">
          <table:table-cell table:formula="of:=[.A10]" office:value-type="string" office:string-value="  (segment (start " calcext:value-type="string">
            <text:p><text:s text:c="2"/>(segment (start </text:p>
          </table:table-cell>
          <table:table-cell table:formula="of:=[.B10]+[.$A$41]" office:value-type="float" office:value="220.65" calcext:value-type="float">
            <text:p>220.65</text:p>
          </table:table-cell>
          <table:table-cell table:formula="of:=[.C10]" office:value-type="string" office:string-value=" 116.45) (end " calcext:value-type="string">
            <text:p><text:s/>116.45) (end </text:p>
          </table:table-cell>
          <table:table-cell table:formula="of:=[.D10]+[.$A$41]" office:value-type="float" office:value="220.85" calcext:value-type="float">
            <text:p>220.85</text:p>
          </table:table-cell>
          <table:table-cell table:formula="of:=[.E10]" office:value-type="string" office:string-value=" 116.65) (width 0.15) (layer In1.Cu) (net " calcext:value-type="string">
            <text:p><text:s/>116.65) (width 0.15) (layer In1.Cu) (net </text:p>
          </table:table-cell>
          <table:table-cell table:formula="of:=[.$B$41]" office:value-type="float" office:value="70" calcext:value-type="float">
            <text:p>70</text:p>
          </table:table-cell>
          <table:table-cell table:formula="of:=[.G10]" office:value-type="string" office:string-value="))" calcext:value-type="string">
            <text:p>))</text:p>
          </table:table-cell>
          <table:table-cell table:formula="of:=CONCATENATE([.A50];[.B50];[.C50];[.D50];[.E50];[.F50];[.G50])" office:value-type="string" office:string-value="  (segment (start 220.65 116.45) (end 220.85 116.65) (width 0.15) (layer In1.Cu) (net 70))" calcext:value-type="string">
            <text:p><text:s text:c="2"/>(segment (start 220.65 116.45) (end 220.85 116.65) (width 0.15) (layer In1.Cu) (net 70))</text:p>
          </table:table-cell>
        </table:table-row>
        <table:table-row table:style-name="ro1">
          <table:table-cell table:formula="of:=[.A11]" office:value-type="string" office:string-value="  (segment (start " calcext:value-type="string">
            <text:p><text:s text:c="2"/>(segment (start </text:p>
          </table:table-cell>
          <table:table-cell table:formula="of:=[.B11]+[.$A$41]" office:value-type="float" office:value="219.35" calcext:value-type="float">
            <text:p>219.35</text:p>
          </table:table-cell>
          <table:table-cell table:formula="of:=[.C11]" office:value-type="string" office:string-value=" 116.45) (end " calcext:value-type="string">
            <text:p><text:s/>116.45) (end </text:p>
          </table:table-cell>
          <table:table-cell table:formula="of:=[.D11]+[.$A$41]" office:value-type="float" office:value="220.65" calcext:value-type="float">
            <text:p>220.65</text:p>
          </table:table-cell>
          <table:table-cell table:formula="of:=[.E11]" office:value-type="string" office:string-value=" 116.45) (width 0.15) (layer In1.Cu) (net " calcext:value-type="string">
            <text:p><text:s/>116.45) (width 0.15) (layer In1.Cu) (net </text:p>
          </table:table-cell>
          <table:table-cell table:formula="of:=[.$B$41]" office:value-type="float" office:value="70" calcext:value-type="float">
            <text:p>70</text:p>
          </table:table-cell>
          <table:table-cell table:formula="of:=[.G11]" office:value-type="string" office:string-value="))" calcext:value-type="string">
            <text:p>))</text:p>
          </table:table-cell>
          <table:table-cell table:formula="of:=CONCATENATE([.A51];[.B51];[.C51];[.D51];[.E51];[.F51];[.G51])" office:value-type="string" office:string-value="  (segment (start 219.35 116.45) (end 220.65 116.45) (width 0.15) (layer In1.Cu) (net 70))" calcext:value-type="string">
            <text:p><text:s text:c="2"/>(segment (start 219.35 116.45) (end 220.65 116.45) (width 0.15) (layer In1.Cu) (net 70))</text:p>
          </table:table-cell>
        </table:table-row>
        <table:table-row table:style-name="ro1">
          <table:table-cell table:formula="of:=[.A12]" office:value-type="string" office:string-value="  (segment (start " calcext:value-type="string">
            <text:p><text:s text:c="2"/>(segment (start </text:p>
          </table:table-cell>
          <table:table-cell table:formula="of:=[.B12]+[.$A$41]" office:value-type="float" office:value="219.15" calcext:value-type="float">
            <text:p>219.15</text:p>
          </table:table-cell>
          <table:table-cell table:formula="of:=[.C12]" office:value-type="string" office:string-value=" 116.65) (end " calcext:value-type="string">
            <text:p><text:s/>116.65) (end </text:p>
          </table:table-cell>
          <table:table-cell table:formula="of:=[.D12]+[.$A$41]" office:value-type="float" office:value="219.35" calcext:value-type="float">
            <text:p>219.35</text:p>
          </table:table-cell>
          <table:table-cell table:formula="of:=[.E12]" office:value-type="string" office:string-value=" 116.45) (width 0.15) (layer In1.Cu) (net " calcext:value-type="string">
            <text:p><text:s/>116.45) (width 0.15) (layer In1.Cu) (net </text:p>
          </table:table-cell>
          <table:table-cell table:formula="of:=[.$B$41]" office:value-type="float" office:value="70" calcext:value-type="float">
            <text:p>70</text:p>
          </table:table-cell>
          <table:table-cell table:formula="of:=[.G12]" office:value-type="string" office:string-value="))" calcext:value-type="string">
            <text:p>))</text:p>
          </table:table-cell>
          <table:table-cell table:formula="of:=CONCATENATE([.A52];[.B52];[.C52];[.D52];[.E52];[.F52];[.G52])" office:value-type="string" office:string-value="  (segment (start 219.15 116.65) (end 219.35 116.45) (width 0.15) (layer In1.Cu) (net 70))" calcext:value-type="string">
            <text:p><text:s text:c="2"/>(segment (start 219.15 116.65) (end 219.35 116.45) (width 0.15) (layer In1.Cu) (net 70))</text:p>
          </table:table-cell>
        </table:table-row>
        <table:table-row table:style-name="ro1">
          <table:table-cell table:formula="of:=[.A13]" office:value-type="string" office:string-value="  (segment (start " calcext:value-type="string">
            <text:p><text:s text:c="2"/>(segment (start </text:p>
          </table:table-cell>
          <table:table-cell table:formula="of:=[.B13]+[.$A$41]" office:value-type="float" office:value="219.15" calcext:value-type="float">
            <text:p>219.15</text:p>
          </table:table-cell>
          <table:table-cell table:formula="of:=[.C13]" office:value-type="string" office:string-value=" 116.65) (end " calcext:value-type="string">
            <text:p><text:s/>116.65) (end </text:p>
          </table:table-cell>
          <table:table-cell table:formula="of:=[.D13]+[.$A$41]" office:value-type="float" office:value="216.75" calcext:value-type="float">
            <text:p>216.75</text:p>
          </table:table-cell>
          <table:table-cell table:formula="of:=[.E13]" office:value-type="string" office:string-value=" 116.65) (width 0.15) (layer In1.Cu) (net " calcext:value-type="string">
            <text:p><text:s/>116.65) (width 0.15) (layer In1.Cu) (net </text:p>
          </table:table-cell>
          <table:table-cell table:formula="of:=[.$B$41]" office:value-type="float" office:value="70" calcext:value-type="float">
            <text:p>70</text:p>
          </table:table-cell>
          <table:table-cell table:formula="of:=[.G13]" office:value-type="string" office:string-value="))" calcext:value-type="string">
            <text:p>))</text:p>
          </table:table-cell>
          <table:table-cell table:formula="of:=CONCATENATE([.A53];[.B53];[.C53];[.D53];[.E53];[.F53];[.G53])" office:value-type="string" office:string-value="  (segment (start 219.15 116.65) (end 216.75 116.65) (width 0.15) (layer In1.Cu) (net 70))" calcext:value-type="string">
            <text:p><text:s text:c="2"/>(segment (start 219.15 116.65) (end 216.75 116.65) (width 0.15) (layer In1.Cu) (net 70))</text:p>
          </table:table-cell>
        </table:table-row>
        <table:table-row table:style-name="ro1">
          <table:table-cell table:formula="of:=[.A14]" office:value-type="string" office:string-value="  (segment (start " calcext:value-type="string">
            <text:p><text:s text:c="2"/>(segment (start </text:p>
          </table:table-cell>
          <table:table-cell table:formula="of:=[.B14]+[.$A$41]" office:value-type="float" office:value="219.5" calcext:value-type="float">
            <text:p>219.5</text:p>
          </table:table-cell>
          <table:table-cell table:formula="of:=[.C14]" office:value-type="string" office:string-value=" 116.45) (end " calcext:value-type="string">
            <text:p><text:s/>116.45) (end </text:p>
          </table:table-cell>
          <table:table-cell table:formula="of:=[.D14]+[.$A$41]" office:value-type="float" office:value="218.75" calcext:value-type="float">
            <text:p>218.75</text:p>
          </table:table-cell>
          <table:table-cell table:formula="of:=[.E14]" office:value-type="string" office:string-value=" 115.7) (width 0.15) (layer In2.Cu) (net " calcext:value-type="string">
            <text:p><text:s/>115.7) (width 0.15) (layer In2.Cu) (net </text:p>
          </table:table-cell>
          <table:table-cell table:formula="of:=[.$B$41]+1" office:value-type="float" office:value="71" calcext:value-type="float">
            <text:p>71</text:p>
          </table:table-cell>
          <table:table-cell table:formula="of:=[.G14]" office:value-type="string" office:string-value="))" calcext:value-type="string">
            <text:p>))</text:p>
          </table:table-cell>
          <table:table-cell table:formula="of:=CONCATENATE([.A54];[.B54];[.C54];[.D54];[.E54];[.F54];[.G54])" office:value-type="string" office:string-value="  (segment (start 219.5 116.45) (end 218.75 115.7) (width 0.15) (layer In2.Cu) (net 71))" calcext:value-type="string">
            <text:p><text:s text:c="2"/>(segment (start 219.5 116.45) (end 218.75 115.7) (width 0.15) (layer In2.Cu) (net 71))</text:p>
          </table:table-cell>
        </table:table-row>
        <table:table-row table:style-name="ro1">
          <table:table-cell table:formula="of:=[.A15]" office:value-type="string" office:string-value="  (segment (start " calcext:value-type="string">
            <text:p><text:s text:c="2"/>(segment (start </text:p>
          </table:table-cell>
          <table:table-cell table:formula="of:=[.B15]+[.$A$41]" office:value-type="float" office:value="219.5" calcext:value-type="float">
            <text:p>219.5</text:p>
          </table:table-cell>
          <table:table-cell table:formula="of:=[.C15]" office:value-type="string" office:string-value=" 116.45) (end " calcext:value-type="string">
            <text:p><text:s/>116.45) (end </text:p>
          </table:table-cell>
          <table:table-cell table:formula="of:=[.D15]+[.$A$41]" office:value-type="float" office:value="220.65" calcext:value-type="float">
            <text:p>220.65</text:p>
          </table:table-cell>
          <table:table-cell table:formula="of:=[.E15]" office:value-type="string" office:string-value=" 116.45) (width 0.15) (layer In2.Cu) (net " calcext:value-type="string">
            <text:p><text:s/>116.45) (width 0.15) (layer In2.Cu) (net </text:p>
          </table:table-cell>
          <table:table-cell table:formula="of:=[.$B$41]+1" office:value-type="float" office:value="71" calcext:value-type="float">
            <text:p>71</text:p>
          </table:table-cell>
          <table:table-cell table:formula="of:=[.G15]" office:value-type="string" office:string-value="))" calcext:value-type="string">
            <text:p>))</text:p>
          </table:table-cell>
          <table:table-cell table:formula="of:=CONCATENATE([.A55];[.B55];[.C55];[.D55];[.E55];[.F55];[.G55])" office:value-type="string" office:string-value="  (segment (start 219.5 116.45) (end 220.65 116.45) (width 0.15) (layer In2.Cu) (net 71))" calcext:value-type="string">
            <text:p><text:s text:c="2"/>(segment (start 219.5 116.45) (end 220.65 116.45) (width 0.15) (layer In2.Cu) (net 71))</text:p>
          </table:table-cell>
        </table:table-row>
        <table:table-row table:style-name="ro1">
          <table:table-cell table:formula="of:=[.A16]" office:value-type="string" office:string-value="  (segment (start " calcext:value-type="string">
            <text:p><text:s text:c="2"/>(segment (start </text:p>
          </table:table-cell>
          <table:table-cell table:formula="of:=[.B16]+[.$A$41]" office:value-type="float" office:value="220.65" calcext:value-type="float">
            <text:p>220.65</text:p>
          </table:table-cell>
          <table:table-cell table:formula="of:=[.C16]" office:value-type="string" office:string-value=" 116.45) (end " calcext:value-type="string">
            <text:p><text:s/>116.45) (end </text:p>
          </table:table-cell>
          <table:table-cell table:formula="of:=[.D16]+[.$A$41]" office:value-type="float" office:value="220.85" calcext:value-type="float">
            <text:p>220.85</text:p>
          </table:table-cell>
          <table:table-cell table:formula="of:=[.E16]" office:value-type="string" office:string-value=" 116.65) (width 0.15) (layer In2.Cu) (net " calcext:value-type="string">
            <text:p><text:s/>116.65) (width 0.15) (layer In2.Cu) (net </text:p>
          </table:table-cell>
          <table:table-cell table:formula="of:=[.$B$41]+1" office:value-type="float" office:value="71" calcext:value-type="float">
            <text:p>71</text:p>
          </table:table-cell>
          <table:table-cell table:formula="of:=[.G16]" office:value-type="string" office:string-value="))" calcext:value-type="string">
            <text:p>))</text:p>
          </table:table-cell>
          <table:table-cell table:formula="of:=CONCATENATE([.A56];[.B56];[.C56];[.D56];[.E56];[.F56];[.G56])" office:value-type="string" office:string-value="  (segment (start 220.65 116.45) (end 220.85 116.65) (width 0.15) (layer In2.Cu) (net 71))" calcext:value-type="string">
            <text:p><text:s text:c="2"/>(segment (start 220.65 116.45) (end 220.85 116.65) (width 0.15) (layer In2.Cu) (net 71))</text:p>
          </table:table-cell>
        </table:table-row>
        <table:table-row table:style-name="ro1">
          <table:table-cell table:formula="of:=[.A17]" office:value-type="string" office:string-value="  (segment (start " calcext:value-type="string">
            <text:p><text:s text:c="2"/>(segment (start </text:p>
          </table:table-cell>
          <table:table-cell table:formula="of:=[.B17]+[.$A$41]" office:value-type="float" office:value="220.85" calcext:value-type="float">
            <text:p>220.85</text:p>
          </table:table-cell>
          <table:table-cell table:formula="of:=[.C17]" office:value-type="string" office:string-value=" 116.65) (end " calcext:value-type="string">
            <text:p><text:s/>116.65) (end </text:p>
          </table:table-cell>
          <table:table-cell table:formula="of:=[.D17]+[.$A$41]" office:value-type="float" office:value="222" calcext:value-type="float">
            <text:p>222</text:p>
          </table:table-cell>
          <table:table-cell table:formula="of:=[.E17]" office:value-type="string" office:string-value=" 116.65) (width 0.15) (layer In2.Cu) (net " calcext:value-type="string">
            <text:p><text:s/>116.65) (width 0.15) (layer In2.Cu) (net </text:p>
          </table:table-cell>
          <table:table-cell table:formula="of:=[.$B$41]+1" office:value-type="float" office:value="71" calcext:value-type="float">
            <text:p>71</text:p>
          </table:table-cell>
          <table:table-cell table:formula="of:=[.G17]" office:value-type="string" office:string-value="))" calcext:value-type="string">
            <text:p>))</text:p>
          </table:table-cell>
          <table:table-cell table:formula="of:=CONCATENATE([.A57];[.B57];[.C57];[.D57];[.E57];[.F57];[.G57])" office:value-type="string" office:string-value="  (segment (start 220.85 116.65) (end 222 116.65) (width 0.15) (layer In2.Cu) (net 71))" calcext:value-type="string">
            <text:p><text:s text:c="2"/>(segment (start 220.85 116.65) (end 222 116.65) (width 0.15) (layer In2.Cu) (net 71))</text:p>
          </table:table-cell>
        </table:table-row>
        <table:table-row table:style-name="ro1">
          <table:table-cell table:formula="of:=[.A18]" office:value-type="string" office:string-value="  (segment (start " calcext:value-type="string">
            <text:p><text:s text:c="2"/>(segment (start </text:p>
          </table:table-cell>
          <table:table-cell table:formula="of:=[.B18]+[.$A$41]" office:value-type="float" office:value="222" calcext:value-type="float">
            <text:p>222</text:p>
          </table:table-cell>
          <table:table-cell table:formula="of:=[.C18]" office:value-type="string" office:string-value=" 116.65) (end " calcext:value-type="string">
            <text:p><text:s/>116.65) (end </text:p>
          </table:table-cell>
          <table:table-cell table:formula="of:=[.D18]+[.$A$41]" office:value-type="float" office:value="222.25" calcext:value-type="float">
            <text:p>222.25</text:p>
          </table:table-cell>
          <table:table-cell table:formula="of:=[.E18]" office:value-type="string" office:string-value=" 116.4) (width 0.15) (layer In2.Cu) (net " calcext:value-type="string">
            <text:p><text:s/>116.4) (width 0.15) (layer In2.Cu) (net </text:p>
          </table:table-cell>
          <table:table-cell table:formula="of:=[.$B$41]+1" office:value-type="float" office:value="71" calcext:value-type="float">
            <text:p>71</text:p>
          </table:table-cell>
          <table:table-cell table:formula="of:=[.G18]" office:value-type="string" office:string-value="))" calcext:value-type="string">
            <text:p>))</text:p>
          </table:table-cell>
          <table:table-cell table:formula="of:=CONCATENATE([.A58];[.B58];[.C58];[.D58];[.E58];[.F58];[.G58])" office:value-type="string" office:string-value="  (segment (start 222 116.65) (end 222.25 116.4) (width 0.15) (layer In2.Cu) (net 71))" calcext:value-type="string">
            <text:p><text:s text:c="2"/>(segment (start 222 116.65) (end 222.25 116.4) (width 0.15) (layer In2.Cu) (net 71))</text:p>
          </table:table-cell>
        </table:table-row>
        <table:table-row table:style-name="ro1">
          <table:table-cell table:formula="of:=[.A19]" office:value-type="string" office:string-value="  (segment (start " calcext:value-type="string">
            <text:p><text:s text:c="2"/>(segment (start </text:p>
          </table:table-cell>
          <table:table-cell table:formula="of:=[.B19]+[.$A$41]" office:value-type="float" office:value="222.25" calcext:value-type="float">
            <text:p>222.25</text:p>
          </table:table-cell>
          <table:table-cell table:formula="of:=[.C19]" office:value-type="string" office:string-value=" 116.4) (end " calcext:value-type="string">
            <text:p><text:s/>116.4) (end </text:p>
          </table:table-cell>
          <table:table-cell table:formula="of:=[.D19]+[.$A$41]" office:value-type="float" office:value="222.25" calcext:value-type="float">
            <text:p>222.25</text:p>
          </table:table-cell>
          <table:table-cell table:formula="of:=[.E19]" office:value-type="string" office:string-value=" 110.1) (width 0.15) (layer In2.Cu) (net " calcext:value-type="string">
            <text:p><text:s/>110.1) (width 0.15) (layer In2.Cu) (net </text:p>
          </table:table-cell>
          <table:table-cell table:formula="of:=[.$B$41]+1" office:value-type="float" office:value="71" calcext:value-type="float">
            <text:p>71</text:p>
          </table:table-cell>
          <table:table-cell table:formula="of:=[.G19]" office:value-type="string" office:string-value="))" calcext:value-type="string">
            <text:p>))</text:p>
          </table:table-cell>
          <table:table-cell table:formula="of:=CONCATENATE([.A59];[.B59];[.C59];[.D59];[.E59];[.F59];[.G59])" office:value-type="string" office:string-value="  (segment (start 222.25 116.4) (end 222.25 110.1) (width 0.15) (layer In2.Cu) (net 71))" calcext:value-type="string">
            <text:p><text:s text:c="2"/>(segment (start 222.25 116.4) (end 222.25 110.1) (width 0.15) (layer In2.Cu) (net 71))</text:p>
          </table:table-cell>
        </table:table-row>
        <table:table-row table:style-name="ro1">
          <table:table-cell table:formula="of:=[.A20]" office:value-type="string" office:string-value="  (segment (start " calcext:value-type="string">
            <text:p><text:s text:c="2"/>(segment (start </text:p>
          </table:table-cell>
          <table:table-cell table:formula="of:=[.B20]+[.$A$41]" office:value-type="float" office:value="222.25" calcext:value-type="float">
            <text:p>222.25</text:p>
          </table:table-cell>
          <table:table-cell table:formula="of:=[.C20]" office:value-type="string" office:string-value=" 110.1) (end " calcext:value-type="string">
            <text:p><text:s/>110.1) (end </text:p>
          </table:table-cell>
          <table:table-cell table:formula="of:=[.D20]+[.$A$41]" office:value-type="float" office:value="223.05" calcext:value-type="float">
            <text:p>223.05</text:p>
          </table:table-cell>
          <table:table-cell table:formula="of:=[.E20]" office:value-type="string" office:string-value=" 109.3) (width 0.15) (layer In2.Cu) (net " calcext:value-type="string">
            <text:p><text:s/>109.3) (width 0.15) (layer In2.Cu) (net </text:p>
          </table:table-cell>
          <table:table-cell table:formula="of:=[.$B$41]+1" office:value-type="float" office:value="71" calcext:value-type="float">
            <text:p>71</text:p>
          </table:table-cell>
          <table:table-cell table:formula="of:=[.G20]" office:value-type="string" office:string-value="))" calcext:value-type="string">
            <text:p>))</text:p>
          </table:table-cell>
          <table:table-cell table:formula="of:=CONCATENATE([.A60];[.B60];[.C60];[.D60];[.E60];[.F60];[.G60])" office:value-type="string" office:string-value="  (segment (start 222.25 110.1) (end 223.05 109.3) (width 0.15) (layer In2.Cu) (net 71))" calcext:value-type="string">
            <text:p><text:s text:c="2"/>(segment (start 222.25 110.1) (end 223.05 109.3) (width 0.15) (layer In2.Cu) (net 71))</text:p>
          </table:table-cell>
        </table:table-row>
        <table:table-row table:style-name="ro1">
          <table:table-cell table:formula="of:=[.A21]" office:value-type="string" office:string-value="  (segment (start " calcext:value-type="string">
            <text:p><text:s text:c="2"/>(segment (start </text:p>
          </table:table-cell>
          <table:table-cell table:formula="of:=[.B21]+[.$A$41]" office:value-type="float" office:value="223.05" calcext:value-type="float">
            <text:p>223.05</text:p>
          </table:table-cell>
          <table:table-cell table:formula="of:=[.C21]" office:value-type="string" office:string-value=" 109.3) (end " calcext:value-type="string">
            <text:p><text:s/>109.3) (end </text:p>
          </table:table-cell>
          <table:table-cell table:formula="of:=[.D21]+[.$A$41]" office:value-type="float" office:value="223.05" calcext:value-type="float">
            <text:p>223.05</text:p>
          </table:table-cell>
          <table:table-cell table:formula="of:=[.E21]" office:value-type="string" office:string-value=" 99.7) (width 0.15) (layer In2.Cu) (net " calcext:value-type="string">
            <text:p><text:s/>99.7) (width 0.15) (layer In2.Cu) (net </text:p>
          </table:table-cell>
          <table:table-cell table:formula="of:=[.$B$41]+1" office:value-type="float" office:value="71" calcext:value-type="float">
            <text:p>71</text:p>
          </table:table-cell>
          <table:table-cell table:formula="of:=[.G21]" office:value-type="string" office:string-value="))" calcext:value-type="string">
            <text:p>))</text:p>
          </table:table-cell>
          <table:table-cell table:formula="of:=CONCATENATE([.A61];[.B61];[.C61];[.D61];[.E61];[.F61];[.G61])" office:value-type="string" office:string-value="  (segment (start 223.05 109.3) (end 223.05 99.7) (width 0.15) (layer In2.Cu) (net 71))" calcext:value-type="string">
            <text:p><text:s text:c="2"/>(segment (start 223.05 109.3) (end 223.05 99.7) (width 0.15) (layer In2.Cu) (net 71))</text:p>
          </table:table-cell>
        </table:table-row>
        <table:table-row table:style-name="ro1">
          <table:table-cell table:formula="of:=[.A22]" office:value-type="string" office:string-value="  (segment (start " calcext:value-type="string">
            <text:p><text:s text:c="2"/>(segment (start </text:p>
          </table:table-cell>
          <table:table-cell table:formula="of:=[.B22]+[.$A$41]" office:value-type="float" office:value="218.75" calcext:value-type="float">
            <text:p>218.75</text:p>
          </table:table-cell>
          <table:table-cell table:formula="of:=[.C22]" office:value-type="string" office:string-value=" 115.65) (end " calcext:value-type="string">
            <text:p><text:s/>115.65) (end </text:p>
          </table:table-cell>
          <table:table-cell table:formula="of:=[.D22]+[.$A$41]" office:value-type="float" office:value="218.75" calcext:value-type="float">
            <text:p>218.75</text:p>
          </table:table-cell>
          <table:table-cell table:formula="of:=[.E22]" office:value-type="string" office:string-value=" 115.7) (width 0.15) (layer In2.Cu) (net " calcext:value-type="string">
            <text:p><text:s/>115.7) (width 0.15) (layer In2.Cu) (net </text:p>
          </table:table-cell>
          <table:table-cell table:formula="of:=[.$B$41]+1" office:value-type="float" office:value="71" calcext:value-type="float">
            <text:p>71</text:p>
          </table:table-cell>
          <table:table-cell table:formula="of:=[.G22]" office:value-type="string" office:string-value="))" calcext:value-type="string">
            <text:p>))</text:p>
          </table:table-cell>
          <table:table-cell table:formula="of:=CONCATENATE([.A62];[.B62];[.C62];[.D62];[.E62];[.F62];[.G62])" office:value-type="string" office:string-value="  (segment (start 218.75 115.65) (end 218.75 115.7) (width 0.15) (layer In2.Cu) (net 71))" calcext:value-type="string">
            <text:p><text:s text:c="2"/>(segment (start 218.75 115.65) (end 218.75 115.7) (width 0.15) (layer In2.Cu) (net 71))</text:p>
          </table:table-cell>
        </table:table-row>
        <table:table-row table:style-name="ro1">
          <table:table-cell table:formula="of:=[.A23]" office:value-type="string" office:string-value="  (segment (start " calcext:value-type="string">
            <text:p><text:s text:c="2"/>(segment (start </text:p>
          </table:table-cell>
          <table:table-cell table:formula="of:=[.B23]+[.$A$41]" office:value-type="float" office:value="222.9" calcext:value-type="float">
            <text:p>222.9</text:p>
          </table:table-cell>
          <table:table-cell table:formula="of:=[.C23]" office:value-type="string" office:string-value=" 109.225734) (end " calcext:value-type="string">
            <text:p><text:s/>109.225734) (end </text:p>
          </table:table-cell>
          <table:table-cell table:formula="of:=[.D23]+[.$A$41]" office:value-type="float" office:value="222.9" calcext:value-type="float">
            <text:p>222.9</text:p>
          </table:table-cell>
          <table:table-cell table:formula="of:=[.E23]" office:value-type="string" office:string-value=" 99.7) (width 0.15) (layer In1.Cu) (net " calcext:value-type="string">
            <text:p><text:s/>99.7) (width 0.15) (layer In1.Cu) (net </text:p>
          </table:table-cell>
          <table:table-cell table:formula="of:=[.$B$41]+2" office:value-type="float" office:value="72" calcext:value-type="float">
            <text:p>72</text:p>
          </table:table-cell>
          <table:table-cell table:formula="of:=[.G23]" office:value-type="string" office:string-value="))" calcext:value-type="string">
            <text:p>))</text:p>
          </table:table-cell>
          <table:table-cell table:formula="of:=CONCATENATE([.A63];[.B63];[.C63];[.D63];[.E63];[.F63];[.G63])" office:value-type="string" office:string-value="  (segment (start 222.9 109.225734) (end 222.9 99.7) (width 0.15) (layer In1.Cu) (net 72))" calcext:value-type="string">
            <text:p><text:s text:c="2"/>(segment (start 222.9 109.225734) (end 222.9 99.7) (width 0.15) (layer In1.Cu) (net 72))</text:p>
          </table:table-cell>
        </table:table-row>
        <table:table-row table:style-name="ro1">
          <table:table-cell table:formula="of:=[.A24]" office:value-type="string" office:string-value="  (segment (start " calcext:value-type="string">
            <text:p><text:s text:c="2"/>(segment (start </text:p>
          </table:table-cell>
          <table:table-cell table:formula="of:=[.B24]+[.$A$41]" office:value-type="float" office:value="221.675734" calcext:value-type="float">
            <text:p>221.675734</text:p>
          </table:table-cell>
          <table:table-cell table:formula="of:=[.C24]" office:value-type="string" office:string-value=" 110.45) (end " calcext:value-type="string">
            <text:p><text:s/>110.45) (end </text:p>
          </table:table-cell>
          <table:table-cell table:formula="of:=[.D24]+[.$A$41]" office:value-type="float" office:value="222.9" calcext:value-type="float">
            <text:p>222.9</text:p>
          </table:table-cell>
          <table:table-cell table:formula="of:=[.E24]" office:value-type="string" office:string-value=" 109.225734) (width 0.15) (layer In1.Cu) (net " calcext:value-type="string">
            <text:p><text:s/>109.225734) (width 0.15) (layer In1.Cu) (net </text:p>
          </table:table-cell>
          <table:table-cell table:formula="of:=[.$B$41]+2" office:value-type="float" office:value="72" calcext:value-type="float">
            <text:p>72</text:p>
          </table:table-cell>
          <table:table-cell table:formula="of:=[.G24]" office:value-type="string" office:string-value="))" calcext:value-type="string">
            <text:p>))</text:p>
          </table:table-cell>
          <table:table-cell table:formula="of:=CONCATENATE([.A64];[.B64];[.C64];[.D64];[.E64];[.F64];[.G64])" office:value-type="string" office:string-value="  (segment (start 221.675734 110.45) (end 222.9 109.225734) (width 0.15) (layer In1.Cu) (net 72))" calcext:value-type="string">
            <text:p><text:s text:c="2"/>(segment (start 221.675734 110.45) (end 222.9 109.225734) (width 0.15) (layer In1.Cu) (net 72))</text:p>
          </table:table-cell>
        </table:table-row>
        <table:table-row table:style-name="ro1">
          <table:table-cell table:formula="of:=[.A25]" office:value-type="string" office:string-value="  (segment (start " calcext:value-type="string">
            <text:p><text:s text:c="2"/>(segment (start </text:p>
          </table:table-cell>
          <table:table-cell table:formula="of:=[.B25]+[.$A$41]" office:value-type="float" office:value="221.25" calcext:value-type="float">
            <text:p>221.25</text:p>
          </table:table-cell>
          <table:table-cell table:formula="of:=[.C25]" office:value-type="string" office:string-value=" 110.45) (end " calcext:value-type="string">
            <text:p><text:s/>110.45) (end </text:p>
          </table:table-cell>
          <table:table-cell table:formula="of:=[.D25]+[.$A$41]" office:value-type="float" office:value="221.675734" calcext:value-type="float">
            <text:p>221.675734</text:p>
          </table:table-cell>
          <table:table-cell table:formula="of:=[.E25]" office:value-type="string" office:string-value=" 110.45) (width 0.15) (layer In1.Cu) (net " calcext:value-type="string">
            <text:p><text:s/>110.45) (width 0.15) (layer In1.Cu) (net </text:p>
          </table:table-cell>
          <table:table-cell table:formula="of:=[.$B$41]+2" office:value-type="float" office:value="72" calcext:value-type="float">
            <text:p>72</text:p>
          </table:table-cell>
          <table:table-cell table:formula="of:=[.G25]" office:value-type="string" office:string-value="))" calcext:value-type="string">
            <text:p>))</text:p>
          </table:table-cell>
          <table:table-cell table:formula="of:=CONCATENATE([.A65];[.B65];[.C65];[.D65];[.E65];[.F65];[.G65])" office:value-type="string" office:string-value="  (segment (start 221.25 110.45) (end 221.675734 110.45) (width 0.15) (layer In1.Cu) (net 72))" calcext:value-type="string">
            <text:p><text:s text:c="2"/>(segment (start 221.25 110.45) (end 221.675734 110.45) (width 0.15) (layer In1.Cu) (net 72))</text:p>
          </table:table-cell>
        </table:table-row>
        <table:table-row table:style-name="ro1">
          <table:table-cell table:formula="of:=[.A26]" office:value-type="string" office:string-value="  (segment (start " calcext:value-type="string">
            <text:p><text:s text:c="2"/>(segment (start </text:p>
          </table:table-cell>
          <table:table-cell table:formula="of:=[.B26]+[.$A$41]" office:value-type="float" office:value="220.4" calcext:value-type="float">
            <text:p>220.4</text:p>
          </table:table-cell>
          <table:table-cell table:formula="of:=[.C26]" office:value-type="string" office:string-value=" 111.3) (end " calcext:value-type="string">
            <text:p><text:s/>111.3) (end </text:p>
          </table:table-cell>
          <table:table-cell table:formula="of:=[.D26]+[.$A$41]" office:value-type="float" office:value="221.25" calcext:value-type="float">
            <text:p>221.25</text:p>
          </table:table-cell>
          <table:table-cell table:formula="of:=[.E26]" office:value-type="string" office:string-value=" 110.45) (width 0.15) (layer In1.Cu) (net " calcext:value-type="string">
            <text:p><text:s/>110.45) (width 0.15) (layer In1.Cu) (net </text:p>
          </table:table-cell>
          <table:table-cell table:formula="of:=[.$B$41]+2" office:value-type="float" office:value="72" calcext:value-type="float">
            <text:p>72</text:p>
          </table:table-cell>
          <table:table-cell table:formula="of:=[.G26]" office:value-type="string" office:string-value="))" calcext:value-type="string">
            <text:p>))</text:p>
          </table:table-cell>
          <table:table-cell table:formula="of:=CONCATENATE([.A66];[.B66];[.C66];[.D66];[.E66];[.F66];[.G66])" office:value-type="string" office:string-value="  (segment (start 220.4 111.3) (end 221.25 110.45) (width 0.15) (layer In1.Cu) (net 72))" calcext:value-type="string">
            <text:p><text:s text:c="2"/>(segment (start 220.4 111.3) (end 221.25 110.45) (width 0.15) (layer In1.Cu) (net 72))</text:p>
          </table:table-cell>
        </table:table-row>
        <table:table-row table:style-name="ro1">
          <table:table-cell table:formula="of:=[.A27]" office:value-type="string" office:string-value="  (segment (start " calcext:value-type="string">
            <text:p><text:s text:c="2"/>(segment (start </text:p>
          </table:table-cell>
          <table:table-cell table:formula="of:=[.B27]+[.$A$41]" office:value-type="float" office:value="220" calcext:value-type="float">
            <text:p>220</text:p>
          </table:table-cell>
          <table:table-cell table:formula="of:=[.C27]" office:value-type="string" office:string-value=" 114.65) (end " calcext:value-type="string">
            <text:p><text:s/>114.65) (end </text:p>
          </table:table-cell>
          <table:table-cell table:formula="of:=[.D27]+[.$A$41]" office:value-type="float" office:value="216.75" calcext:value-type="float">
            <text:p>216.75</text:p>
          </table:table-cell>
          <table:table-cell table:formula="of:=[.E27]" office:value-type="string" office:string-value=" 114.65) (width 0.15) (layer In1.Cu) (net " calcext:value-type="string">
            <text:p><text:s/>114.65) (width 0.15) (layer In1.Cu) (net </text:p>
          </table:table-cell>
          <table:table-cell table:formula="of:=[.$B$41]+2" office:value-type="float" office:value="72" calcext:value-type="float">
            <text:p>72</text:p>
          </table:table-cell>
          <table:table-cell table:formula="of:=[.G27]" office:value-type="string" office:string-value="))" calcext:value-type="string">
            <text:p>))</text:p>
          </table:table-cell>
          <table:table-cell table:formula="of:=CONCATENATE([.A67];[.B67];[.C67];[.D67];[.E67];[.F67];[.G67])" office:value-type="string" office:string-value="  (segment (start 220 114.65) (end 216.75 114.65) (width 0.15) (layer In1.Cu) (net 72))" calcext:value-type="string">
            <text:p><text:s text:c="2"/>(segment (start 220 114.65) (end 216.75 114.65) (width 0.15) (layer In1.Cu) (net 72))</text:p>
          </table:table-cell>
        </table:table-row>
        <table:table-row table:style-name="ro1">
          <table:table-cell table:formula="of:=[.A28]" office:value-type="string" office:string-value="  (segment (start " calcext:value-type="string">
            <text:p><text:s text:c="2"/>(segment (start </text:p>
          </table:table-cell>
          <table:table-cell table:formula="of:=[.B28]+[.$A$41]" office:value-type="float" office:value="220.4" calcext:value-type="float">
            <text:p>220.4</text:p>
          </table:table-cell>
          <table:table-cell table:formula="of:=[.C28]" office:value-type="string" office:string-value=" 114.25) (end " calcext:value-type="string">
            <text:p><text:s/>114.25) (end </text:p>
          </table:table-cell>
          <table:table-cell table:formula="of:=[.D28]+[.$A$41]" office:value-type="float" office:value="220.4" calcext:value-type="float">
            <text:p>220.4</text:p>
          </table:table-cell>
          <table:table-cell table:formula="of:=[.E28]" office:value-type="string" office:string-value=" 111.3) (width 0.15) (layer In1.Cu) (net " calcext:value-type="string">
            <text:p><text:s/>111.3) (width 0.15) (layer In1.Cu) (net </text:p>
          </table:table-cell>
          <table:table-cell table:formula="of:=[.$B$41]+2" office:value-type="float" office:value="72" calcext:value-type="float">
            <text:p>72</text:p>
          </table:table-cell>
          <table:table-cell table:formula="of:=[.G28]" office:value-type="string" office:string-value="))" calcext:value-type="string">
            <text:p>))</text:p>
          </table:table-cell>
          <table:table-cell table:formula="of:=CONCATENATE([.A68];[.B68];[.C68];[.D68];[.E68];[.F68];[.G68])" office:value-type="string" office:string-value="  (segment (start 220.4 114.25) (end 220.4 111.3) (width 0.15) (layer In1.Cu) (net 72))" calcext:value-type="string">
            <text:p><text:s text:c="2"/>(segment (start 220.4 114.25) (end 220.4 111.3) (width 0.15) (layer In1.Cu) (net 72))</text:p>
          </table:table-cell>
        </table:table-row>
        <table:table-row table:style-name="ro1">
          <table:table-cell table:formula="of:=[.A29]" office:value-type="string" office:string-value="  (segment (start " calcext:value-type="string">
            <text:p><text:s text:c="2"/>(segment (start </text:p>
          </table:table-cell>
          <table:table-cell table:formula="of:=[.B29]+[.$A$41]" office:value-type="float" office:value="220" calcext:value-type="float">
            <text:p>220</text:p>
          </table:table-cell>
          <table:table-cell table:formula="of:=[.C29]" office:value-type="string" office:string-value=" 114.65) (end " calcext:value-type="string">
            <text:p><text:s/>114.65) (end </text:p>
          </table:table-cell>
          <table:table-cell table:formula="of:=[.D29]+[.$A$41]" office:value-type="float" office:value="220.4" calcext:value-type="float">
            <text:p>220.4</text:p>
          </table:table-cell>
          <table:table-cell table:formula="of:=[.E29]" office:value-type="string" office:string-value=" 114.25) (width 0.15) (layer In1.Cu) (net " calcext:value-type="string">
            <text:p><text:s/>114.25) (width 0.15) (layer In1.Cu) (net </text:p>
          </table:table-cell>
          <table:table-cell table:formula="of:=[.$B$41]+2" office:value-type="float" office:value="72" calcext:value-type="float">
            <text:p>72</text:p>
          </table:table-cell>
          <table:table-cell table:formula="of:=[.G29]" office:value-type="string" office:string-value="))" calcext:value-type="string">
            <text:p>))</text:p>
          </table:table-cell>
          <table:table-cell table:formula="of:=CONCATENATE([.A69];[.B69];[.C69];[.D69];[.E69];[.F69];[.G69])" office:value-type="string" office:string-value="  (segment (start 220 114.65) (end 220.4 114.25) (width 0.15) (layer In1.Cu) (net 72))" calcext:value-type="string">
            <text:p><text:s text:c="2"/>(segment (start 220 114.65) (end 220.4 114.25) (width 0.15) (layer In1.Cu) (net 72))</text:p>
          </table:table-cell>
        </table:table-row>
        <table:table-row table:style-name="ro1">
          <table:table-cell table:formula="of:=[.A30]" office:value-type="string" office:string-value="  (segment (start " calcext:value-type="string">
            <text:p><text:s text:c="2"/>(segment (start </text:p>
          </table:table-cell>
          <table:table-cell table:formula="of:=[.B30]+[.$A$41]" office:value-type="float" office:value="219.7" calcext:value-type="float">
            <text:p>219.7</text:p>
          </table:table-cell>
          <table:table-cell table:formula="of:=[.C30]" office:value-type="string" office:string-value=" 113.65) (end " calcext:value-type="string">
            <text:p><text:s/>113.65) (end </text:p>
          </table:table-cell>
          <table:table-cell table:formula="of:=[.D30]+[.$A$41]" office:value-type="float" office:value="218.75" calcext:value-type="float">
            <text:p>218.75</text:p>
          </table:table-cell>
          <table:table-cell table:formula="of:=[.E30]" office:value-type="string" office:string-value=" 113.65) (width 0.15) (layer In2.Cu) (net " calcext:value-type="string">
            <text:p><text:s/>113.65) (width 0.15) (layer In2.Cu) (net </text:p>
          </table:table-cell>
          <table:table-cell table:formula="of:=[.$B$41]+3" office:value-type="float" office:value="73" calcext:value-type="float">
            <text:p>73</text:p>
          </table:table-cell>
          <table:table-cell table:formula="of:=[.G30]" office:value-type="string" office:string-value="))" calcext:value-type="string">
            <text:p>))</text:p>
          </table:table-cell>
          <table:table-cell table:formula="of:=CONCATENATE([.A70];[.B70];[.C70];[.D70];[.E70];[.F70];[.G70])" office:value-type="string" office:string-value="  (segment (start 219.7 113.65) (end 218.75 113.65) (width 0.15) (layer In2.Cu) (net 73))" calcext:value-type="string">
            <text:p><text:s text:c="2"/>(segment (start 219.7 113.65) (end 218.75 113.65) (width 0.15) (layer In2.Cu) (net 73))</text:p>
          </table:table-cell>
        </table:table-row>
        <table:table-row table:style-name="ro1">
          <table:table-cell table:formula="of:=[.A31]" office:value-type="string" office:string-value="  (segment (start " calcext:value-type="string">
            <text:p><text:s text:c="2"/>(segment (start </text:p>
          </table:table-cell>
          <table:table-cell table:formula="of:=[.B31]+[.$A$41]" office:value-type="float" office:value="222.749998" calcext:value-type="float">
            <text:p>222.749998</text:p>
          </table:table-cell>
          <table:table-cell table:formula="of:=[.C31]" office:value-type="string" office:string-value=" 108.950002) (end " calcext:value-type="string">
            <text:p><text:s/>108.950002) (end </text:p>
          </table:table-cell>
          <table:table-cell table:formula="of:=[.D31]+[.$A$41]" office:value-type="float" office:value="222.749998" calcext:value-type="float">
            <text:p>222.749998</text:p>
          </table:table-cell>
          <table:table-cell table:formula="of:=[.E31]" office:value-type="string" office:string-value=" 99.7) (width 0.15) (layer In2.Cu) (net " calcext:value-type="string">
            <text:p><text:s/>99.7) (width 0.15) (layer In2.Cu) (net </text:p>
          </table:table-cell>
          <table:table-cell table:formula="of:=[.$B$41]+3" office:value-type="float" office:value="73" calcext:value-type="float">
            <text:p>73</text:p>
          </table:table-cell>
          <table:table-cell table:formula="of:=[.G31]" office:value-type="string" office:string-value="))" calcext:value-type="string">
            <text:p>))</text:p>
          </table:table-cell>
          <table:table-cell table:formula="of:=CONCATENATE([.A71];[.B71];[.C71];[.D71];[.E71];[.F71];[.G71])" office:value-type="string" office:string-value="  (segment (start 222.749998 108.950002) (end 222.749998 99.7) (width 0.15) (layer In2.Cu) (net 73))" calcext:value-type="string">
            <text:p><text:s text:c="2"/>(segment (start 222.749998 108.950002) (end 222.749998 99.7) (width 0.15) (layer In2.Cu) (net 73))</text:p>
          </table:table-cell>
        </table:table-row>
        <table:table-row table:style-name="ro1">
          <table:table-cell table:formula="of:=[.A32]" office:value-type="string" office:string-value="  (segment (start " calcext:value-type="string">
            <text:p><text:s text:c="2"/>(segment (start </text:p>
          </table:table-cell>
          <table:table-cell table:formula="of:=[.B32]+[.$A$41]" office:value-type="float" office:value="220.4" calcext:value-type="float">
            <text:p>220.4</text:p>
          </table:table-cell>
          <table:table-cell table:formula="of:=[.C32]" office:value-type="string" office:string-value=" 111.3) (end " calcext:value-type="string">
            <text:p><text:s/>111.3) (end </text:p>
          </table:table-cell>
          <table:table-cell table:formula="of:=[.D32]+[.$A$41]" office:value-type="float" office:value="222.749998" calcext:value-type="float">
            <text:p>222.749998</text:p>
          </table:table-cell>
          <table:table-cell table:formula="of:=[.E32]" office:value-type="string" office:string-value=" 108.950002) (width 0.15) (layer In2.Cu) (net " calcext:value-type="string">
            <text:p><text:s/>108.950002) (width 0.15) (layer In2.Cu) (net </text:p>
          </table:table-cell>
          <table:table-cell table:formula="of:=[.$B$41]+3" office:value-type="float" office:value="73" calcext:value-type="float">
            <text:p>73</text:p>
          </table:table-cell>
          <table:table-cell table:formula="of:=[.G32]" office:value-type="string" office:string-value="))" calcext:value-type="string">
            <text:p>))</text:p>
          </table:table-cell>
          <table:table-cell table:formula="of:=CONCATENATE([.A72];[.B72];[.C72];[.D72];[.E72];[.F72];[.G72])" office:value-type="string" office:string-value="  (segment (start 220.4 111.3) (end 222.749998 108.950002) (width 0.15) (layer In2.Cu) (net 73))" calcext:value-type="string">
            <text:p><text:s text:c="2"/>(segment (start 220.4 111.3) (end 222.749998 108.950002) (width 0.15) (layer In2.Cu) (net 73))</text:p>
          </table:table-cell>
        </table:table-row>
        <table:table-row table:style-name="ro1">
          <table:table-cell table:formula="of:=[.A33]" office:value-type="string" office:string-value="  (segment (start " calcext:value-type="string">
            <text:p><text:s text:c="2"/>(segment (start </text:p>
          </table:table-cell>
          <table:table-cell table:formula="of:=[.B33]+[.$A$41]" office:value-type="float" office:value="220.4" calcext:value-type="float">
            <text:p>220.4</text:p>
          </table:table-cell>
          <table:table-cell table:formula="of:=[.C33]" office:value-type="string" office:string-value=" 112.95) (end " calcext:value-type="string">
            <text:p><text:s/>112.95) (end </text:p>
          </table:table-cell>
          <table:table-cell table:formula="of:=[.D33]+[.$A$41]" office:value-type="float" office:value="220.4" calcext:value-type="float">
            <text:p>220.4</text:p>
          </table:table-cell>
          <table:table-cell table:formula="of:=[.E33]" office:value-type="string" office:string-value=" 111.3) (width 0.15) (layer In2.Cu) (net " calcext:value-type="string">
            <text:p><text:s/>111.3) (width 0.15) (layer In2.Cu) (net </text:p>
          </table:table-cell>
          <table:table-cell table:formula="of:=[.$B$41]+3" office:value-type="float" office:value="73" calcext:value-type="float">
            <text:p>73</text:p>
          </table:table-cell>
          <table:table-cell table:formula="of:=[.G33]" office:value-type="string" office:string-value="))" calcext:value-type="string">
            <text:p>))</text:p>
          </table:table-cell>
          <table:table-cell table:formula="of:=CONCATENATE([.A73];[.B73];[.C73];[.D73];[.E73];[.F73];[.G73])" office:value-type="string" office:string-value="  (segment (start 220.4 112.95) (end 220.4 111.3) (width 0.15) (layer In2.Cu) (net 73))" calcext:value-type="string">
            <text:p><text:s text:c="2"/>(segment (start 220.4 112.95) (end 220.4 111.3) (width 0.15) (layer In2.Cu) (net 73))</text:p>
          </table:table-cell>
        </table:table-row>
        <table:table-row table:style-name="ro1">
          <table:table-cell table:formula="of:=[.A34]" office:value-type="string" office:string-value="  (segment (start " calcext:value-type="string">
            <text:p><text:s text:c="2"/>(segment (start </text:p>
          </table:table-cell>
          <table:table-cell table:formula="of:=[.B34]+[.$A$41]" office:value-type="float" office:value="219.7" calcext:value-type="float">
            <text:p>219.7</text:p>
          </table:table-cell>
          <table:table-cell table:formula="of:=[.C34]" office:value-type="string" office:string-value=" 113.65) (end " calcext:value-type="string">
            <text:p><text:s/>113.65) (end </text:p>
          </table:table-cell>
          <table:table-cell table:formula="of:=[.D34]+[.$A$41]" office:value-type="float" office:value="220.4" calcext:value-type="float">
            <text:p>220.4</text:p>
          </table:table-cell>
          <table:table-cell table:formula="of:=[.E34]" office:value-type="string" office:string-value=" 112.95) (width 0.15) (layer In2.Cu) (net " calcext:value-type="string">
            <text:p><text:s/>112.95) (width 0.15) (layer In2.Cu) (net </text:p>
          </table:table-cell>
          <table:table-cell table:formula="of:=[.$B$41]+3" office:value-type="float" office:value="73" calcext:value-type="float">
            <text:p>73</text:p>
          </table:table-cell>
          <table:table-cell table:formula="of:=[.G34]" office:value-type="string" office:string-value="))" calcext:value-type="string">
            <text:p>))</text:p>
          </table:table-cell>
          <table:table-cell table:formula="of:=CONCATENATE([.A74];[.B74];[.C74];[.D74];[.E74];[.F74];[.G74])" office:value-type="string" office:string-value="  (segment (start 219.7 113.65) (end 220.4 112.95) (width 0.15) (layer In2.Cu) (net 73))" calcext:value-type="string">
            <text:p><text:s text:c="2"/>(segment (start 219.7 113.65) (end 220.4 112.95) (width 0.15) (layer In2.Cu) (net 73))</text:p>
          </table:table-cell>
        </table:table-row>
        <table:table-row table:style-name="ro1">
          <table:table-cell table:formula="of:=[.A35]" office:value-type="string" office:string-value="  (segment (start " calcext:value-type="string">
            <text:p><text:s text:c="2"/>(segment (start </text:p>
          </table:table-cell>
          <table:table-cell table:formula="of:=[.B35]+[.$A$41]" office:value-type="float" office:value="218.75" calcext:value-type="float">
            <text:p>218.75</text:p>
          </table:table-cell>
          <table:table-cell table:formula="of:=[.C35]" office:value-type="string" office:string-value=" 113.65) (end " calcext:value-type="string">
            <text:p><text:s/>113.65) (end </text:p>
          </table:table-cell>
          <table:table-cell table:formula="of:=[.D35]+[.$A$41]" office:value-type="float" office:value="218.85" calcext:value-type="float">
            <text:p>218.85</text:p>
          </table:table-cell>
          <table:table-cell table:formula="of:=[.E35]" office:value-type="string" office:string-value=" 113.65) (width 0.15) (layer In1.Cu) (net " calcext:value-type="string">
            <text:p><text:s/>113.65) (width 0.15) (layer In1.Cu) (net </text:p>
          </table:table-cell>
          <table:table-cell table:formula="of:=[.$B$41]+3" office:value-type="float" office:value="73" calcext:value-type="float">
            <text:p>73</text:p>
          </table:table-cell>
          <table:table-cell table:formula="of:=[.G35]" office:value-type="string" office:string-value="))" calcext:value-type="string">
            <text:p>))</text:p>
          </table:table-cell>
          <table:table-cell table:formula="of:=CONCATENATE([.A75];[.B75];[.C75];[.D75];[.E75];[.F75];[.G75])" office:value-type="string" office:string-value="  (segment (start 218.75 113.65) (end 218.85 113.65) (width 0.15) (layer In1.Cu) (net 73))" calcext:value-type="string">
            <text:p><text:s text:c="2"/>(segment (start 218.75 113.65) (end 218.85 113.65) (width 0.15) (layer In1.Cu) (net 73)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6">00/00/0000</text:date>, <text:time style:data-style-name="N2" text:time-value="23:03:14.7592190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6T18:16:19.114930667</meta:creation-date>
    <dc:date>2016-07-16T23:42:18.325947280</dc:date>
    <meta:editing-duration>PT2H12M23S</meta:editing-duration>
    <meta:editing-cycles>8</meta:editing-cycles>
    <meta:generator>LibreOffice/4.2.8.2$Linux_X86_64 LibreOffice_project/420m0$Build-2</meta:generator>
    <meta:document-statistic meta:table-count="3" meta:cell-count="1328" meta:object-count="0"/>
  </office:meta>
</office:document-meta>
</file>